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mpPhaseCalc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c = approx 10hzhz</text:p>
          </table:table-cell>
          <table:table-cell table:number-columns-repeated="2"/>
          <table:table-cell office:value-type="string" calcext:value-type="string">
            <text:p>1/RC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73.333</text:p>
          </table:table-cell>
        </table:table-row>
        <table:table-row table:style-name="ro1">
          <table:table-cell/>
          <table:table-cell office:value-type="float" office:value="12500" calcext:value-type="float">
            <text:p>12500</text:p>
          </table:table-cell>
          <table:table-cell table:formula="of:=220/1000000000" office:value-type="float" office:value="0.00000022" calcext:value-type="float">
            <text:p>0.00000022</text:p>
          </table:table-cell>
          <table:table-cell/>
          <table:table-cell office:value-type="string" calcext:value-type="string">
            <text:p>fco</text:p>
          </table:table-cell>
          <table:table-cell table:formula="of:=1/(2*PI()*[.B2]*[.C2])" office:value-type="float" office:value="57.8745247606892" calcext:value-type="float">
            <text:p>57.8745247607</text:p>
          </table:table-cell>
          <table:table-cell table:formula="of:=1/([.B2]*[.C2])" office:value-type="float" office:value="363.636363636364" calcext:value-type="float">
            <text:p>363.6363636364</text:p>
          </table:table-cell>
          <table:table-cell/>
          <table:table-cell office:value-type="float" office:value="9865" calcext:value-type="float">
            <text:p>986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Amplitude |vo/vi|</text:p>
          </table:table-cell>
          <table:table-cell office:value-type="string" calcext:value-type="string">
            <text:p>phase fc=10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roup Dela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/(2*PI()*[.A4]*[.$C$2])" office:value-type="float" office:value="723431.559508615" calcext:value-type="float">
            <text:p>723431.559508615</text:p>
          </table:table-cell>
          <table:table-cell table:formula="of:=[.B4]/SQRT(([.$B$2]*[.$B$2])+([.B4]*[.B4]))" office:value-type="float" office:value="0.999850755650897" calcext:value-type="float">
            <text:p>0.9998507557</text:p>
          </table:table-cell>
          <table:table-cell table:formula="of:=-(180/PI())*ATAN(2*PI()*[.$B$2]*[.$C$2]*[.A4])" office:value-type="float" office:value="-0.989901494319114" calcext:value-type="float">
            <text:p>-0.9899014943</text:p>
          </table:table-cell>
          <table:table-cell table:formula="of:=[.C4]/[.$C$4]" office:value-type="float" office:value="1" calcext:value-type="float">
            <text:p>1</text:p>
          </table:table-cell>
          <table:table-cell table:formula="of:=-[.D4]/(2*PI()*[.A4])*PI()/180" office:value-type="float" office:value="0.00274972637310865" calcext:value-type="float">
            <text:p>0.0027497264</text:p>
          </table:table-cell>
          <table:table-cell table:number-columns-repeated="3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table:formula="of:=1/(2*PI()*[.A5]*[.$C$2])" office:value-type="float" office:value="361715.779754308" calcext:value-type="float">
            <text:p>361715.779754308</text:p>
          </table:table-cell>
          <table:table-cell table:formula="of:=[.B5]/SQRT(([.$B$2]*[.$B$2])+([.B5]*[.B5]))" office:value-type="float" office:value="0.999403423214491" calcext:value-type="float">
            <text:p>0.9994034232</text:p>
          </table:table-cell>
          <table:table-cell table:formula="of:=-(180/PI())*ATAN(2*PI()*[.$B$2]*[.$C$2]*[.A5])" office:value-type="float" office:value="-1.97921237767316" calcext:value-type="float">
            <text:p>-1.9792123777</text:p>
          </table:table-cell>
          <table:table-cell table:formula="of:=[.C5]/[.$C$4]" office:value-type="float" office:value="0.99955260079179" calcext:value-type="float">
            <text:p>0.9995526008</text:p>
          </table:table-cell>
          <table:table-cell table:formula="of:=-[.D5]/(2*PI()*[.A5])*PI()/180" office:value-type="float" office:value="0.00274890608010161" calcext:value-type="float">
            <text:p>0.0027489061</text:p>
          </table:table-cell>
          <table:table-cell table:number-columns-repeated="3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table:formula="of:=1/(2*PI()*[.A6]*[.$C$2])" office:value-type="float" office:value="241143.853169538" calcext:value-type="float">
            <text:p>241143.853169538</text:p>
          </table:table-cell>
          <table:table-cell table:formula="of:=[.B6]/SQRT(([.$B$2]*[.$B$2])+([.B6]*[.B6]))" office:value-type="float" office:value="0.998659201540573" calcext:value-type="float">
            <text:p>0.9986592015</text:p>
          </table:table-cell>
          <table:table-cell table:formula="of:=-(180/PI())*ATAN(2*PI()*[.$B$2]*[.$C$2]*[.A6])" office:value-type="float" office:value="-2.96734415064673" calcext:value-type="float">
            <text:p>-2.9673441506</text:p>
          </table:table-cell>
          <table:table-cell table:formula="of:=[.C6]/[.$C$4]" office:value-type="float" office:value="0.998808268030414" calcext:value-type="float">
            <text:p>0.998808268</text:p>
          </table:table-cell>
          <table:table-cell table:formula="of:=-[.D6]/(2*PI()*[.A6])*PI()/180" office:value-type="float" office:value="0.00274754088022845" calcext:value-type="float">
            <text:p>0.0027475409</text:p>
          </table:table-cell>
          <table:table-cell table:number-columns-repeated="3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table:formula="of:=1/(2*PI()*[.A7]*[.$C$2])" office:value-type="float" office:value="180857.889877154" calcext:value-type="float">
            <text:p>180857.889877154</text:p>
          </table:table-cell>
          <table:table-cell table:formula="of:=[.B7]/SQRT(([.$B$2]*[.$B$2])+([.B7]*[.B7]))" office:value-type="float" office:value="0.997620078812523" calcext:value-type="float">
            <text:p>0.9976200788</text:p>
          </table:table-cell>
          <table:table-cell table:formula="of:=-(180/PI())*ATAN(2*PI()*[.$B$2]*[.$C$2]*[.A7])" office:value-type="float" office:value="-3.95371251808625" calcext:value-type="float">
            <text:p>-3.9537125181</text:p>
          </table:table-cell>
          <table:table-cell table:formula="of:=[.C7]/[.$C$4]" office:value-type="float" office:value="0.99776899019602" calcext:value-type="float">
            <text:p>0.9977689902</text:p>
          </table:table-cell>
          <table:table-cell table:formula="of:=-[.D7]/(2*PI()*[.A7])*PI()/180" office:value-type="float" office:value="0.00274563369311545" calcext:value-type="float">
            <text:p>0.0027456337</text:p>
          </table:table-cell>
          <table:table-cell table:number-columns-repeated="3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table:formula="of:=1/(2*PI()*[.A8]*[.$C$2])" office:value-type="float" office:value="144686.311901723" calcext:value-type="float">
            <text:p>144686.311901723</text:p>
          </table:table-cell>
          <table:table-cell table:formula="of:=[.B8]/SQRT(([.$B$2]*[.$B$2])+([.B8]*[.B8]))" office:value-type="float" office:value="0.996288817848908" calcext:value-type="float">
            <text:p>0.9962888178</text:p>
          </table:table-cell>
          <table:table-cell table:formula="of:=-(180/PI())*ATAN(2*PI()*[.$B$2]*[.$C$2]*[.A8])" office:value-type="float" office:value="-4.93773944445017" calcext:value-type="float">
            <text:p>-4.9377394445</text:p>
          </table:table-cell>
          <table:table-cell table:formula="of:=[.C8]/[.$C$4]" office:value-type="float" office:value="0.996437530519572" calcext:value-type="float">
            <text:p>0.9964375305</text:p>
          </table:table-cell>
          <table:table-cell table:formula="of:=-[.D8]/(2*PI()*[.A8])*PI()/180" office:value-type="float" office:value="0.00274318858025009" calcext:value-type="float">
            <text:p>0.0027431886</text:p>
          </table:table-cell>
          <table:table-cell table:number-columns-repeated="3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table:formula="of:=1/(2*PI()*[.A9]*[.$C$2])" office:value-type="float" office:value="120571.926584769" calcext:value-type="float">
            <text:p>120571.926584769</text:p>
          </table:table-cell>
          <table:table-cell table:formula="of:=[.B9]/SQRT(([.$B$2]*[.$B$2])+([.B9]*[.B9]))" office:value-type="float" office:value="0.994668935824056" calcext:value-type="float">
            <text:p>0.9946689358</text:p>
          </table:table-cell>
          <table:table-cell table:formula="of:=-(180/PI())*ATAN(2*PI()*[.$B$2]*[.$C$2]*[.A9])" office:value-type="float" office:value="-5.91885515389008" calcext:value-type="float">
            <text:p>-5.9188551539</text:p>
          </table:table-cell>
          <table:table-cell table:formula="of:=[.C9]/[.$C$4]" office:value-type="float" office:value="0.994817406700395" calcext:value-type="float">
            <text:p>0.9948174067</text:p>
          </table:table-cell>
          <table:table-cell table:formula="of:=-[.D9]/(2*PI()*[.A9])*PI()/180" office:value-type="float" office:value="0.00274021071939355" calcext:value-type="float">
            <text:p>0.0027402107</text:p>
          </table:table-cell>
          <table:table-cell table:number-columns-repeated="3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table:formula="of:=1/(2*PI()*[.A10]*[.$C$2])" office:value-type="float" office:value="103347.365644088" calcext:value-type="float">
            <text:p>103347.365644088</text:p>
          </table:table-cell>
          <table:table-cell table:formula="of:=[.B10]/SQRT(([.$B$2]*[.$B$2])+([.B10]*[.B10]))" office:value-type="float" office:value="0.992764678697358" calcext:value-type="float">
            <text:p>0.9927646787</text:p>
          </table:table-cell>
          <table:table-cell table:formula="of:=-(180/PI())*ATAN(2*PI()*[.$B$2]*[.$C$2]*[.A10])" office:value-type="float" office:value="-6.89650005806153" calcext:value-type="float">
            <text:p>-6.8965000581</text:p>
          </table:table-cell>
          <table:table-cell table:formula="of:=[.C10]/[.$C$4]" office:value-type="float" office:value="0.992912865331661" calcext:value-type="float">
            <text:p>0.9929128653</text:p>
          </table:table-cell>
          <table:table-cell table:formula="of:=-[.D10]/(2*PI()*[.A10])*PI()/180" office:value-type="float" office:value="0.00273670637224664" calcext:value-type="float">
            <text:p>0.0027367064</text:p>
          </table:table-cell>
          <table:table-cell table:number-columns-repeated="3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table:formula="of:=1/(2*PI()*[.A11]*[.$C$2])" office:value-type="float" office:value="90428.9449385769" calcext:value-type="float">
            <text:p>90428.9449385769</text:p>
          </table:table-cell>
          <table:table-cell table:formula="of:=[.B11]/SQRT(([.$B$2]*[.$B$2])+([.B11]*[.B11]))" office:value-type="float" office:value="0.990580990712023" calcext:value-type="float">
            <text:p>0.9905809907</text:p>
          </table:table-cell>
          <table:table-cell table:formula="of:=-(180/PI())*ATAN(2*PI()*[.$B$2]*[.$C$2]*[.A11])" office:value-type="float" office:value="-7.87012659583365" calcext:value-type="float">
            <text:p>-7.8701265958</text:p>
          </table:table-cell>
          <table:table-cell table:formula="of:=[.C11]/[.$C$4]" office:value-type="float" office:value="0.990728851394587" calcext:value-type="float">
            <text:p>0.9907288514</text:p>
          </table:table-cell>
          <table:table-cell table:formula="of:=-[.D11]/(2*PI()*[.A11])*PI()/180" office:value-type="float" office:value="0.00273268284577557" calcext:value-type="float">
            <text:p>0.0027326828</text:p>
          </table:table-cell>
          <table:table-cell table:number-columns-repeated="3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table:formula="of:=1/(2*PI()*[.A12]*[.$C$2])" office:value-type="float" office:value="80381.2843898461" calcext:value-type="float">
            <text:p>80381.2843898461</text:p>
          </table:table-cell>
          <table:table-cell table:formula="of:=[.B12]/SQRT(([.$B$2]*[.$B$2])+([.B12]*[.B12]))" office:value-type="float" office:value="0.98812347938659" calcext:value-type="float">
            <text:p>0.9881234794</text:p>
          </table:table-cell>
          <table:table-cell table:formula="of:=-(180/PI())*ATAN(2*PI()*[.$B$2]*[.$C$2]*[.A12])" office:value-type="float" office:value="-8.83920097047123" calcext:value-type="float">
            <text:p>-8.8392009705</text:p>
          </table:table-cell>
          <table:table-cell table:formula="of:=[.C12]/[.$C$4]" office:value-type="float" office:value="0.988270973244729" calcext:value-type="float">
            <text:p>0.9882709732</text:p>
          </table:table-cell>
          <table:table-cell table:formula="of:=-[.D12]/(2*PI()*[.A12])*PI()/180" office:value-type="float" office:value="0.00272814844767631" calcext:value-type="float">
            <text:p>0.0027281484</text:p>
          </table:table-cell>
          <table:table-cell table:number-columns-repeated="3"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table:formula="of:=1/(2*PI()*[.A13]*[.$C$2])" office:value-type="float" office:value="72343.1559508615" calcext:value-type="float">
            <text:p>72343.1559508615</text:p>
          </table:table-cell>
          <table:table-cell table:formula="of:=[.B13]/SQRT(([.$B$2]*[.$B$2])+([.B13]*[.B13]))" office:value-type="float" office:value="0.985398376475581" calcext:value-type="float">
            <text:p>0.9853983765</text:p>
          </table:table-cell>
          <table:table-cell table:formula="of:=-(180/PI())*ATAN(2*PI()*[.$B$2]*[.$C$2]*[.A13])" office:value-type="float" office:value="-9.80320477146677" calcext:value-type="float">
            <text:p>-9.8032047715</text:p>
          </table:table-cell>
          <table:table-cell table:formula="of:=[.C13]/[.$C$4]" office:value-type="float" office:value="0.985545463566802" calcext:value-type="float">
            <text:p>0.9855454636</text:p>
          </table:table-cell>
          <table:table-cell table:formula="of:=-[.D13]/(2*PI()*[.A13])*PI()/180" office:value-type="float" office:value="0.00272311243651855" calcext:value-type="float">
            <text:p>0.0027231124</text:p>
          </table:table-cell>
          <table:table-cell table:number-columns-repeated="3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table:formula="of:=1/(2*PI()*[.A14]*[.$C$2])" office:value-type="float" office:value="65766.5054098741" calcext:value-type="float">
            <text:p>65766.5054098741</text:p>
          </table:table-cell>
          <table:table-cell table:formula="of:=[.B14]/SQRT(([.$B$2]*[.$B$2])+([.B14]*[.B14]))" office:value-type="float" office:value="0.982412495418201" calcext:value-type="float">
            <text:p>0.9824124954</text:p>
          </table:table-cell>
          <table:table-cell table:formula="of:=-(180/PI())*ATAN(2*PI()*[.$B$2]*[.$C$2]*[.A14])" office:value-type="float" office:value="-10.7616364699625" calcext:value-type="float">
            <text:p>-10.76163647</text:p>
          </table:table-cell>
          <table:table-cell table:formula="of:=[.C14]/[.$C$4]" office:value-type="float" office:value="0.98255913681703" calcext:value-type="float">
            <text:p>0.9825591368</text:p>
          </table:table-cell>
          <table:table-cell table:formula="of:=-[.D14]/(2*PI()*[.A14])*PI()/180" office:value-type="float" office:value="0.00271758496716224" calcext:value-type="float">
            <text:p>0.002717585</text:p>
          </table:table-cell>
          <table:table-cell table:number-columns-repeated="3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table:formula="of:=1/(2*PI()*[.A15]*[.$C$2])" office:value-type="float" office:value="60285.9632923846" calcext:value-type="float">
            <text:p>60285.9632923846</text:p>
          </table:table-cell>
          <table:table-cell table:formula="of:=[.B15]/SQRT(([.$B$2]*[.$B$2])+([.B15]*[.B15]))" office:value-type="float" office:value="0.97917318582551" calcext:value-type="float">
            <text:p>0.9791731858</text:p>
          </table:table-cell>
          <table:table-cell table:formula="of:=-(180/PI())*ATAN(2*PI()*[.$B$2]*[.$C$2]*[.A15])" office:value-type="float" office:value="-11.7140127785826" calcext:value-type="float">
            <text:p>-11.7140127786</text:p>
          </table:table-cell>
          <table:table-cell table:formula="of:=[.C15]/[.$C$4]" office:value-type="float" office:value="0.979319343703525" calcext:value-type="float">
            <text:p>0.9793193437</text:p>
          </table:table-cell>
          <table:table-cell table:formula="of:=-[.D15]/(2*PI()*[.A15])*PI()/180" office:value-type="float" office:value="0.0027115770320793" calcext:value-type="float">
            <text:p>0.002711577</text:p>
          </table:table-cell>
          <table:table-cell table:number-columns-repeated="3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table:formula="of:=1/(2*PI()*[.A16]*[.$C$2])" office:value-type="float" office:value="55648.5815006627" calcext:value-type="float">
            <text:p>55648.5815006627</text:p>
          </table:table-cell>
          <table:table-cell table:formula="of:=[.B16]/SQRT(([.$B$2]*[.$B$2])+([.B16]*[.B16]))" office:value-type="float" office:value="0.975688285576625" calcext:value-type="float">
            <text:p>0.9756882856</text:p>
          </table:table-cell>
          <table:table-cell table:formula="of:=-(180/PI())*ATAN(2*PI()*[.$B$2]*[.$C$2]*[.A16])" office:value-type="float" office:value="-12.6598698684495" calcext:value-type="float">
            <text:p>-12.6598698684</text:p>
          </table:table-cell>
          <table:table-cell table:formula="of:=[.C16]/[.$C$4]" office:value-type="float" office:value="0.975833923275337" calcext:value-type="float">
            <text:p>0.9758339233</text:p>
          </table:table-cell>
          <table:table-cell table:formula="of:=-[.D16]/(2*PI()*[.A16])*PI()/180" office:value-type="float" office:value="0.00270510039924135" calcext:value-type="float">
            <text:p>0.0027051004</text:p>
          </table:table-cell>
          <table:table-cell table:number-columns-repeated="3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table:formula="of:=1/(2*PI()*[.A17]*[.$C$2])" office:value-type="float" office:value="51673.6828220439" calcext:value-type="float">
            <text:p>51673.6828220439</text:p>
          </table:table-cell>
          <table:table-cell table:formula="of:=[.B17]/SQRT(([.$B$2]*[.$B$2])+([.B17]*[.B17]))" office:value-type="float" office:value="0.97196607110346" calcext:value-type="float">
            <text:p>0.9719660711</text:p>
          </table:table-cell>
          <table:table-cell table:formula="of:=-(180/PI())*ATAN(2*PI()*[.$B$2]*[.$C$2]*[.A17])" office:value-type="float" office:value="-13.598764438142" calcext:value-type="float">
            <text:p>-13.5987644381</text:p>
          </table:table-cell>
          <table:table-cell table:formula="of:=[.C17]/[.$C$4]" office:value-type="float" office:value="0.972111153199775" calcext:value-type="float">
            <text:p>0.9721111532</text:p>
          </table:table-cell>
          <table:table-cell table:formula="of:=-[.D17]/(2*PI()*[.A17])*PI()/180" office:value-type="float" office:value="0.00269816754725039" calcext:value-type="float">
            <text:p>0.0026981675</text:p>
          </table:table-cell>
          <table:table-cell table:number-columns-repeated="3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table:formula="of:=1/(2*PI()*[.A18]*[.$C$2])" office:value-type="float" office:value="48228.7706339077" calcext:value-type="float">
            <text:p>48228.7706339077</text:p>
          </table:table-cell>
          <table:table-cell table:formula="of:=[.B18]/SQRT(([.$B$2]*[.$B$2])+([.B18]*[.B18]))" office:value-type="float" office:value="0.968015206441558" calcext:value-type="float">
            <text:p>0.9680152064</text:p>
          </table:table-cell>
          <table:table-cell table:formula="of:=-(180/PI())*ATAN(2*PI()*[.$B$2]*[.$C$2]*[.A18])" office:value-type="float" office:value="-14.530274631326" calcext:value-type="float">
            <text:p>-14.5302746313</text:p>
          </table:table-cell>
          <table:table-cell table:formula="of:=[.C18]/[.$C$4]" office:value-type="float" office:value="0.968159698805634" calcext:value-type="float">
            <text:p>0.9681596988</text:p>
          </table:table-cell>
          <table:table-cell table:formula="of:=-[.D18]/(2*PI()*[.A18])*PI()/180" office:value-type="float" office:value="0.00269079159839371" calcext:value-type="float">
            <text:p>0.0026907916</text:p>
          </table:table-cell>
          <table:table-cell table:number-columns-repeated="3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table:formula="of:=1/(2*PI()*[.A19]*[.$C$2])" office:value-type="float" office:value="45214.4724692885" calcext:value-type="float">
            <text:p>45214.4724692885</text:p>
          </table:table-cell>
          <table:table-cell table:formula="of:=[.B19]/SQRT(([.$B$2]*[.$B$2])+([.B19]*[.B19]))" office:value-type="float" office:value="0.963844691612527" calcext:value-type="float">
            <text:p>0.9638446916</text:p>
          </table:table-cell>
          <table:table-cell table:formula="of:=-(180/PI())*ATAN(2*PI()*[.$B$2]*[.$C$2]*[.A19])" office:value-type="float" office:value="-15.4540008017125" calcext:value-type="float">
            <text:p>-15.4540008017</text:p>
          </table:table-cell>
          <table:table-cell table:formula="of:=[.C19]/[.$C$4]" office:value-type="float" office:value="0.963988561457925" calcext:value-type="float">
            <text:p>0.9639885615</text:p>
          </table:table-cell>
          <table:table-cell table:formula="of:=-[.D19]/(2*PI()*[.A19])*PI()/180" office:value-type="float" office:value="0.00268298625029731" calcext:value-type="float">
            <text:p>0.0026829863</text:p>
          </table:table-cell>
          <table:table-cell table:number-columns-repeated="3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table:formula="of:=1/(2*PI()*[.A20]*[.$C$2])" office:value-type="float" office:value="42554.7976181538" calcext:value-type="float">
            <text:p>42554.7976181538</text:p>
          </table:table-cell>
          <table:table-cell table:formula="of:=[.B20]/SQRT(([.$B$2]*[.$B$2])+([.B20]*[.B20]))" office:value-type="float" office:value="0.9594638108822" calcext:value-type="float">
            <text:p>0.9594638109</text:p>
          </table:table-cell>
          <table:table-cell table:formula="of:=-(180/PI())*ATAN(2*PI()*[.$B$2]*[.$C$2]*[.A20])" office:value-type="float" office:value="-16.369566125833" calcext:value-type="float">
            <text:p>-16.3695661258</text:p>
          </table:table-cell>
          <table:table-cell table:formula="of:=[.C20]/[.$C$4]" office:value-type="float" office:value="0.959607026808311" calcext:value-type="float">
            <text:p>0.9596070268</text:p>
          </table:table-cell>
          <table:table-cell table:formula="of:=-[.D20]/(2*PI()*[.A20])*PI()/180" office:value-type="float" office:value="0.00267476570683546" calcext:value-type="float">
            <text:p>0.0026747657</text:p>
          </table:table-cell>
          <table:table-cell table:number-columns-repeated="3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table:formula="of:=1/(2*PI()*[.A21]*[.$C$2])" office:value-type="float" office:value="40190.6421949231" calcext:value-type="float">
            <text:p>40190.6421949231</text:p>
          </table:table-cell>
          <table:table-cell table:formula="of:=[.B21]/SQRT(([.$B$2]*[.$B$2])+([.B21]*[.B21]))" office:value-type="float" office:value="0.954882081409152" calcext:value-type="float">
            <text:p>0.9548820814</text:p>
          </table:table-cell>
          <table:table-cell table:formula="of:=-(180/PI())*ATAN(2*PI()*[.$B$2]*[.$C$2]*[.A21])" office:value-type="float" office:value="-17.2766170658466" calcext:value-type="float">
            <text:p>-17.2766170658</text:p>
          </table:table-cell>
          <table:table-cell table:formula="of:=[.C21]/[.$C$4]" office:value-type="float" office:value="0.955024613435962" calcext:value-type="float">
            <text:p>0.9550246134</text:p>
          </table:table-cell>
          <table:table-cell table:formula="of:=-[.D21]/(2*PI()*[.A21])*PI()/180" office:value-type="float" office:value="0.00266614460892694" calcext:value-type="float">
            <text:p>0.0026661446</text:p>
          </table:table-cell>
          <table:table-cell table:number-columns-repeated="3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table:formula="of:=1/(2*PI()*[.A22]*[.$C$2])" office:value-type="float" office:value="38075.3452372955" calcext:value-type="float">
            <text:p>38075.3452372955</text:p>
          </table:table-cell>
          <table:table-cell table:formula="of:=[.B22]/SQRT(([.$B$2]*[.$B$2])+([.B22]*[.B22]))" office:value-type="float" office:value="0.95010920276176" calcext:value-type="float">
            <text:p>0.9501092028</text:p>
          </table:table-cell>
          <table:table-cell table:formula="of:=-(180/PI())*ATAN(2*PI()*[.$B$2]*[.$C$2]*[.A22])" office:value-type="float" office:value="-18.1748236861704" calcext:value-type="float">
            <text:p>-18.1748236862</text:p>
          </table:table-cell>
          <table:table-cell table:formula="of:=[.C22]/[.$C$4]" office:value-type="float" office:value="0.950251022357076" calcext:value-type="float">
            <text:p>0.9502510224</text:p>
          </table:table-cell>
          <table:table-cell table:formula="of:=-[.D22]/(2*PI()*[.A22])*PI()/180" office:value-type="float" office:value="0.00265713796581438" calcext:value-type="float">
            <text:p>0.002657138</text:p>
          </table:table-cell>
          <table:table-cell table:number-columns-repeated="3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table:formula="of:=1/(2*PI()*[.A23]*[.$C$2])" office:value-type="float" office:value="36171.5779754308" calcext:value-type="float">
            <text:p>36171.5779754308</text:p>
          </table:table-cell>
          <table:table-cell table:formula="of:=[.B23]/SQRT(([.$B$2]*[.$B$2])+([.B23]*[.B23]))" office:value-type="float" office:value="0.945155007739915" calcext:value-type="float">
            <text:p>0.9451550077</text:p>
          </table:table-cell>
          <table:table-cell table:formula="of:=-(180/PI())*ATAN(2*PI()*[.$B$2]*[.$C$2]*[.A23])" office:value-type="float" office:value="-19.0638798291453" calcext:value-type="float">
            <text:p>-19.0638798291</text:p>
          </table:table-cell>
          <table:table-cell table:formula="of:=[.C23]/[.$C$4]" office:value-type="float" office:value="0.945296087839255" calcext:value-type="float">
            <text:p>0.9452960878</text:p>
          </table:table-cell>
          <table:table-cell table:formula="of:=-[.D23]/(2*PI()*[.A23])*PI()/180" office:value-type="float" office:value="0.00264776108738129" calcext:value-type="float">
            <text:p>0.0026477611</text:p>
          </table:table-cell>
          <table:table-cell table:number-columns-repeated="3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table:formula="of:=1/(2*PI()*[.A24]*[.$C$2])" office:value-type="float" office:value="34449.1218813626" calcext:value-type="float">
            <text:p>34449.1218813626</text:p>
          </table:table-cell>
          <table:table-cell table:formula="of:=[.B24]/SQRT(([.$B$2]*[.$B$2])+([.B24]*[.B24]))" office:value-type="float" office:value="0.940029414891198" calcext:value-type="float">
            <text:p>0.9400294149</text:p>
          </table:table-cell>
          <table:table-cell table:formula="of:=-(180/PI())*ATAN(2*PI()*[.$B$2]*[.$C$2]*[.A24])" office:value-type="float" office:value="-19.9435031561879" calcext:value-type="float">
            <text:p>-19.9435031562</text:p>
          </table:table-cell>
          <table:table-cell table:formula="of:=[.C24]/[.$C$4]" office:value-type="float" office:value="0.940169729910585" calcext:value-type="float">
            <text:p>0.9401697299</text:p>
          </table:table-cell>
          <table:table-cell table:formula="of:=-[.D24]/(2*PI()*[.A24])*PI()/180" office:value-type="float" office:value="0.00263802951801427" calcext:value-type="float">
            <text:p>0.0026380295</text:p>
          </table:table-cell>
          <table:table-cell table:number-columns-repeated="3"/>
        </table:table-row>
        <table:table-row table:style-name="ro1">
          <table:table-cell table:formula="of:=[.A24]+1" office:value-type="float" office:value="22" calcext:value-type="float">
            <text:p>22</text:p>
          </table:table-cell>
          <table:table-cell table:formula="of:=1/(2*PI()*[.A25]*[.$C$2])" office:value-type="float" office:value="32883.2527049371" calcext:value-type="float">
            <text:p>32883.2527049371</text:p>
          </table:table-cell>
          <table:table-cell table:formula="of:=[.B25]/SQRT(([.$B$2]*[.$B$2])+([.B25]*[.B25]))" office:value-type="float" office:value="0.934742383062056" calcext:value-type="float">
            <text:p>0.9347423831</text:p>
          </table:table-cell>
          <table:table-cell table:formula="of:=-(180/PI())*ATAN(2*PI()*[.$B$2]*[.$C$2]*[.A25])" office:value-type="float" office:value="-20.8134350619369" calcext:value-type="float">
            <text:p>-20.8134350619</text:p>
          </table:table-cell>
          <table:table-cell table:formula="of:=[.C25]/[.$C$4]" office:value-type="float" office:value="0.934881908904039" calcext:value-type="float">
            <text:p>0.9348819089</text:p>
          </table:table-cell>
          <table:table-cell table:formula="of:=-[.D25]/(2*PI()*[.A25])*PI()/180" office:value-type="float" office:value="0.00262795897246678" calcext:value-type="float">
            <text:p>0.002627959</text:p>
          </table:table-cell>
          <table:table-cell table:number-columns-repeated="3"/>
        </table:table-row>
        <table:table-row table:style-name="ro1">
          <table:table-cell table:formula="of:=[.A25]+1" office:value-type="float" office:value="23" calcext:value-type="float">
            <text:p>23</text:p>
          </table:table-cell>
          <table:table-cell table:formula="of:=1/(2*PI()*[.A26]*[.$C$2])" office:value-type="float" office:value="31453.546065592" calcext:value-type="float">
            <text:p>31453.546065592</text:p>
          </table:table-cell>
          <table:table-cell table:formula="of:=[.B26]/SQRT(([.$B$2]*[.$B$2])+([.B26]*[.B26]))" office:value-type="float" office:value="0.929303868273676" calcext:value-type="float">
            <text:p>0.9293038683</text:p>
          </table:table-cell>
          <table:table-cell table:formula="of:=-(180/PI())*ATAN(2*PI()*[.$B$2]*[.$C$2]*[.A26])" office:value-type="float" office:value="-21.6734404697666" calcext:value-type="float">
            <text:p>-21.6734404698</text:p>
          </table:table-cell>
          <table:table-cell table:formula="of:=[.C26]/[.$C$4]" office:value-type="float" office:value="0.929442582326904" calcext:value-type="float">
            <text:p>0.9294425823</text:p>
          </table:table-cell>
          <table:table-cell table:formula="of:=-[.D26]/(2*PI()*[.A26])*PI()/180" office:value-type="float" office:value="0.0026175652741264" calcext:value-type="float">
            <text:p>0.0026175653</text:p>
          </table:table-cell>
          <table:table-cell table:number-columns-repeated="3"/>
        </table:table-row>
        <table:table-row table:style-name="ro1">
          <table:table-cell table:formula="of:=[.A26]+1" office:value-type="float" office:value="24" calcext:value-type="float">
            <text:p>24</text:p>
          </table:table-cell>
          <table:table-cell table:formula="of:=1/(2*PI()*[.A27]*[.$C$2])" office:value-type="float" office:value="30142.9816461923" calcext:value-type="float">
            <text:p>30142.9816461923</text:p>
          </table:table-cell>
          <table:table-cell table:formula="of:=[.B27]/SQRT(([.$B$2]*[.$B$2])+([.B27]*[.B27]))" office:value-type="float" office:value="0.92372378316091" calcext:value-type="float">
            <text:p>0.9237237832</text:p>
          </table:table-cell>
          <table:table-cell table:formula="of:=-(180/PI())*ATAN(2*PI()*[.$B$2]*[.$C$2]*[.A27])" office:value-type="float" office:value="-22.5233075177165" calcext:value-type="float">
            <text:p>-22.5233075177</text:p>
          </table:table-cell>
          <table:table-cell table:formula="of:=[.C27]/[.$C$4]" office:value-type="float" office:value="0.923861664293659" calcext:value-type="float">
            <text:p>0.9238616643</text:p>
          </table:table-cell>
          <table:table-cell table:formula="of:=-[.D27]/(2*PI()*[.A27])*PI()/180" office:value-type="float" office:value="0.002606864296032" calcext:value-type="float">
            <text:p>0.0026068643</text:p>
          </table:table-cell>
          <table:table-cell table:number-columns-repeated="3"/>
        </table:table-row>
        <table:table-row table:style-name="ro1">
          <table:table-cell table:formula="of:=[.A27]+1" office:value-type="float" office:value="25" calcext:value-type="float">
            <text:p>25</text:p>
          </table:table-cell>
          <table:table-cell table:formula="of:=1/(2*PI()*[.A28]*[.$C$2])" office:value-type="float" office:value="28937.2623803446" calcext:value-type="float">
            <text:p>28937.2623803446</text:p>
          </table:table-cell>
          <table:table-cell table:formula="of:=[.B28]/SQRT(([.$B$2]*[.$B$2])+([.B28]*[.B28]))" office:value-type="float" office:value="0.918011959162" calcext:value-type="float">
            <text:p>0.9180119592</text:p>
          </table:table-cell>
          <table:table-cell table:formula="of:=-(180/PI())*ATAN(2*PI()*[.$B$2]*[.$C$2]*[.A28])" office:value-type="float" office:value="-23.3628471443775" calcext:value-type="float">
            <text:p>-23.3628471444</text:p>
          </table:table-cell>
          <table:table-cell table:formula="of:=[.C28]/[.$C$4]" office:value-type="float" office:value="0.918148987710051" calcext:value-type="float">
            <text:p>0.9181489877</text:p>
          </table:table-cell>
          <table:table-cell table:formula="of:=-[.D28]/(2*PI()*[.A28])*PI()/180" office:value-type="float" office:value="0.00259587190493083" calcext:value-type="float">
            <text:p>0.0025958719</text:p>
          </table:table-cell>
          <table:table-cell table:number-columns-repeated="3"/>
        </table:table-row>
        <table:table-row table:style-name="ro1">
          <table:table-cell table:formula="of:=[.A28]+1" office:value-type="float" office:value="26" calcext:value-type="float">
            <text:p>26</text:p>
          </table:table-cell>
          <table:table-cell table:formula="of:=1/(2*PI()*[.A29]*[.$C$2])" office:value-type="float" office:value="27824.2907503313" calcext:value-type="float">
            <text:p>27824.2907503313</text:p>
          </table:table-cell>
          <table:table-cell table:formula="of:=[.B29]/SQRT(([.$B$2]*[.$B$2])+([.B29]*[.B29]))" office:value-type="float" office:value="0.912178111597803" calcext:value-type="float">
            <text:p>0.9121781116</text:p>
          </table:table-cell>
          <table:table-cell table:formula="of:=-(180/PI())*ATAN(2*PI()*[.$B$2]*[.$C$2]*[.A29])" office:value-type="float" office:value="-24.1918925845915" calcext:value-type="float">
            <text:p>-24.1918925846</text:p>
          </table:table-cell>
          <table:table-cell table:formula="of:=[.C29]/[.$C$4]" office:value-type="float" office:value="0.91231426934711" calcext:value-type="float">
            <text:p>0.9123142693</text:p>
          </table:table-cell>
          <table:table-cell table:formula="of:=-[.D29]/(2*PI()*[.A29])*PI()/180" office:value-type="float" office:value="0.00258460390861021" calcext:value-type="float">
            <text:p>0.0025846039</text:p>
          </table:table-cell>
          <table:table-cell table:number-columns-repeated="3"/>
        </table:table-row>
        <table:table-row table:style-name="ro1">
          <table:table-cell table:formula="of:=[.A29]+1" office:value-type="float" office:value="27" calcext:value-type="float">
            <text:p>27</text:p>
          </table:table-cell>
          <table:table-cell table:formula="of:=1/(2*PI()*[.A30]*[.$C$2])" office:value-type="float" office:value="26793.761463282" calcext:value-type="float">
            <text:p>26793.761463282</text:p>
          </table:table-cell>
          <table:table-cell table:formula="of:=[.B30]/SQRT(([.$B$2]*[.$B$2])+([.B30]*[.B30]))" office:value-type="float" office:value="0.90623180773263" calcext:value-type="float">
            <text:p>0.9062318077</text:p>
          </table:table-cell>
          <table:table-cell table:formula="of:=-(180/PI())*ATAN(2*PI()*[.$B$2]*[.$C$2]*[.A30])" office:value-type="float" office:value="-25.0102987849731" calcext:value-type="float">
            <text:p>-25.010298785</text:p>
          </table:table-cell>
          <table:table-cell table:formula="of:=[.C30]/[.$C$4]" office:value-type="float" office:value="0.906367077897219" calcext:value-type="float">
            <text:p>0.9063670779</text:p>
          </table:table-cell>
          <table:table-cell table:formula="of:=-[.D30]/(2*PI()*[.A30])*PI()/180" office:value-type="float" office:value="0.00257307600668447" calcext:value-type="float">
            <text:p>0.002573076</text:p>
          </table:table-cell>
          <table:table-cell table:number-columns-repeated="3"/>
        </table:table-row>
        <table:table-row table:style-name="ro1">
          <table:table-cell table:formula="of:=[.A30]+1" office:value-type="float" office:value="28" calcext:value-type="float">
            <text:p>28</text:p>
          </table:table-cell>
          <table:table-cell table:formula="of:=1/(2*PI()*[.A31]*[.$C$2])" office:value-type="float" office:value="25836.841411022" calcext:value-type="float">
            <text:p>25836.841411022</text:p>
          </table:table-cell>
          <table:table-cell table:formula="of:=[.B31]/SQRT(([.$B$2]*[.$B$2])+([.B31]*[.B31]))" office:value-type="float" office:value="0.900182437865298" calcext:value-type="float">
            <text:p>0.9001824379</text:p>
          </table:table-cell>
          <table:table-cell table:formula="of:=-(180/PI())*ATAN(2*PI()*[.$B$2]*[.$C$2]*[.A31])" office:value-type="float" office:value="-25.8179417492614" calcext:value-type="float">
            <text:p>-25.8179417493</text:p>
          </table:table-cell>
          <table:table-cell table:formula="of:=[.C31]/[.$C$4]" office:value-type="float" office:value="0.900316805060855" calcext:value-type="float">
            <text:p>0.9003168051</text:p>
          </table:table-cell>
          <table:table-cell table:formula="of:=-[.D31]/(2*PI()*[.A31])*PI()/180" office:value-type="float" office:value="0.00256130374496641" calcext:value-type="float">
            <text:p>0.0025613037</text:p>
          </table:table-cell>
          <table:table-cell table:number-columns-repeated="3"/>
        </table:table-row>
        <table:table-row table:style-name="ro1">
          <table:table-cell table:formula="of:=[.A31]+1" office:value-type="float" office:value="29" calcext:value-type="float">
            <text:p>29</text:p>
          </table:table-cell>
          <table:table-cell table:formula="of:=1/(2*PI()*[.A32]*[.$C$2])" office:value-type="float" office:value="24945.9158451247" calcext:value-type="float">
            <text:p>24945.9158451247</text:p>
          </table:table-cell>
          <table:table-cell table:formula="of:=[.B32]/SQRT(([.$B$2]*[.$B$2])+([.B32]*[.B32]))" office:value-type="float" office:value="0.894039189459091" calcext:value-type="float">
            <text:p>0.8940391895</text:p>
          </table:table-cell>
          <table:table-cell table:formula="of:=-(180/PI())*ATAN(2*PI()*[.$B$2]*[.$C$2]*[.A32])" office:value-type="float" office:value="-26.6147178233804" calcext:value-type="float">
            <text:p>-26.6147178234</text:p>
          </table:table-cell>
          <table:table-cell table:formula="of:=[.C32]/[.$C$4]" office:value-type="float" office:value="0.894172639672685" calcext:value-type="float">
            <text:p>0.8941726397</text:p>
          </table:table-cell>
          <table:table-cell table:formula="of:=-[.D32]/(2*PI()*[.A32])*PI()/180" office:value-type="float" office:value="0.00254930247350387" calcext:value-type="float">
            <text:p>0.0025493025</text:p>
          </table:table-cell>
          <table:table-cell table:number-columns-repeated="3"/>
        </table:table-row>
        <table:table-row table:style-name="ro1">
          <table:table-cell table:formula="of:=[.A32]+1" office:value-type="float" office:value="30" calcext:value-type="float">
            <text:p>30</text:p>
          </table:table-cell>
          <table:table-cell table:formula="of:=1/(2*PI()*[.A33]*[.$C$2])" office:value-type="float" office:value="24114.3853169538" calcext:value-type="float">
            <text:p>24114.3853169538</text:p>
          </table:table-cell>
          <table:table-cell table:formula="of:=[.B33]/SQRT(([.$B$2]*[.$B$2])+([.B33]*[.B33]))" office:value-type="float" office:value="0.887811024283355" calcext:value-type="float">
            <text:p>0.8878110243</text:p>
          </table:table-cell>
          <table:table-cell table:formula="of:=-(180/PI())*ATAN(2*PI()*[.$B$2]*[.$C$2]*[.A33])" office:value-type="float" office:value="-27.4005429298298" calcext:value-type="float">
            <text:p>-27.4005429298</text:p>
          </table:table-cell>
          <table:table-cell table:formula="of:=[.C33]/[.$C$4]" office:value-type="float" office:value="0.887943544839745" calcext:value-type="float">
            <text:p>0.8879435448</text:p>
          </table:table-cell>
          <table:table-cell table:formula="of:=-[.D33]/(2*PI()*[.A33])*PI()/180" office:value-type="float" office:value="0.00253708730831758" calcext:value-type="float">
            <text:p>0.0025370873</text:p>
          </table:table-cell>
          <table:table-cell table:number-columns-repeated="3"/>
        </table:table-row>
        <table:table-row table:style-name="ro1">
          <table:table-cell table:formula="of:=[.A33]+1" office:value-type="float" office:value="31" calcext:value-type="float">
            <text:p>31</text:p>
          </table:table-cell>
          <table:table-cell table:formula="of:=1/(2*PI()*[.A34]*[.$C$2])" office:value-type="float" office:value="23336.5019196327" calcext:value-type="float">
            <text:p>23336.5019196327</text:p>
          </table:table-cell>
          <table:table-cell table:formula="of:=[.B34]/SQRT(([.$B$2]*[.$B$2])+([.B34]*[.B34]))" office:value-type="float" office:value="0.881506658507655" calcext:value-type="float">
            <text:p>0.8815066585</text:p>
          </table:table-cell>
          <table:table-cell table:formula="of:=-(180/PI())*ATAN(2*PI()*[.$B$2]*[.$C$2]*[.A34])" office:value-type="float" office:value="-28.1753517606798" calcext:value-type="float">
            <text:p>-28.1753517607</text:p>
          </table:table-cell>
          <table:table-cell table:formula="of:=[.C34]/[.$C$4]" office:value-type="float" office:value="0.881638238032634" calcext:value-type="float">
            <text:p>0.881638238</text:p>
          </table:table-cell>
          <table:table-cell table:formula="of:=-[.D34]/(2*PI()*[.A34])*PI()/180" office:value-type="float" office:value="0.0025246730968351" calcext:value-type="float">
            <text:p>0.0025246731</text:p>
          </table:table-cell>
          <table:table-cell table:number-columns-repeated="3"/>
        </table:table-row>
        <table:table-row table:style-name="ro1">
          <table:table-cell table:formula="of:=[.A34]+1" office:value-type="float" office:value="32" calcext:value-type="float">
            <text:p>32</text:p>
          </table:table-cell>
          <table:table-cell table:formula="of:=1/(2*PI()*[.A35]*[.$C$2])" office:value-type="float" office:value="22607.2362346442" calcext:value-type="float">
            <text:p>22607.2362346442</text:p>
          </table:table-cell>
          <table:table-cell table:formula="of:=[.B35]/SQRT(([.$B$2]*[.$B$2])+([.B35]*[.B35]))" office:value-type="float" office:value="0.875134545661953" calcext:value-type="float">
            <text:p>0.8751345457</text:p>
          </table:table-cell>
          <table:table-cell table:formula="of:=-(180/PI())*ATAN(2*PI()*[.$B$2]*[.$C$2]*[.A35])" office:value-type="float" office:value="-28.9390969380044" calcext:value-type="float">
            <text:p>-28.939096938</text:p>
          </table:table-cell>
          <table:table-cell table:formula="of:=[.C35]/[.$C$4]" office:value-type="float" office:value="0.875265174043146" calcext:value-type="float">
            <text:p>0.875265174</text:p>
          </table:table-cell>
          <table:table-cell table:formula="of:=-[.D35]/(2*PI()*[.A35])*PI()/180" office:value-type="float" office:value="0.00251207438697955" calcext:value-type="float">
            <text:p>0.0025120744</text:p>
          </table:table-cell>
          <table:table-cell table:number-columns-repeated="3"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table:formula="of:=1/(2*PI()*[.A36]*[.$C$2])" office:value-type="float" office:value="21922.168469958" calcext:value-type="float">
            <text:p>21922.168469958</text:p>
          </table:table-cell>
          <table:table-cell table:formula="of:=[.B36]/SQRT(([.$B$2]*[.$B$2])+([.B36]*[.B36]))" office:value-type="float" office:value="0.868702862352989" calcext:value-type="float">
            <text:p>0.8687028624</text:p>
          </table:table-cell>
          <table:table-cell table:formula="of:=-(180/PI())*ATAN(2*PI()*[.$B$2]*[.$C$2]*[.A36])" office:value-type="float" office:value="-29.6917481500858" calcext:value-type="float">
            <text:p>-29.6917481501</text:p>
          </table:table-cell>
          <table:table-cell table:formula="of:=[.C36]/[.$C$4]" office:value-type="float" office:value="0.868832530698513" calcext:value-type="float">
            <text:p>0.8688325307</text:p>
          </table:table-cell>
          <table:table-cell table:formula="of:=-[.D36]/(2*PI()*[.A36])*PI()/180" office:value-type="float" office:value="0.00249930539983887" calcext:value-type="float">
            <text:p>0.0024993054</text:p>
          </table:table-cell>
          <table:table-cell table:number-columns-repeated="3"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table:formula="of:=1/(2*PI()*[.A37]*[.$C$2])" office:value-type="float" office:value="21277.3988090769" calcext:value-type="float">
            <text:p>21277.3988090769</text:p>
          </table:table-cell>
          <table:table-cell table:formula="of:=[.B37]/SQRT(([.$B$2]*[.$B$2])+([.B37]*[.B37]))" office:value-type="float" office:value="0.862219496607973" calcext:value-type="float">
            <text:p>0.8622194966</text:p>
          </table:table-cell>
          <table:table-cell table:formula="of:=-(180/PI())*ATAN(2*PI()*[.$B$2]*[.$C$2]*[.A37])" office:value-type="float" office:value="-30.4332912711652" calcext:value-type="float">
            <text:p>-30.4332912712</text:p>
          </table:table-cell>
          <table:table-cell table:formula="of:=[.C37]/[.$C$4]" office:value-type="float" office:value="0.862348197203365" calcext:value-type="float">
            <text:p>0.8623481972</text:p>
          </table:table-cell>
          <table:table-cell table:formula="of:=-[.D37]/(2*PI()*[.A37])*PI()/180" office:value-type="float" office:value="0.00248638000581415" calcext:value-type="float">
            <text:p>0.00248638</text:p>
          </table:table-cell>
          <table:table-cell table:number-columns-repeated="3"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table:formula="of:=1/(2*PI()*[.A38]*[.$C$2])" office:value-type="float" office:value="20669.4731288176" calcext:value-type="float">
            <text:p>20669.4731288176</text:p>
          </table:table-cell>
          <table:table-cell table:formula="of:=[.B38]/SQRT(([.$B$2]*[.$B$2])+([.B38]*[.B38]))" office:value-type="float" office:value="0.855692038701619" calcext:value-type="float">
            <text:p>0.8556920387</text:p>
          </table:table-cell>
          <table:table-cell table:formula="of:=-(180/PI())*ATAN(2*PI()*[.$B$2]*[.$C$2]*[.A38])" office:value-type="float" office:value="-31.1637274719279" calcext:value-type="float">
            <text:p>-31.1637274719</text:p>
          </table:table-cell>
          <table:table-cell table:formula="of:=[.C38]/[.$C$4]" office:value-type="float" office:value="0.855819764965391" calcext:value-type="float">
            <text:p>0.855819765</text:p>
          </table:table-cell>
          <table:table-cell table:formula="of:=-[.D38]/(2*PI()*[.A38])*PI()/180" office:value-type="float" office:value="0.00247331170412126" calcext:value-type="float">
            <text:p>0.0024733117</text:p>
          </table:table-cell>
          <table:table-cell table:number-columns-repeated="3"/>
        </table:table-row>
        <table:table-row table:style-name="ro1">
          <table:table-cell table:formula="of:=[.A38]+1" office:value-type="float" office:value="36" calcext:value-type="float">
            <text:p>36</text:p>
          </table:table-cell>
          <table:table-cell table:formula="of:=1/(2*PI()*[.A39]*[.$C$2])" office:value-type="float" office:value="20095.3210974615" calcext:value-type="float">
            <text:p>20095.3210974615</text:p>
          </table:table-cell>
          <table:table-cell table:formula="of:=[.B39]/SQRT(([.$B$2]*[.$B$2])+([.B39]*[.B39]))" office:value-type="float" office:value="0.849127774311171" calcext:value-type="float">
            <text:p>0.8491277743</text:p>
          </table:table-cell>
          <table:table-cell table:formula="of:=-(180/PI())*ATAN(2*PI()*[.$B$2]*[.$C$2]*[.A39])" office:value-type="float" office:value="-31.8830723272936" calcext:value-type="float">
            <text:p>-31.8830723273</text:p>
          </table:table-cell>
          <table:table-cell table:formula="of:=[.C39]/[.$C$4]" office:value-type="float" office:value="0.849254520749343" calcext:value-type="float">
            <text:p>0.8492545207</text:p>
          </table:table-cell>
          <table:table-cell table:formula="of:=-[.D39]/(2*PI()*[.A39])*PI()/180" office:value-type="float" office:value="0.00246011360550105" calcext:value-type="float">
            <text:p>0.0024601136</text:p>
          </table:table-cell>
          <table:table-cell table:number-columns-repeated="3"/>
        </table:table-row>
        <table:table-row table:style-name="ro1">
          <table:table-cell table:formula="of:=[.A39]+1" office:value-type="float" office:value="37" calcext:value-type="float">
            <text:p>37</text:p>
          </table:table-cell>
          <table:table-cell table:formula="of:=1/(2*PI()*[.A40]*[.$C$2])" office:value-type="float" office:value="19552.2043110437" calcext:value-type="float">
            <text:p>19552.2043110437</text:p>
          </table:table-cell>
          <table:table-cell table:formula="of:=[.B40]/SQRT(([.$B$2]*[.$B$2])+([.B40]*[.B40]))" office:value-type="float" office:value="0.84253367983615" calcext:value-type="float">
            <text:p>0.8425336798</text:p>
          </table:table-cell>
          <table:table-cell table:formula="of:=-(180/PI())*ATAN(2*PI()*[.$B$2]*[.$C$2]*[.A40])" office:value-type="float" office:value="-32.5913549274601" calcext:value-type="float">
            <text:p>-32.5913549275</text:p>
          </table:table-cell>
          <table:table-cell table:formula="of:=[.C40]/[.$C$4]" office:value-type="float" office:value="0.842659441996087" calcext:value-type="float">
            <text:p>0.842659442</text:p>
          </table:table-cell>
          <table:table-cell table:formula="of:=-[.D40]/(2*PI()*[.A40])*PI()/180" office:value-type="float" office:value="0.00244679841797749" calcext:value-type="float">
            <text:p>0.0024467984</text:p>
          </table:table-cell>
          <table:table-cell table:number-columns-repeated="3"/>
        </table:table-row>
        <table:table-row table:style-name="ro1">
          <table:table-cell table:formula="of:=[.A40]+1" office:value-type="float" office:value="38" calcext:value-type="float">
            <text:p>38</text:p>
          </table:table-cell>
          <table:table-cell table:formula="of:=1/(2*PI()*[.A41]*[.$C$2])" office:value-type="float" office:value="19037.6726186478" calcext:value-type="float">
            <text:p>19037.6726186478</text:p>
          </table:table-cell>
          <table:table-cell table:formula="of:=[.B41]/SQRT(([.$B$2]*[.$B$2])+([.B41]*[.B41]))" office:value-type="float" office:value="0.835916419714823" calcext:value-type="float">
            <text:p>0.8359164197</text:p>
          </table:table-cell>
          <table:table-cell table:formula="of:=-(180/PI())*ATAN(2*PI()*[.$B$2]*[.$C$2]*[.A41])" office:value-type="float" office:value="-33.2886169975246" calcext:value-type="float">
            <text:p>-33.2886169975</text:p>
          </table:table-cell>
          <table:table-cell table:formula="of:=[.C41]/[.$C$4]" office:value-type="float" office:value="0.836041194138666" calcext:value-type="float">
            <text:p>0.8360411941</text:p>
          </table:table-cell>
          <table:table-cell table:formula="of:=-[.D41]/(2*PI()*[.A41])*PI()/180" office:value-type="float" office:value="0.00243337843549156" calcext:value-type="float">
            <text:p>0.0024333784</text:p>
          </table:table-cell>
          <table:table-cell table:number-columns-repeated="3"/>
        </table:table-row>
        <table:table-row table:style-name="ro1">
          <table:table-cell table:formula="of:=[.A41]+1" office:value-type="float" office:value="39" calcext:value-type="float">
            <text:p>39</text:p>
          </table:table-cell>
          <table:table-cell table:formula="of:=1/(2*PI()*[.A42]*[.$C$2])" office:value-type="float" office:value="18549.5271668876" calcext:value-type="float">
            <text:p>18549.5271668876</text:p>
          </table:table-cell>
          <table:table-cell table:formula="of:=[.B42]/SQRT(([.$B$2]*[.$B$2])+([.B42]*[.B42]))" office:value-type="float" office:value="0.829282345567331" calcext:value-type="float">
            <text:p>0.8292823456</text:p>
          </table:table-cell>
          <table:table-cell table:formula="of:=-(180/PI())*ATAN(2*PI()*[.$B$2]*[.$C$2]*[.A42])" office:value-type="float" office:value="-33.9749120303918" calcext:value-type="float">
            <text:p>-33.9749120304</text:p>
          </table:table-cell>
          <table:table-cell table:formula="of:=[.C42]/[.$C$4]" office:value-type="float" office:value="0.829406129745307" calcext:value-type="float">
            <text:p>0.8294061297</text:p>
          </table:table-cell>
          <table:table-cell table:formula="of:=-[.D42]/(2*PI()*[.A42])*PI()/180" office:value-type="float" office:value="0.00241986552923019" calcext:value-type="float">
            <text:p>0.0024198655</text:p>
          </table:table-cell>
          <table:table-cell table:number-columns-repeated="3"/>
        </table:table-row>
        <table:table-row table:style-name="ro1">
          <table:table-cell table:formula="of:=[.A42]+1" office:value-type="float" office:value="40" calcext:value-type="float">
            <text:p>40</text:p>
          </table:table-cell>
          <table:table-cell table:formula="of:=1/(2*PI()*[.A43]*[.$C$2])" office:value-type="float" office:value="18085.7889877154" calcext:value-type="float">
            <text:p>18085.7889877154</text:p>
          </table:table-cell>
          <table:table-cell table:formula="of:=[.B43]/SQRT(([.$B$2]*[.$B$2])+([.B43]*[.B43]))" office:value-type="float" office:value="0.82263749699596" calcext:value-type="float">
            <text:p>0.822637497</text:p>
          </table:table-cell>
          <table:table-cell table:formula="of:=-(180/PI())*ATAN(2*PI()*[.$B$2]*[.$C$2]*[.A43])" office:value-type="float" office:value="-34.6503044370828" calcext:value-type="float">
            <text:p>-34.6503044371</text:p>
          </table:table-cell>
          <table:table-cell table:formula="of:=[.C43]/[.$C$4]" office:value-type="float" office:value="0.822760289319808" calcext:value-type="float">
            <text:p>0.8227602893</text:p>
          </table:table-cell>
          <table:table-cell table:formula="of:=-[.D43]/(2*PI()*[.A43])*PI()/180" office:value-type="float" office:value="0.00240627114146408" calcext:value-type="float">
            <text:p>0.0024062711</text:p>
          </table:table-cell>
          <table:table-cell table:number-columns-repeated="3"/>
        </table:table-row>
        <table:table-row table:style-name="ro1">
          <table:table-cell table:formula="of:=[.A43]+1" office:value-type="float" office:value="41" calcext:value-type="float">
            <text:p>41</text:p>
          </table:table-cell>
          <table:table-cell table:formula="of:=1/(2*PI()*[.A44]*[.$C$2])" office:value-type="float" office:value="17644.672183137" calcext:value-type="float">
            <text:p>17644.672183137</text:p>
          </table:table-cell>
          <table:table-cell table:formula="of:=[.B44]/SQRT(([.$B$2]*[.$B$2])+([.B44]*[.B44]))" office:value-type="float" office:value="0.815987603875557" calcext:value-type="float">
            <text:p>0.8159876039</text:p>
          </table:table-cell>
          <table:table-cell table:formula="of:=-(180/PI())*ATAN(2*PI()*[.$B$2]*[.$C$2]*[.A44])" office:value-type="float" office:value="-35.3148687179817" calcext:value-type="float">
            <text:p>-35.314868718</text:p>
          </table:table-cell>
          <table:table-cell table:formula="of:=[.C44]/[.$C$4]" office:value-type="float" office:value="0.816109403592293" calcext:value-type="float">
            <text:p>0.8161094036</text:p>
          </table:table-cell>
          <table:table-cell table:formula="of:=-[.D44]/(2*PI()*[.A44])*PI()/180" office:value-type="float" office:value="0.00239260628170608" calcext:value-type="float">
            <text:p>0.0023926063</text:p>
          </table:table-cell>
          <table:table-cell table:number-columns-repeated="3"/>
        </table:table-row>
        <table:table-row table:style-name="ro1">
          <table:table-cell table:formula="of:=[.A44]+1" office:value-type="float" office:value="42" calcext:value-type="float">
            <text:p>42</text:p>
          </table:table-cell>
          <table:table-cell table:formula="of:=1/(2*PI()*[.A45]*[.$C$2])" office:value-type="float" office:value="17224.5609406813" calcext:value-type="float">
            <text:p>17224.5609406813</text:p>
          </table:table-cell>
          <table:table-cell table:formula="of:=[.B45]/SQRT(([.$B$2]*[.$B$2])+([.B45]*[.B45]))" office:value-type="float" office:value="0.809338089971462" calcext:value-type="float">
            <text:p>0.80933809</text:p>
          </table:table-cell>
          <table:table-cell table:formula="of:=-(180/PI())*ATAN(2*PI()*[.$B$2]*[.$C$2]*[.A45])" office:value-type="float" office:value="-35.9686886580181" calcext:value-type="float">
            <text:p>-35.968688658</text:p>
          </table:table-cell>
          <table:table-cell table:formula="of:=[.C45]/[.$C$4]" office:value-type="float" office:value="0.809458897137692" calcext:value-type="float">
            <text:p>0.8094588971</text:p>
          </table:table-cell>
          <table:table-cell table:formula="of:=-[.D45]/(2*PI()*[.A45])*PI()/180" office:value-type="float" office:value="0.0023788815250012" calcext:value-type="float">
            <text:p>0.0023788815</text:p>
          </table:table-cell>
          <table:table-cell table:number-columns-repeated="3"/>
        </table:table-row>
        <table:table-row table:style-name="ro1">
          <table:table-cell table:formula="of:=[.A45]+1" office:value-type="float" office:value="43" calcext:value-type="float">
            <text:p>43</text:p>
          </table:table-cell>
          <table:table-cell table:formula="of:=1/(2*PI()*[.A46]*[.$C$2])" office:value-type="float" office:value="16823.9897560143" calcext:value-type="float">
            <text:p>16823.9897560143</text:p>
          </table:table-cell>
          <table:table-cell table:formula="of:=[.B46]/SQRT(([.$B$2]*[.$B$2])+([.B46]*[.B46]))" office:value-type="float" office:value="0.802694077728152" calcext:value-type="float">
            <text:p>0.8026940777</text:p>
          </table:table-cell>
          <table:table-cell table:formula="of:=-(180/PI())*ATAN(2*PI()*[.$B$2]*[.$C$2]*[.A46])" office:value-type="float" office:value="-36.6118565482648" calcext:value-type="float">
            <text:p>-36.6118565483</text:p>
          </table:table-cell>
          <table:table-cell table:formula="of:=[.C46]/[.$C$4]" office:value-type="float" office:value="0.802813893165088" calcext:value-type="float">
            <text:p>0.8028138932</text:p>
          </table:table-cell>
          <table:table-cell table:formula="of:=-[.D46]/(2*PI()*[.A46])*PI()/180" office:value-type="float" office:value="0.00236510701216181" calcext:value-type="float">
            <text:p>0.002365107</text:p>
          </table:table-cell>
          <table:table-cell table:number-columns-repeated="3"/>
        </table:table-row>
        <table:table-row table:style-name="ro1">
          <table:table-cell table:formula="of:=[.A46]+1" office:value-type="float" office:value="44" calcext:value-type="float">
            <text:p>44</text:p>
          </table:table-cell>
          <table:table-cell table:formula="of:=1/(2*PI()*[.A47]*[.$C$2])" office:value-type="float" office:value="16441.6263524685" calcext:value-type="float">
            <text:p>16441.6263524685</text:p>
          </table:table-cell>
          <table:table-cell table:formula="of:=[.B47]/SQRT(([.$B$2]*[.$B$2])+([.B47]*[.B47]))" office:value-type="float" office:value="0.796060394078726" calcext:value-type="float">
            <text:p>0.7960603941</text:p>
          </table:table-cell>
          <table:table-cell table:formula="of:=-(180/PI())*ATAN(2*PI()*[.$B$2]*[.$C$2]*[.A47])" office:value-type="float" office:value="-37.244472435959" calcext:value-type="float">
            <text:p>-37.244472436</text:p>
          </table:table-cell>
          <table:table-cell table:formula="of:=[.C47]/[.$C$4]" office:value-type="float" office:value="0.796179219328084" calcext:value-type="float">
            <text:p>0.7961792193</text:p>
          </table:table-cell>
          <table:table-cell table:formula="of:=-[.D47]/(2*PI()*[.A47])*PI()/180" office:value-type="float" office:value="0.00235129245176509" calcext:value-type="float">
            <text:p>0.0023512925</text:p>
          </table:table-cell>
          <table:table-cell table:number-columns-repeated="3"/>
        </table:table-row>
        <table:table-row table:style-name="ro1">
          <table:table-cell table:formula="of:=[.A47]+1" office:value-type="float" office:value="45" calcext:value-type="float">
            <text:p>45</text:p>
          </table:table-cell>
          <table:table-cell table:formula="of:=1/(2*PI()*[.A48]*[.$C$2])" office:value-type="float" office:value="16076.2568779692" calcext:value-type="float">
            <text:p>16076.2568779692</text:p>
          </table:table-cell>
          <table:table-cell table:formula="of:=[.B48]/SQRT(([.$B$2]*[.$B$2])+([.B48]*[.B48]))" office:value-type="float" office:value="0.789441577133298" calcext:value-type="float">
            <text:p>0.7894415771</text:p>
          </table:table-cell>
          <table:table-cell table:formula="of:=-(180/PI())*ATAN(2*PI()*[.$B$2]*[.$C$2]*[.A48])" office:value-type="float" office:value="-37.8666434045122" calcext:value-type="float">
            <text:p>-37.8666434045</text:p>
          </table:table-cell>
          <table:table-cell table:formula="of:=[.C48]/[.$C$4]" office:value-type="float" office:value="0.789559414414181" calcext:value-type="float">
            <text:p>0.7895594144</text:p>
          </table:table-cell>
          <table:table-cell table:formula="of:=-[.D48]/(2*PI()*[.A48])*PI()/180" office:value-type="float" office:value="0.00233744712373532" calcext:value-type="float">
            <text:p>0.0023374471</text:p>
          </table:table-cell>
          <table:table-cell table:number-columns-repeated="3"/>
        </table:table-row>
        <table:table-row table:style-name="ro1">
          <table:table-cell table:formula="of:=[.A48]+1" office:value-type="float" office:value="46" calcext:value-type="float">
            <text:p>46</text:p>
          </table:table-cell>
          <table:table-cell table:formula="of:=1/(2*PI()*[.A49]*[.$C$2])" office:value-type="float" office:value="15726.773032796" calcext:value-type="float">
            <text:p>15726.773032796</text:p>
          </table:table-cell>
          <table:table-cell table:formula="of:=[.B49]/SQRT(([.$B$2]*[.$B$2])+([.B49]*[.B49]))" office:value-type="float" office:value="0.782841883612808" calcext:value-type="float">
            <text:p>0.7828418836</text:p>
          </table:table-cell>
          <table:table-cell table:formula="of:=-(180/PI())*ATAN(2*PI()*[.$B$2]*[.$C$2]*[.A49])" office:value-type="float" office:value="-38.4784828846721" calcext:value-type="float">
            <text:p>-38.4784828847</text:p>
          </table:table-cell>
          <table:table-cell table:formula="of:=[.C49]/[.$C$4]" office:value-type="float" office:value="0.782958735779704" calcext:value-type="float">
            <text:p>0.7829587358</text:p>
          </table:table-cell>
          <table:table-cell table:formula="of:=-[.D49]/(2*PI()*[.A49])*PI()/180" office:value-type="float" office:value="0.0023235798843401" calcext:value-type="float">
            <text:p>0.0023235799</text:p>
          </table:table-cell>
          <table:table-cell table:number-columns-repeated="3"/>
        </table:table-row>
        <table:table-row table:style-name="ro1">
          <table:table-cell table:formula="of:=[.A49]+1" office:value-type="float" office:value="47" calcext:value-type="float">
            <text:p>47</text:p>
          </table:table-cell>
          <table:table-cell table:formula="of:=1/(2*PI()*[.A50]*[.$C$2])" office:value-type="float" office:value="15392.1608406088" calcext:value-type="float">
            <text:p>15392.1608406088</text:p>
          </table:table-cell>
          <table:table-cell table:formula="of:=[.B50]/SQRT(([.$B$2]*[.$B$2])+([.B50]*[.B50]))" office:value-type="float" office:value="0.776265296903769" calcext:value-type="float">
            <text:p>0.7762652969</text:p>
          </table:table-cell>
          <table:table-cell table:formula="of:=-(180/PI())*ATAN(2*PI()*[.$B$2]*[.$C$2]*[.A50])" office:value-type="float" office:value="-39.0801099976361" calcext:value-type="float">
            <text:p>-39.0801099976</text:p>
          </table:table-cell>
          <table:table-cell table:formula="of:=[.C50]/[.$C$4]" office:value-type="float" office:value="0.776381167405755" calcext:value-type="float">
            <text:p>0.7763811674</text:p>
          </table:table-cell>
          <table:table-cell table:formula="of:=-[.D50]/(2*PI()*[.A50])*PI()/180" office:value-type="float" office:value="0.00230969917243712" calcext:value-type="float">
            <text:p>0.0023096992</text:p>
          </table:table-cell>
          <table:table-cell table:number-columns-repeated="3"/>
        </table:table-row>
        <table:table-row table:style-name="ro1">
          <table:table-cell table:formula="of:=[.A50]+1" office:value-type="float" office:value="48" calcext:value-type="float">
            <text:p>48</text:p>
          </table:table-cell>
          <table:table-cell table:formula="of:=1/(2*PI()*[.A51]*[.$C$2])" office:value-type="float" office:value="15071.4908230961" calcext:value-type="float">
            <text:p>15071.4908230961</text:p>
          </table:table-cell>
          <table:table-cell table:formula="of:=[.B51]/SQRT(([.$B$2]*[.$B$2])+([.B51]*[.B51]))" office:value-type="float" office:value="0.769715535618647" calcext:value-type="float">
            <text:p>0.7697155356</text:p>
          </table:table-cell>
          <table:table-cell table:formula="of:=-(180/PI())*ATAN(2*PI()*[.$B$2]*[.$C$2]*[.A51])" office:value-type="float" office:value="-39.6716489305894" calcext:value-type="float">
            <text:p>-39.6716489306</text:p>
          </table:table-cell>
          <table:table-cell table:formula="of:=[.C51]/[.$C$4]" office:value-type="float" office:value="0.769830428459863" calcext:value-type="float">
            <text:p>0.7698304285</text:p>
          </table:table-cell>
          <table:table-cell table:formula="of:=-[.D51]/(2*PI()*[.A51])*PI()/180" office:value-type="float" office:value="0.00229581301681651" calcext:value-type="float">
            <text:p>0.002295813</text:p>
          </table:table-cell>
          <table:table-cell table:number-columns-repeated="3"/>
        </table:table-row>
        <table:table-row table:style-name="ro1">
          <table:table-cell table:formula="of:=[.A51]+1" office:value-type="float" office:value="49" calcext:value-type="float">
            <text:p>49</text:p>
          </table:table-cell>
          <table:table-cell table:formula="of:=1/(2*PI()*[.A52]*[.$C$2])" office:value-type="float" office:value="14763.9093777268" calcext:value-type="float">
            <text:p>14763.9093777268</text:p>
          </table:table-cell>
          <table:table-cell table:formula="of:=[.B52]/SQRT(([.$B$2]*[.$B$2])+([.B52]*[.B52]))" office:value-type="float" office:value="0.763196062555801" calcext:value-type="float">
            <text:p>0.7631960626</text:p>
          </table:table-cell>
          <table:table-cell table:formula="of:=-(180/PI())*ATAN(2*PI()*[.$B$2]*[.$C$2]*[.A52])" office:value-type="float" office:value="-40.2532283448462" calcext:value-type="float">
            <text:p>-40.2532283448</text:p>
          </table:table-cell>
          <table:table-cell table:formula="of:=[.C52]/[.$C$4]" office:value-type="float" office:value="0.763309982257267" calcext:value-type="float">
            <text:p>0.7633099823</text:p>
          </table:table-cell>
          <table:table-cell table:formula="of:=-[.D52]/(2*PI()*[.A52])*PI()/180" office:value-type="float" office:value="0.00228192904449241" calcext:value-type="float">
            <text:p>0.002281929</text:p>
          </table:table-cell>
          <table:table-cell table:number-columns-repeated="3"/>
        </table:table-row>
        <table:table-row table:style-name="ro1">
          <table:table-cell table:formula="of:=[.A52]+1" office:value-type="float" office:value="50" calcext:value-type="float">
            <text:p>50</text:p>
          </table:table-cell>
          <table:table-cell table:formula="of:=1/(2*PI()*[.A53]*[.$C$2])" office:value-type="float" office:value="14468.6311901723" calcext:value-type="float">
            <text:p>14468.6311901723</text:p>
          </table:table-cell>
          <table:table-cell table:formula="of:=[.B53]/SQRT(([.$B$2]*[.$B$2])+([.B53]*[.B53]))" office:value-type="float" office:value="0.756710093962166" calcext:value-type="float">
            <text:p>0.756710094</text:p>
          </table:table-cell>
          <table:table-cell table:formula="of:=-(180/PI())*ATAN(2*PI()*[.$B$2]*[.$C$2]*[.A53])" office:value-type="float" office:value="-40.8249808165221" calcext:value-type="float">
            <text:p>-40.8249808165</text:p>
          </table:table-cell>
          <table:table-cell table:formula="of:=[.C53]/[.$C$4]" office:value-type="float" office:value="0.756823045524981" calcext:value-type="float">
            <text:p>0.7568230455</text:p>
          </table:table-cell>
          <table:table-cell table:formula="of:=-[.D53]/(2*PI()*[.A53])*PI()/180" office:value-type="float" office:value="0.00226805448980678" calcext:value-type="float">
            <text:p>0.0022680545</text:p>
          </table:table-cell>
          <table:table-cell table:number-columns-repeated="3"/>
        </table:table-row>
        <table:table-row table:style-name="ro1">
          <table:table-cell table:formula="of:=[.A53]+1" office:value-type="float" office:value="51" calcext:value-type="float">
            <text:p>51</text:p>
          </table:table-cell>
          <table:table-cell table:formula="of:=1/(2*PI()*[.A54]*[.$C$2])" office:value-type="float" office:value="14184.9325393846" calcext:value-type="float">
            <text:p>14184.9325393846</text:p>
          </table:table-cell>
          <table:table-cell table:formula="of:=[.B54]/SQRT(([.$B$2]*[.$B$2])+([.B54]*[.B54]))" office:value-type="float" office:value="0.750260609010834" calcext:value-type="float">
            <text:p>0.750260609</text:p>
          </table:table-cell>
          <table:table-cell table:formula="of:=-(180/PI())*ATAN(2*PI()*[.$B$2]*[.$C$2]*[.A54])" office:value-type="float" office:value="-41.3870423094369" calcext:value-type="float">
            <text:p>-41.3870423094</text:p>
          </table:table-cell>
          <table:table-cell table:formula="of:=[.C54]/[.$C$4]" office:value-type="float" office:value="0.750372597880789" calcext:value-type="float">
            <text:p>0.7503725979</text:p>
          </table:table-cell>
          <table:table-cell table:formula="of:=-[.D54]/(2*PI()*[.A54])*PI()/180" office:value-type="float" office:value="0.0022541962042177" calcext:value-type="float">
            <text:p>0.0022541962</text:p>
          </table:table-cell>
          <table:table-cell table:number-columns-repeated="3"/>
        </table:table-row>
        <table:table-row table:style-name="ro1">
          <table:table-cell table:formula="of:=[.A54]+1" office:value-type="float" office:value="52" calcext:value-type="float">
            <text:p>52</text:p>
          </table:table-cell>
          <table:table-cell table:formula="of:=1/(2*PI()*[.A55]*[.$C$2])" office:value-type="float" office:value="13912.1453751657" calcext:value-type="float">
            <text:p>13912.1453751657</text:p>
          </table:table-cell>
          <table:table-cell table:formula="of:=[.B55]/SQRT(([.$B$2]*[.$B$2])+([.B55]*[.B55]))" office:value-type="float" office:value="0.74385035941446" calcext:value-type="float">
            <text:p>0.7438503594</text:p>
          </table:table-cell>
          <table:table-cell table:formula="of:=-(180/PI())*ATAN(2*PI()*[.$B$2]*[.$C$2]*[.A55])" office:value-type="float" office:value="-41.9395516797583" calcext:value-type="float">
            <text:p>-41.9395516798</text:p>
          </table:table-cell>
          <table:table-cell table:formula="of:=[.C55]/[.$C$4]" office:value-type="float" office:value="0.743961391448084" calcext:value-type="float">
            <text:p>0.7439613914</text:p>
          </table:table-cell>
          <table:table-cell table:formula="of:=-[.D55]/(2*PI()*[.A55])*PI()/180" office:value-type="float" office:value="0.00224036066665376" calcext:value-type="float">
            <text:p>0.0022403607</text:p>
          </table:table-cell>
          <table:table-cell table:number-columns-repeated="3"/>
        </table:table-row>
        <table:table-row table:style-name="ro1">
          <table:table-cell table:formula="of:=[.A55]+1" office:value-type="float" office:value="53" calcext:value-type="float">
            <text:p>53</text:p>
          </table:table-cell>
          <table:table-cell table:formula="of:=1/(2*PI()*[.A56]*[.$C$2])" office:value-type="float" office:value="13649.6520662003" calcext:value-type="float">
            <text:p>13649.6520662003</text:p>
          </table:table-cell>
          <table:table-cell table:formula="of:=[.B56]/SQRT(([.$B$2]*[.$B$2])+([.B56]*[.B56]))" office:value-type="float" office:value="0.737481879103795" calcext:value-type="float">
            <text:p>0.7374818791</text:p>
          </table:table-cell>
          <table:table-cell table:formula="of:=-(180/PI())*ATAN(2*PI()*[.$B$2]*[.$C$2]*[.A56])" office:value-type="float" office:value="-42.482650211733" calcext:value-type="float">
            <text:p>-42.4826502117</text:p>
          </table:table-cell>
          <table:table-cell table:formula="of:=[.C56]/[.$C$4]" office:value-type="float" office:value="0.737591960535849" calcext:value-type="float">
            <text:p>0.7375919605</text:p>
          </table:table-cell>
          <table:table-cell table:formula="of:=-[.D56]/(2*PI()*[.A56])*PI()/180" office:value-type="float" office:value="0.00222655399432563" calcext:value-type="float">
            <text:p>0.002226554</text:p>
          </table:table-cell>
          <table:table-cell table:number-columns-repeated="3"/>
        </table:table-row>
        <table:table-row table:style-name="ro1">
          <table:table-cell table:formula="of:=[.A56]+1" office:value-type="float" office:value="54" calcext:value-type="float">
            <text:p>54</text:p>
          </table:table-cell>
          <table:table-cell table:formula="of:=1/(2*PI()*[.A57]*[.$C$2])" office:value-type="float" office:value="13396.880731641" calcext:value-type="float">
            <text:p>13396.880731641</text:p>
          </table:table-cell>
          <table:table-cell table:formula="of:=[.B57]/SQRT(([.$B$2]*[.$B$2])+([.B57]*[.B57]))" office:value-type="float" office:value="0.73115749390865" calcext:value-type="float">
            <text:p>0.7311574939</text:p>
          </table:table-cell>
          <table:table-cell table:formula="of:=-(180/PI())*ATAN(2*PI()*[.$B$2]*[.$C$2]*[.A57])" office:value-type="float" office:value="-43.016481183714" calcext:value-type="float">
            <text:p>-43.0164811837</text:p>
          </table:table-cell>
          <table:table-cell table:formula="of:=[.C57]/[.$C$4]" office:value-type="float" office:value="0.731266631321062" calcext:value-type="float">
            <text:p>0.7312666313</text:p>
          </table:table-cell>
          <table:table-cell table:formula="of:=-[.D57]/(2*PI()*[.A57])*PI()/180" office:value-type="float" office:value="0.00221278195389475" calcext:value-type="float">
            <text:p>0.002212782</text:p>
          </table:table-cell>
          <table:table-cell table:number-columns-repeated="3"/>
        </table:table-row>
        <table:table-row table:style-name="ro1">
          <table:table-cell table:formula="of:=[.A57]+1" office:value-type="float" office:value="55" calcext:value-type="float">
            <text:p>55</text:p>
          </table:table-cell>
          <table:table-cell table:formula="of:=1/(2*PI()*[.A58]*[.$C$2])" office:value-type="float" office:value="13153.3010819748" calcext:value-type="float">
            <text:p>13153.3010819748</text:p>
          </table:table-cell>
          <table:table-cell table:formula="of:=[.B58]/SQRT(([.$B$2]*[.$B$2])+([.B58]*[.B58]))" office:value-type="float" office:value="0.724879331186111" calcext:value-type="float">
            <text:p>0.7248793312</text:p>
          </table:table-cell>
          <table:table-cell table:formula="of:=-(180/PI())*ATAN(2*PI()*[.$B$2]*[.$C$2]*[.A58])" office:value-type="float" office:value="-43.5411894635835" calcext:value-type="float">
            <text:p>-43.5411894636</text:p>
          </table:table-cell>
          <table:table-cell table:formula="of:=[.C58]/[.$C$4]" office:value-type="float" office:value="0.724987531478355" calcext:value-type="float">
            <text:p>0.7249875315</text:p>
          </table:table-cell>
          <table:table-cell table:formula="of:=-[.D58]/(2*PI()*[.A58])*PI()/180" office:value-type="float" office:value="0.00219904997290826" calcext:value-type="float">
            <text:p>0.00219905</text:p>
          </table:table-cell>
          <table:table-cell table:number-columns-repeated="3"/>
        </table:table-row>
        <table:table-row table:style-name="ro1">
          <table:table-cell table:formula="of:=[.A58]+1" office:value-type="float" office:value="56" calcext:value-type="float">
            <text:p>56</text:p>
          </table:table-cell>
          <table:table-cell table:formula="of:=1/(2*PI()*[.A59]*[.$C$2])" office:value-type="float" office:value="12918.420705511" calcext:value-type="float">
            <text:p>12918.420705511</text:p>
          </table:table-cell>
          <table:table-cell table:formula="of:=[.B59]/SQRT(([.$B$2]*[.$B$2])+([.B59]*[.B59]))" office:value-type="float" office:value="0.71864932934793" calcext:value-type="float">
            <text:p>0.7186493293</text:p>
          </table:table-cell>
          <table:table-cell table:formula="of:=-(180/PI())*ATAN(2*PI()*[.$B$2]*[.$C$2]*[.A59])" office:value-type="float" office:value="-44.0569211325768" calcext:value-type="float">
            <text:p>-44.0569211326</text:p>
          </table:table-cell>
          <table:table-cell table:formula="of:=[.C59]/[.$C$4]" office:value-type="float" office:value="0.718756599708817" calcext:value-type="float">
            <text:p>0.7187565997</text:p>
          </table:table-cell>
          <table:table-cell table:formula="of:=-[.D59]/(2*PI()*[.A59])*PI()/180" office:value-type="float" office:value="0.0021853631514175" calcext:value-type="float">
            <text:p>0.0021853632</text:p>
          </table:table-cell>
          <table:table-cell table:number-columns-repeated="3"/>
        </table:table-row>
        <table:table-row table:style-name="ro1">
          <table:table-cell table:formula="of:=[.A59]+1" office:value-type="float" office:value="57" calcext:value-type="float">
            <text:p>57</text:p>
          </table:table-cell>
          <table:table-cell table:formula="of:=1/(2*PI()*[.A60]*[.$C$2])" office:value-type="float" office:value="12691.7817457652" calcext:value-type="float">
            <text:p>12691.7817457652</text:p>
          </table:table-cell>
          <table:table-cell table:formula="of:=[.B60]/SQRT(([.$B$2]*[.$B$2])+([.B60]*[.B60]))" office:value-type="float" office:value="0.712469247245525" calcext:value-type="float">
            <text:p>0.7124692472</text:p>
          </table:table-cell>
          <table:table-cell table:formula="of:=-(180/PI())*ATAN(2*PI()*[.$B$2]*[.$C$2]*[.A60])" office:value-type="float" office:value="-44.5638231364474" calcext:value-type="float">
            <text:p>-44.5638231364</text:p>
          </table:table-cell>
          <table:table-cell table:formula="of:=[.C60]/[.$C$4]" office:value-type="float" office:value="0.712575595126407" calcext:value-type="float">
            <text:p>0.7125755951</text:p>
          </table:table-cell>
          <table:table-cell table:formula="of:=-[.D60]/(2*PI()*[.A60])*PI()/180" office:value-type="float" office:value="0.00217172627370601" calcext:value-type="float">
            <text:p>0.0021717263</text:p>
          </table:table-cell>
          <table:table-cell table:number-columns-repeated="3"/>
        </table:table-row>
        <table:table-row table:style-name="ro1">
          <table:table-cell table:formula="of:=[.A60]+1" office:value-type="float" office:value="58" calcext:value-type="float">
            <text:p>58</text:p>
          </table:table-cell>
          <table:table-cell table:formula="of:=1/(2*PI()*[.A61]*[.$C$2])" office:value-type="float" office:value="12472.9579225623" calcext:value-type="float">
            <text:p>12472.9579225623</text:p>
          </table:table-cell>
          <table:table-cell table:formula="of:=[.B61]/SQRT(([.$B$2]*[.$B$2])+([.B61]*[.B61]))" office:value-type="float" office:value="0.70634067337717" calcext:value-type="float">
            <text:p>0.7063406734</text:p>
          </table:table-cell>
          <table:table-cell table:formula="of:=-(180/PI())*ATAN(2*PI()*[.$B$2]*[.$C$2]*[.A61])" office:value-type="float" office:value="-45.0620429628583" calcext:value-type="float">
            <text:p>-45.0620429629</text:p>
          </table:table-cell>
          <table:table-cell table:formula="of:=[.C61]/[.$C$4]" office:value-type="float" office:value="0.706446106466506" calcext:value-type="float">
            <text:p>0.7064461065</text:p>
          </table:table-cell>
          <table:table-cell table:formula="of:=-[.D61]/(2*PI()*[.A61])*PI()/180" office:value-type="float" office:value="0.00215814382006026" calcext:value-type="float">
            <text:p>0.0021581438</text:p>
          </table:table-cell>
          <table:table-cell table:number-columns-repeated="3"/>
        </table:table-row>
        <table:table-row table:style-name="ro1">
          <table:table-cell table:formula="of:=[.A61]+1" office:value-type="float" office:value="59" calcext:value-type="float">
            <text:p>59</text:p>
          </table:table-cell>
          <table:table-cell table:formula="of:=1/(2*PI()*[.A62]*[.$C$2])" office:value-type="float" office:value="12261.5518560782" calcext:value-type="float">
            <text:p>12261.5518560782</text:p>
          </table:table-cell>
          <table:table-cell table:formula="of:=[.B62]/SQRT(([.$B$2]*[.$B$2])+([.B62]*[.B62]))" office:value-type="float" office:value="0.700265034887475" calcext:value-type="float">
            <text:p>0.7002650349</text:p>
          </table:table-cell>
          <table:table-cell table:formula="of:=-(180/PI())*ATAN(2*PI()*[.$B$2]*[.$C$2]*[.A62])" office:value-type="float" office:value="-45.5517283438497" calcext:value-type="float">
            <text:p>-45.5517283438</text:p>
          </table:table-cell>
          <table:table-cell table:formula="of:=[.C62]/[.$C$4]" office:value-type="float" office:value="0.700369561086751" calcext:value-type="float">
            <text:p>0.7003695611</text:p>
          </table:table-cell>
          <table:table-cell table:formula="of:=-[.D62]/(2*PI()*[.A62])*PI()/180" office:value-type="float" office:value="0.002144619978524" calcext:value-type="float">
            <text:p>0.00214462</text:p>
          </table:table-cell>
          <table:table-cell table:number-columns-repeated="3"/>
        </table:table-row>
        <table:table-row table:style-name="ro1">
          <table:table-cell table:formula="of:=[.A62]+1" office:value-type="float" office:value="60" calcext:value-type="float">
            <text:p>60</text:p>
          </table:table-cell>
          <table:table-cell table:formula="of:=1/(2*PI()*[.A63]*[.$C$2])" office:value-type="float" office:value="12057.1926584769" calcext:value-type="float">
            <text:p>12057.1926584769</text:p>
          </table:table-cell>
          <table:table-cell table:formula="of:=[.B63]/SQRT(([.$B$2]*[.$B$2])+([.B63]*[.B63]))" office:value-type="float" office:value="0.694243606334401" calcext:value-type="float">
            <text:p>0.6942436063</text:p>
          </table:table-cell>
          <table:table-cell table:formula="of:=-(180/PI())*ATAN(2*PI()*[.$B$2]*[.$C$2]*[.A63])" office:value-type="float" office:value="-46.0330269822112" calcext:value-type="float">
            <text:p>-46.0330269822</text:p>
          </table:table-cell>
          <table:table-cell table:formula="of:=[.C63]/[.$C$4]" office:value-type="float" office:value="0.694347233735351" calcext:value-type="float">
            <text:p>0.6943472337</text:p>
          </table:table-cell>
          <table:table-cell table:formula="of:=-[.D63]/(2*PI()*[.A63])*PI()/180" office:value-type="float" office:value="0.00213115865658385" calcext:value-type="float">
            <text:p>0.0021311587</text:p>
          </table:table-cell>
          <table:table-cell table:number-columns-repeated="3"/>
        </table:table-row>
        <table:table-row table:style-name="ro1">
          <table:table-cell table:formula="of:=[.A63]+1" office:value-type="float" office:value="61" calcext:value-type="float">
            <text:p>61</text:p>
          </table:table-cell>
          <table:table-cell table:formula="of:=1/(2*PI()*[.A64]*[.$C$2])" office:value-type="float" office:value="11859.5337624363" calcext:value-type="float">
            <text:p>11859.5337624363</text:p>
          </table:table-cell>
          <table:table-cell table:formula="of:=[.B64]/SQRT(([.$B$2]*[.$B$2])+([.B64]*[.B64]))" office:value-type="float" office:value="0.688277518203648" calcext:value-type="float">
            <text:p>0.6882775182</text:p>
          </table:table-cell>
          <table:table-cell table:formula="of:=-(180/PI())*ATAN(2*PI()*[.$B$2]*[.$C$2]*[.A64])" office:value-type="float" office:value="-46.5060863005767" calcext:value-type="float">
            <text:p>-46.5060863006</text:p>
          </table:table-cell>
          <table:table-cell table:formula="of:=[.C64]/[.$C$4]" office:value-type="float" office:value="0.688380255066751" calcext:value-type="float">
            <text:p>0.6883802551</text:p>
          </table:table-cell>
          <table:table-cell table:formula="of:=-[.D64]/(2*PI()*[.A64])*PI()/180" office:value-type="float" office:value="0.00211776349274029" calcext:value-type="float">
            <text:p>0.0021177635</text:p>
          </table:table-cell>
          <table:table-cell table:number-columns-repeated="3"/>
        </table:table-row>
        <table:table-row table:style-name="ro1">
          <table:table-cell table:formula="of:=[.A64]+1" office:value-type="float" office:value="62" calcext:value-type="float">
            <text:p>62</text:p>
          </table:table-cell>
          <table:table-cell table:formula="of:=1/(2*PI()*[.A65]*[.$C$2])" office:value-type="float" office:value="11668.2509598164" calcext:value-type="float">
            <text:p>11668.2509598164</text:p>
          </table:table-cell>
          <table:table-cell table:formula="of:=[.B65]/SQRT(([.$B$2]*[.$B$2])+([.B65]*[.B65]))" office:value-type="float" office:value="0.682367765154446" calcext:value-type="float">
            <text:p>0.6823677652</text:p>
          </table:table-cell>
          <table:table-cell table:formula="of:=-(180/PI())*ATAN(2*PI()*[.$B$2]*[.$C$2]*[.A65])" office:value-type="float" office:value="-46.9710532120613" calcext:value-type="float">
            <text:p>-46.9710532121</text:p>
          </table:table-cell>
          <table:table-cell table:formula="of:=[.C65]/[.$C$4]" office:value-type="float" office:value="0.682469619888649" calcext:value-type="float">
            <text:p>0.6824696199</text:p>
          </table:table-cell>
          <table:table-cell table:formula="of:=-[.D65]/(2*PI()*[.A65])*PI()/180" office:value-type="float" office:value="0.00210443786792389" calcext:value-type="float">
            <text:p>0.0021044379</text:p>
          </table:table-cell>
          <table:table-cell table:number-columns-repeated="3"/>
        </table:table-row>
        <table:table-row table:style-name="ro1">
          <table:table-cell table:formula="of:=[.A65]+1" office:value-type="float" office:value="63" calcext:value-type="float">
            <text:p>63</text:p>
          </table:table-cell>
          <table:table-cell table:formula="of:=1/(2*PI()*[.A66]*[.$C$2])" office:value-type="float" office:value="11483.0406271209" calcext:value-type="float">
            <text:p>11483.0406271209</text:p>
          </table:table-cell>
          <table:table-cell table:formula="of:=[.B66]/SQRT(([.$B$2]*[.$B$2])+([.B66]*[.B66]))" office:value-type="float" office:value="0.676515213984528" calcext:value-type="float">
            <text:p>0.676515214</text:p>
          </table:table-cell>
          <table:table-cell table:formula="of:=-(180/PI())*ATAN(2*PI()*[.$B$2]*[.$C$2]*[.A66])" office:value-type="float" office:value="-47.4280739112679" calcext:value-type="float">
            <text:p>-47.4280739113</text:p>
          </table:table-cell>
          <table:table-cell table:formula="of:=[.C66]/[.$C$4]" office:value-type="float" office:value="0.676616195128163" calcext:value-type="float">
            <text:p>0.6766161951</text:p>
          </table:table-cell>
          <table:table-cell table:formula="of:=-[.D66]/(2*PI()*[.A66])*PI()/180" office:value-type="float" office:value="0.00209118491672257" calcext:value-type="float">
            <text:p>0.0020911849</text:p>
          </table:table-cell>
          <table:table-cell table:number-columns-repeated="3"/>
        </table:table-row>
        <table:table-row table:style-name="ro1">
          <table:table-cell table:formula="of:=[.A66]+1" office:value-type="float" office:value="64" calcext:value-type="float">
            <text:p>64</text:p>
          </table:table-cell>
          <table:table-cell table:formula="of:=1/(2*PI()*[.A67]*[.$C$2])" office:value-type="float" office:value="11303.6181173221" calcext:value-type="float">
            <text:p>11303.6181173221</text:p>
          </table:table-cell>
          <table:table-cell table:formula="of:=[.B67]/SQRT(([.$B$2]*[.$B$2])+([.B67]*[.B67]))" office:value-type="float" office:value="0.670720611305389" calcext:value-type="float">
            <text:p>0.6707206113</text:p>
          </table:table-cell>
          <table:table-cell table:formula="of:=-(180/PI())*ATAN(2*PI()*[.$B$2]*[.$C$2]*[.A67])" office:value-type="float" office:value="-47.8772936845106" calcext:value-type="float">
            <text:p>-47.8772936845</text:p>
          </table:table-cell>
          <table:table-cell table:formula="of:=[.C67]/[.$C$4]" office:value-type="float" office:value="0.670820727508231" calcext:value-type="float">
            <text:p>0.6708207275</text:p>
          </table:table-cell>
          <table:table-cell table:formula="of:=-[.D67]/(2*PI()*[.A67])*PI()/180" office:value-type="float" office:value="0.00207800753839022" calcext:value-type="float">
            <text:p>0.0020780075</text:p>
          </table:table-cell>
          <table:table-cell table:number-columns-repeated="3"/>
        </table:table-row>
        <table:table-row table:style-name="ro1">
          <table:table-cell table:formula="of:=[.A67]+1" office:value-type="float" office:value="65" calcext:value-type="float">
            <text:p>65</text:p>
          </table:table-cell>
          <table:table-cell table:formula="of:=1/(2*PI()*[.A68]*[.$C$2])" office:value-type="float" office:value="11129.7163001325" calcext:value-type="float">
            <text:p>11129.7163001325</text:p>
          </table:table-cell>
          <table:table-cell table:formula="of:=[.B68]/SQRT(([.$B$2]*[.$B$2])+([.B68]*[.B68]))" office:value-type="float" office:value="0.664984590921908" calcext:value-type="float">
            <text:p>0.6649845909</text:p>
          </table:table-cell>
          <table:table-cell table:formula="of:=-(180/PI())*ATAN(2*PI()*[.$B$2]*[.$C$2]*[.A68])" office:value-type="float" office:value="-48.3188567381248" calcext:value-type="float">
            <text:p>-48.3188567381</text:p>
          </table:table-cell>
          <table:table-cell table:formula="of:=[.C68]/[.$C$4]" office:value-type="float" office:value="0.665083850928339" calcext:value-type="float">
            <text:p>0.6650838509</text:p>
          </table:table-cell>
          <table:table-cell table:formula="of:=-[.D68]/(2*PI()*[.A68])*PI()/180" office:value-type="float" office:value="0.00206490840761217" calcext:value-type="float">
            <text:p>0.0020649084</text:p>
          </table:table-cell>
          <table:table-cell table:number-columns-repeated="3"/>
        </table:table-row>
        <table:table-row table:style-name="ro1">
          <table:table-cell table:formula="of:=[.A68]+1" office:value-type="float" office:value="66" calcext:value-type="float">
            <text:p>66</text:p>
          </table:table-cell>
          <table:table-cell table:formula="of:=1/(2*PI()*[.A69]*[.$C$2])" office:value-type="float" office:value="10961.084234979" calcext:value-type="float">
            <text:p>10961.084234979</text:p>
          </table:table-cell>
          <table:table-cell table:formula="of:=[.B69]/SQRT(([.$B$2]*[.$B$2])+([.B69]*[.B69]))" office:value-type="float" office:value="0.659307680913021" calcext:value-type="float">
            <text:p>0.6593076809</text:p>
          </table:table-cell>
          <table:table-cell table:formula="of:=-(180/PI())*ATAN(2*PI()*[.$B$2]*[.$C$2]*[.A69])" office:value-type="float" office:value="-48.7529060437612" calcext:value-type="float">
            <text:p>-48.7529060438</text:p>
          </table:table-cell>
          <table:table-cell table:formula="of:=[.C69]/[.$C$4]" office:value-type="float" office:value="0.659406093546247" calcext:value-type="float">
            <text:p>0.6594060935</text:p>
          </table:table-cell>
          <table:table-cell table:formula="of:=-[.D69]/(2*PI()*[.A69])*PI()/180" office:value-type="float" office:value="0.00205188998500678" calcext:value-type="float">
            <text:p>0.00205189</text:p>
          </table:table-cell>
          <table:table-cell table:number-columns-repeated="3"/>
        </table:table-row>
        <table:table-row table:style-name="ro1">
          <table:table-cell table:formula="of:=[.A69]+1" office:value-type="float" office:value="67" calcext:value-type="float">
            <text:p>67</text:p>
          </table:table-cell>
          <table:table-cell table:formula="of:=1/(2*PI()*[.A70]*[.$C$2])" office:value-type="float" office:value="10797.4859628152" calcext:value-type="float">
            <text:p>10797.4859628152</text:p>
          </table:table-cell>
          <table:table-cell table:formula="of:=[.B70]/SQRT(([.$B$2]*[.$B$2])+([.B70]*[.B70]))" office:value-type="float" office:value="0.653690310412388" calcext:value-type="float">
            <text:p>0.6536903104</text:p>
          </table:table-cell>
          <table:table-cell table:formula="of:=-(180/PI())*ATAN(2*PI()*[.$B$2]*[.$C$2]*[.A70])" office:value-type="float" office:value="-49.1795831995975" calcext:value-type="float">
            <text:p>-49.1795831996</text:p>
          </table:table-cell>
          <table:table-cell table:formula="of:=[.C70]/[.$C$4]" office:value-type="float" office:value="0.653787884559671" calcext:value-type="float">
            <text:p>0.6537878846</text:p>
          </table:table-cell>
          <table:table-cell table:formula="of:=-[.D70]/(2*PI()*[.A70])*PI()/180" office:value-type="float" office:value="0.0020389545273465" calcext:value-type="float">
            <text:p>0.0020389545</text:p>
          </table:table-cell>
          <table:table-cell table:number-columns-repeated="3"/>
        </table:table-row>
        <table:table-row table:style-name="ro1">
          <table:table-cell table:formula="of:=[.A70]+1" office:value-type="float" office:value="68" calcext:value-type="float">
            <text:p>68</text:p>
          </table:table-cell>
          <table:table-cell table:formula="of:=1/(2*PI()*[.A71]*[.$C$2])" office:value-type="float" office:value="10638.6994045385" calcext:value-type="float">
            <text:p>10638.6994045385</text:p>
          </table:table-cell>
          <table:table-cell table:formula="of:=[.B71]/SQRT(([.$B$2]*[.$B$2])+([.B71]*[.B71]))" office:value-type="float" office:value="0.648132816090005" calcext:value-type="float">
            <text:p>0.6481328161</text:p>
          </table:table-cell>
          <table:table-cell table:formula="of:=-(180/PI())*ATAN(2*PI()*[.$B$2]*[.$C$2]*[.A71])" office:value-type="float" office:value="-49.5990283064356" calcext:value-type="float">
            <text:p>-49.5990283064</text:p>
          </table:table-cell>
          <table:table-cell table:formula="of:=[.C71]/[.$C$4]" office:value-type="float" office:value="0.64822956068886" calcext:value-type="float">
            <text:p>0.6482295607</text:p>
          </table:table-cell>
          <table:table-cell table:formula="of:=-[.D71]/(2*PI()*[.A71])*PI()/180" office:value-type="float" office:value="0.00202610409748511" calcext:value-type="float">
            <text:p>0.0020261041</text:p>
          </table:table-cell>
          <table:table-cell table:number-columns-repeated="3"/>
        </table:table-row>
        <table:table-row table:style-name="ro1">
          <table:table-cell table:formula="of:=[.A71]+1" office:value-type="float" office:value="69" calcext:value-type="float">
            <text:p>69</text:p>
          </table:table-cell>
          <table:table-cell table:formula="of:=1/(2*PI()*[.A72]*[.$C$2])" office:value-type="float" office:value="10484.5153551973" calcext:value-type="float">
            <text:p>10484.5153551973</text:p>
          </table:table-cell>
          <table:table-cell table:formula="of:=[.B72]/SQRT(([.$B$2]*[.$B$2])+([.B72]*[.B72]))" office:value-type="float" office:value="0.642635448337391" calcext:value-type="float">
            <text:p>0.6426354483</text:p>
          </table:table-cell>
          <table:table-cell table:formula="of:=-(180/PI())*ATAN(2*PI()*[.$B$2]*[.$C$2]*[.A72])" office:value-type="float" office:value="-50.0113798576905" calcext:value-type="float">
            <text:p>-50.0113798577</text:p>
          </table:table-cell>
          <table:table-cell table:formula="of:=[.C72]/[.$C$4]" office:value-type="float" office:value="0.642731372362707" calcext:value-type="float">
            <text:p>0.6427313724</text:p>
          </table:table-cell>
          <table:table-cell table:formula="of:=-[.D72]/(2*PI()*[.A72])*PI()/180" office:value-type="float" office:value="0.0020133405739811" calcext:value-type="float">
            <text:p>0.0020133406</text:p>
          </table:table-cell>
          <table:table-cell table:number-columns-repeated="3"/>
        </table:table-row>
        <table:table-row table:style-name="ro1">
          <table:table-cell table:formula="of:=[.A72]+1" office:value-type="float" office:value="70" calcext:value-type="float">
            <text:p>70</text:p>
          </table:table-cell>
          <table:table-cell table:formula="of:=1/(2*PI()*[.A73]*[.$C$2])" office:value-type="float" office:value="10334.7365644088" calcext:value-type="float">
            <text:p>10334.7365644088</text:p>
          </table:table-cell>
          <table:table-cell table:formula="of:=[.B73]/SQRT(([.$B$2]*[.$B$2])+([.B73]*[.B73]))" office:value-type="float" office:value="0.637198377160435" calcext:value-type="float">
            <text:p>0.6371983772</text:p>
          </table:table-cell>
          <table:table-cell table:formula="of:=-(180/PI())*ATAN(2*PI()*[.$B$2]*[.$C$2]*[.A73])" office:value-type="float" office:value="-50.4167746423217" calcext:value-type="float">
            <text:p>-50.4167746423</text:p>
          </table:table-cell>
          <table:table-cell table:formula="of:=[.C73]/[.$C$4]" office:value-type="float" office:value="0.63729348961248" calcext:value-type="float">
            <text:p>0.6372934896</text:p>
          </table:table-cell>
          <table:table-cell table:formula="of:=-[.D73]/(2*PI()*[.A73])*PI()/180" office:value-type="float" office:value="0.00200066566040959" calcext:value-type="float">
            <text:p>0.0020006657</text:p>
          </table:table-cell>
          <table:table-cell table:number-columns-repeated="3"/>
        </table:table-row>
        <table:table-row table:style-name="ro1">
          <table:table-cell table:formula="of:=[.A73]+1" office:value-type="float" office:value="71" calcext:value-type="float">
            <text:p>71</text:p>
          </table:table-cell>
          <table:table-cell table:formula="of:=1/(2*PI()*[.A74]*[.$C$2])" office:value-type="float" office:value="10189.1768944875" calcext:value-type="float">
            <text:p>10189.1768944875</text:p>
          </table:table-cell>
          <table:table-cell table:formula="of:=[.B74]/SQRT(([.$B$2]*[.$B$2])+([.B74]*[.B74]))" office:value-type="float" office:value="0.631821697785229" calcext:value-type="float">
            <text:p>0.6318216978</text:p>
          </table:table-cell>
          <table:table-cell table:formula="of:=-(180/PI())*ATAN(2*PI()*[.$B$2]*[.$C$2]*[.A74])" office:value-type="float" office:value="-50.8153476597943" calcext:value-type="float">
            <text:p>-50.8153476598</text:p>
          </table:table-cell>
          <table:table-cell table:formula="of:=[.C74]/[.$C$4]" office:value-type="float" office:value="0.631916007678483" calcext:value-type="float">
            <text:p>0.6319160077</text:p>
          </table:table-cell>
          <table:table-cell table:formula="of:=-[.D74]/(2*PI()*[.A74])*PI()/180" office:value-type="float" office:value="0.00198808089435815" calcext:value-type="float">
            <text:p>0.0019880809</text:p>
          </table:table-cell>
          <table:table-cell table:number-columns-repeated="3"/>
        </table:table-row>
        <table:table-row table:style-name="ro1">
          <table:table-cell table:formula="of:=[.A74]+1" office:value-type="float" office:value="72" calcext:value-type="float">
            <text:p>72</text:p>
          </table:table-cell>
          <table:table-cell table:formula="of:=1/(2*PI()*[.A75]*[.$C$2])" office:value-type="float" office:value="10047.6605487308" calcext:value-type="float">
            <text:p>10047.6605487308</text:p>
          </table:table-cell>
          <table:table-cell table:formula="of:=[.B75]/SQRT(([.$B$2]*[.$B$2])+([.B75]*[.B75]))" office:value-type="float" office:value="0.626505435983197" calcext:value-type="float">
            <text:p>0.626505436</text:p>
          </table:table-cell>
          <table:table-cell table:formula="of:=-(180/PI())*ATAN(2*PI()*[.$B$2]*[.$C$2]*[.A75])" office:value-type="float" office:value="-51.2072320462048" calcext:value-type="float">
            <text:p>-51.2072320462</text:p>
          </table:table-cell>
          <table:table-cell table:formula="of:=[.C75]/[.$C$4]" office:value-type="float" office:value="0.626598952335987" calcext:value-type="float">
            <text:p>0.6265989523</text:p>
          </table:table-cell>
          <table:table-cell table:formula="of:=-[.D75]/(2*PI()*[.A75])*PI()/180" office:value-type="float" office:value="0.00197558765610358" calcext:value-type="float">
            <text:p>0.0019755877</text:p>
          </table:table-cell>
          <table:table-cell table:number-columns-repeated="3"/>
        </table:table-row>
        <table:table-row table:style-name="ro1">
          <table:table-cell table:formula="of:=[.A75]+1" office:value-type="float" office:value="73" calcext:value-type="float">
            <text:p>73</text:p>
          </table:table-cell>
          <table:table-cell table:formula="of:=1/(2*PI()*[.A76]*[.$C$2])" office:value-type="float" office:value="9910.02136313172" calcext:value-type="float">
            <text:p>9910.0213631317</text:p>
          </table:table-cell>
          <table:table-cell table:formula="of:=[.B76]/SQRT(([.$B$2]*[.$B$2])+([.B76]*[.B76]))" office:value-type="float" office:value="0.621249553122687" calcext:value-type="float">
            <text:p>0.6212495531</text:p>
          </table:table-cell>
          <table:table-cell table:formula="of:=-(180/PI())*ATAN(2*PI()*[.$B$2]*[.$C$2]*[.A76])" office:value-type="float" office:value="-51.5925590107462" calcext:value-type="float">
            <text:p>-51.5925590107</text:p>
          </table:table-cell>
          <table:table-cell table:formula="of:=[.C76]/[.$C$4]" office:value-type="float" office:value="0.621342284947574" calcext:value-type="float">
            <text:p>0.6213422849</text:p>
          </table:table-cell>
          <table:table-cell table:formula="of:=-[.D76]/(2*PI()*[.A76])*PI()/180" office:value-type="float" office:value="0.00196318717696903" calcext:value-type="float">
            <text:p>0.0019631872</text:p>
          </table:table-cell>
          <table:table-cell table:number-columns-repeated="3"/>
        </table:table-row>
        <table:table-row table:style-name="ro1">
          <table:table-cell table:formula="of:=[.A76]+1" office:value-type="float" office:value="74" calcext:value-type="float">
            <text:p>74</text:p>
          </table:table-cell>
          <table:table-cell table:formula="of:=1/(2*PI()*[.A77]*[.$C$2])" office:value-type="float" office:value="9776.10215552183" calcext:value-type="float">
            <text:p>9776.1021555218</text:p>
          </table:table-cell>
          <table:table-cell table:formula="of:=[.B77]/SQRT(([.$B$2]*[.$B$2])+([.B77]*[.B77]))" office:value-type="float" office:value="0.616053950954875" calcext:value-type="float">
            <text:p>0.616053951</text:p>
          </table:table-cell>
          <table:table-cell table:formula="of:=-(180/PI())*ATAN(2*PI()*[.$B$2]*[.$C$2]*[.A77])" office:value-type="float" office:value="-51.9714577817312" calcext:value-type="float">
            <text:p>-51.9714577817</text:p>
          </table:table-cell>
          <table:table-cell table:formula="of:=[.C77]/[.$C$4]" office:value-type="float" office:value="0.616145907249755" calcext:value-type="float">
            <text:p>0.6161459072</text:p>
          </table:table-cell>
          <table:table-cell table:formula="of:=-[.D77]/(2*PI()*[.A77])*PI()/180" office:value-type="float" office:value="0.00195088054736228" calcext:value-type="float">
            <text:p>0.0019508805</text:p>
          </table:table-cell>
          <table:table-cell table:number-columns-repeated="3"/>
        </table:table-row>
        <table:table-row table:style-name="ro1">
          <table:table-cell table:formula="of:=[.A77]+1" office:value-type="float" office:value="75" calcext:value-type="float">
            <text:p>75</text:p>
          </table:table-cell>
          <table:table-cell table:formula="of:=1/(2*PI()*[.A78]*[.$C$2])" office:value-type="float" office:value="9645.75412678154" calcext:value-type="float">
            <text:p>9645.7541267815</text:p>
          </table:table-cell>
          <table:table-cell table:formula="of:=[.B78]/SQRT(([.$B$2]*[.$B$2])+([.B78]*[.B78]))" office:value-type="float" office:value="0.610918476142304" calcext:value-type="float">
            <text:p>0.6109184761</text:p>
          </table:table-cell>
          <table:table-cell table:formula="of:=-(180/PI())*ATAN(2*PI()*[.$B$2]*[.$C$2]*[.A78])" office:value-type="float" office:value="-52.3440555614338" calcext:value-type="float">
            <text:p>-52.3440555614</text:p>
          </table:table-cell>
          <table:table-cell table:formula="of:=[.C78]/[.$C$4]" office:value-type="float" office:value="0.611009665882184" calcext:value-type="float">
            <text:p>0.6110096659</text:p>
          </table:table-cell>
          <table:table-cell table:formula="of:=-[.D78]/(2*PI()*[.A78])*PI()/180" office:value-type="float" office:value="0.00193866872449755" calcext:value-type="float">
            <text:p>0.0019386687</text:p>
          </table:table-cell>
          <table:table-cell table:number-columns-repeated="3"/>
        </table:table-row>
        <table:table-row table:style-name="ro1">
          <table:table-cell table:formula="of:=[.A78]+1" office:value-type="float" office:value="76" calcext:value-type="float">
            <text:p>76</text:p>
          </table:table-cell>
          <table:table-cell table:formula="of:=1/(2*PI()*[.A79]*[.$C$2])" office:value-type="float" office:value="9518.83630932388" calcext:value-type="float">
            <text:p>9518.8363093239</text:p>
          </table:table-cell>
          <table:table-cell table:formula="of:=[.B79]/SQRT(([.$B$2]*[.$B$2])+([.B79]*[.B79]))" office:value-type="float" office:value="0.605842924538841" calcext:value-type="float">
            <text:p>0.6058429245</text:p>
          </table:table-cell>
          <table:table-cell table:formula="of:=-(180/PI())*ATAN(2*PI()*[.$B$2]*[.$C$2]*[.A79])" office:value-type="float" office:value="-52.7104774890507" calcext:value-type="float">
            <text:p>-52.7104774891</text:p>
          </table:table-cell>
          <table:table-cell table:formula="of:=[.C79]/[.$C$4]" office:value-type="float" office:value="0.605933356668257" calcext:value-type="float">
            <text:p>0.6059333567</text:p>
          </table:table-cell>
          <table:table-cell table:formula="of:=-[.D79]/(2*PI()*[.A79])*PI()/180" office:value-type="float" office:value="0.00192655253980449" calcext:value-type="float">
            <text:p>0.0019265525</text:p>
          </table:table-cell>
          <table:table-cell table:number-columns-repeated="3"/>
        </table:table-row>
        <table:table-row table:style-name="ro1">
          <table:table-cell table:formula="of:=[.A79]+1" office:value-type="float" office:value="77" calcext:value-type="float">
            <text:p>77</text:p>
          </table:table-cell>
          <table:table-cell table:formula="of:=1/(2*PI()*[.A80]*[.$C$2])" office:value-type="float" office:value="9395.21505855344" calcext:value-type="float">
            <text:p>9395.2150585535</text:p>
          </table:table-cell>
          <table:table-cell table:formula="of:=[.B80]/SQRT(([.$B$2]*[.$B$2])+([.B80]*[.B80]))" office:value-type="float" office:value="0.600827045230058" calcext:value-type="float">
            <text:p>0.6008270452</text:p>
          </table:table-cell>
          <table:table-cell table:formula="of:=-(180/PI())*ATAN(2*PI()*[.$B$2]*[.$C$2]*[.A80])" office:value-type="float" office:value="-53.0708466111267" calcext:value-type="float">
            <text:p>-53.0708466111</text:p>
          </table:table-cell>
          <table:table-cell table:formula="of:=[.C80]/[.$C$4]" office:value-type="float" office:value="0.600916728656091" calcext:value-type="float">
            <text:p>0.6009167287</text:p>
          </table:table-cell>
          <table:table-cell table:formula="of:=-[.D80]/(2*PI()*[.A80])*PI()/180" office:value-type="float" office:value="0.0019145327060291" calcext:value-type="float">
            <text:p>0.0019145327</text:p>
          </table:table-cell>
          <table:table-cell table:number-columns-repeated="3"/>
        </table:table-row>
        <table:table-row table:style-name="ro1">
          <table:table-cell table:formula="of:=[.A80]+1" office:value-type="float" office:value="78" calcext:value-type="float">
            <text:p>78</text:p>
          </table:table-cell>
          <table:table-cell table:formula="of:=1/(2*PI()*[.A81]*[.$C$2])" office:value-type="float" office:value="9274.76358344378" calcext:value-type="float">
            <text:p>9274.7635834438</text:p>
          </table:table-cell>
          <table:table-cell table:formula="of:=[.B81]/SQRT(([.$B$2]*[.$B$2])+([.B81]*[.B81]))" office:value-type="float" office:value="0.595870544343267" calcext:value-type="float">
            <text:p>0.5958705443</text:p>
          </table:table-cell>
          <table:table-cell table:formula="of:=-(180/PI())*ATAN(2*PI()*[.$B$2]*[.$C$2]*[.A81])" office:value-type="float" office:value="-53.4252838588235" calcext:value-type="float">
            <text:p>-53.4252838588</text:p>
          </table:table-cell>
          <table:table-cell table:formula="of:=[.C81]/[.$C$4]" office:value-type="float" office:value="0.595959487929134" calcext:value-type="float">
            <text:p>0.5959594879</text:p>
          </table:table-cell>
          <table:table-cell table:formula="of:=-[.D81]/(2*PI()*[.A81])*PI()/180" office:value-type="float" office:value="0.00190260982403217" calcext:value-type="float">
            <text:p>0.0019026098</text:p>
          </table:table-cell>
          <table:table-cell table:number-columns-repeated="3"/>
        </table:table-row>
        <table:table-row table:style-name="ro1">
          <table:table-cell table:formula="of:=[.A81]+1" office:value-type="float" office:value="79" calcext:value-type="float">
            <text:p>79</text:p>
          </table:table-cell>
          <table:table-cell table:formula="of:=1/(2*PI()*[.A82]*[.$C$2])" office:value-type="float" office:value="9157.36151276728" calcext:value-type="float">
            <text:p>9157.3615127673</text:p>
          </table:table-cell>
          <table:table-cell table:formula="of:=[.B82]/SQRT(([.$B$2]*[.$B$2])+([.B82]*[.B82]))" office:value-type="float" office:value="0.590973088636507" calcext:value-type="float">
            <text:p>0.5909730886</text:p>
          </table:table-cell>
          <table:table-cell table:formula="of:=-(180/PI())*ATAN(2*PI()*[.$B$2]*[.$C$2]*[.A82])" office:value-type="float" office:value="-53.7739080314535" calcext:value-type="float">
            <text:p>-53.7739080315</text:p>
          </table:table-cell>
          <table:table-cell table:formula="of:=[.C82]/[.$C$4]" office:value-type="float" office:value="0.591061301195684" calcext:value-type="float">
            <text:p>0.5910613012</text:p>
          </table:table-cell>
          <table:table-cell table:formula="of:=-[.D82]/(2*PI()*[.A82])*PI()/180" office:value-type="float" office:value="0.00189078438929161" calcext:value-type="float">
            <text:p>0.0018907844</text:p>
          </table:table-cell>
          <table:table-cell table:number-columns-repeated="3"/>
        </table:table-row>
        <table:table-row table:style-name="ro1">
          <table:table-cell table:formula="of:=[.A82]+1" office:value-type="float" office:value="80" calcext:value-type="float">
            <text:p>80</text:p>
          </table:table-cell>
          <table:table-cell table:formula="of:=1/(2*PI()*[.A83]*[.$C$2])" office:value-type="float" office:value="9042.89449385769" calcext:value-type="float">
            <text:p>9042.8944938577</text:p>
          </table:table-cell>
          <table:table-cell table:formula="of:=[.B83]/SQRT(([.$B$2]*[.$B$2])+([.B83]*[.B83]))" office:value-type="float" office:value="0.586134308875833" calcext:value-type="float">
            <text:p>0.5861343089</text:p>
          </table:table-cell>
          <table:table-cell table:formula="of:=-(180/PI())*ATAN(2*PI()*[.$B$2]*[.$C$2]*[.A83])" office:value-type="float" office:value="-54.1168357857343" calcext:value-type="float">
            <text:p>-54.1168357857</text:p>
          </table:table-cell>
          <table:table-cell table:formula="of:=[.C83]/[.$C$4]" office:value-type="float" office:value="0.58622179916668" calcext:value-type="float">
            <text:p>0.5862217992</text:p>
          </table:table-cell>
          <table:table-cell table:formula="of:=-[.D83]/(2*PI()*[.A83])*PI()/180" office:value-type="float" office:value="0.00187905679811577" calcext:value-type="float">
            <text:p>0.0018790568</text:p>
          </table:table-cell>
          <table:table-cell table:number-columns-repeated="3"/>
        </table:table-row>
        <table:table-row table:style-name="ro1">
          <table:table-cell table:formula="of:=[.A83]+1" office:value-type="float" office:value="81" calcext:value-type="float">
            <text:p>81</text:p>
          </table:table-cell>
          <table:table-cell table:formula="of:=1/(2*PI()*[.A84]*[.$C$2])" office:value-type="float" office:value="8931.25382109401" calcext:value-type="float">
            <text:p>8931.253821094</text:p>
          </table:table-cell>
          <table:table-cell table:formula="of:=[.B84]/SQRT(([.$B$2]*[.$B$2])+([.B84]*[.B84]))" office:value-type="float" office:value="0.581353803010172" calcext:value-type="float">
            <text:p>0.581353803</text:p>
          </table:table-cell>
          <table:table-cell table:formula="of:=-(180/PI())*ATAN(2*PI()*[.$B$2]*[.$C$2]*[.A84])" office:value-type="float" office:value="-54.4541816302548" calcext:value-type="float">
            <text:p>-54.4541816303</text:p>
          </table:table-cell>
          <table:table-cell table:formula="of:=[.C84]/[.$C$4]" office:value-type="float" office:value="0.581440579731036" calcext:value-type="float">
            <text:p>0.5814405797</text:p>
          </table:table-cell>
          <table:table-cell table:formula="of:=-[.D84]/(2*PI()*[.A84])*PI()/180" office:value-type="float" office:value="0.00186742735357527" calcext:value-type="float">
            <text:p>0.0018674274</text:p>
          </table:table-cell>
          <table:table-cell table:number-columns-repeated="3"/>
        </table:table-row>
        <table:table-row table:style-name="ro1">
          <table:table-cell table:formula="of:=[.A84]+1" office:value-type="float" office:value="82" calcext:value-type="float">
            <text:p>82</text:p>
          </table:table-cell>
          <table:table-cell table:formula="of:=1/(2*PI()*[.A85]*[.$C$2])" office:value-type="float" office:value="8822.33609156848" calcext:value-type="float">
            <text:p>8822.3360915685</text:p>
          </table:table-cell>
          <table:table-cell table:formula="of:=[.B85]/SQRT(([.$B$2]*[.$B$2])+([.B85]*[.B85]))" office:value-type="float" office:value="0.576631139152974" calcext:value-type="float">
            <text:p>0.5766311392</text:p>
          </table:table-cell>
          <table:table-cell table:formula="of:=-(180/PI())*ATAN(2*PI()*[.$B$2]*[.$C$2]*[.A85])" office:value-type="float" office:value="-54.7860579246799" calcext:value-type="float">
            <text:p>-54.7860579247</text:p>
          </table:table-cell>
          <table:table-cell table:formula="of:=[.C85]/[.$C$4]" office:value-type="float" office:value="0.576717210937737" calcext:value-type="float">
            <text:p>0.5767172109</text:p>
          </table:table-cell>
          <table:table-cell table:formula="of:=-[.D85]/(2*PI()*[.A85])*PI()/180" office:value-type="float" office:value="0.00185589627116124" calcext:value-type="float">
            <text:p>0.0018558963</text:p>
          </table:table-cell>
          <table:table-cell table:number-columns-repeated="3"/>
        </table:table-row>
        <table:table-row table:style-name="ro1">
          <table:table-cell table:formula="of:=[.A85]+1" office:value-type="float" office:value="83" calcext:value-type="float">
            <text:p>83</text:p>
          </table:table-cell>
          <table:table-cell table:formula="of:=1/(2*PI()*[.A86]*[.$C$2])" office:value-type="float" office:value="8716.04288564596" calcext:value-type="float">
            <text:p>8716.042885646</text:p>
          </table:table-cell>
          <table:table-cell table:formula="of:=[.B86]/SQRT(([.$B$2]*[.$B$2])+([.B86]*[.B86]))" office:value-type="float" office:value="0.571965858379689" calcext:value-type="float">
            <text:p>0.5719658584</text:p>
          </table:table-cell>
          <table:table-cell table:formula="of:=-(180/PI())*ATAN(2*PI()*[.$B$2]*[.$C$2]*[.A86])" office:value-type="float" office:value="-55.1125748832488" calcext:value-type="float">
            <text:p>-55.1125748832</text:p>
          </table:table-cell>
          <table:table-cell table:formula="of:=[.C86]/[.$C$4]" office:value-type="float" office:value="0.57205123379373" calcext:value-type="float">
            <text:p>0.5720512338</text:p>
          </table:table-cell>
          <table:table-cell table:formula="of:=-[.D86]/(2*PI()*[.A86])*PI()/180" office:value-type="float" office:value="0.00184446368417834" calcext:value-type="float">
            <text:p>0.0018444637</text:p>
          </table:table-cell>
          <table:table-cell table:number-columns-repeated="3"/>
        </table:table-row>
        <table:table-row table:style-name="ro1">
          <table:table-cell table:formula="of:=[.A86]+1" office:value-type="float" office:value="84" calcext:value-type="float">
            <text:p>84</text:p>
          </table:table-cell>
          <table:table-cell table:formula="of:=1/(2*PI()*[.A87]*[.$C$2])" office:value-type="float" office:value="8612.28047034066" calcext:value-type="float">
            <text:p>8612.2804703407</text:p>
          </table:table-cell>
          <table:table-cell table:formula="of:=[.B87]/SQRT(([.$B$2]*[.$B$2])+([.B87]*[.B87]))" office:value-type="float" office:value="0.567357477349962" calcext:value-type="float">
            <text:p>0.5673574773</text:p>
          </table:table-cell>
          <table:table-cell table:formula="of:=-(180/PI())*ATAN(2*PI()*[.$B$2]*[.$C$2]*[.A87])" office:value-type="float" office:value="-55.4338405821572" calcext:value-type="float">
            <text:p>-55.4338405822</text:p>
          </table:table-cell>
          <table:table-cell table:formula="of:=[.C87]/[.$C$4]" office:value-type="float" office:value="0.567442164886514" calcext:value-type="float">
            <text:p>0.5674421649</text:p>
          </table:table-cell>
          <table:table-cell table:formula="of:=-[.D87]/(2*PI()*[.A87])*PI()/180" office:value-type="float" office:value="0.00183312964888086" calcext:value-type="float">
            <text:p>0.0018331296</text:p>
          </table:table-cell>
          <table:table-cell table:number-columns-repeated="3"/>
        </table:table-row>
        <table:table-row table:style-name="ro1">
          <table:table-cell table:formula="of:=[.A87]+1" office:value-type="float" office:value="85" calcext:value-type="float">
            <text:p>85</text:p>
          </table:table-cell>
          <table:table-cell table:formula="of:=1/(2*PI()*[.A88]*[.$C$2])" office:value-type="float" office:value="8510.95952363077" calcext:value-type="float">
            <text:p>8510.9595236308</text:p>
          </table:table-cell>
          <table:table-cell table:formula="of:=[.B88]/SQRT(([.$B$2]*[.$B$2])+([.B88]*[.B88]))" office:value-type="float" office:value="0.562805490763216" calcext:value-type="float">
            <text:p>0.5628054908</text:p>
          </table:table-cell>
          <table:table-cell table:formula="of:=-(180/PI())*ATAN(2*PI()*[.$B$2]*[.$C$2]*[.A88])" office:value-type="float" office:value="-55.749960970438" calcext:value-type="float">
            <text:p>-55.7499609704</text:p>
          </table:table-cell>
          <table:table-cell table:formula="of:=[.C88]/[.$C$4]" office:value-type="float" office:value="0.562889498840087" calcext:value-type="float">
            <text:p>0.5628894988</text:p>
          </table:table-cell>
          <table:table-cell table:formula="of:=-[.D88]/(2*PI()*[.A88])*PI()/180" office:value-type="float" office:value="0.00182189414936072" calcext:value-type="float">
            <text:p>0.0018218941</text:p>
          </table:table-cell>
          <table:table-cell table:number-columns-repeated="3"/>
        </table:table-row>
        <table:table-row table:style-name="ro1">
          <table:table-cell table:formula="of:=[.A88]+1" office:value-type="float" office:value="86" calcext:value-type="float">
            <text:p>86</text:p>
          </table:table-cell>
          <table:table-cell table:formula="of:=1/(2*PI()*[.A89]*[.$C$2])" office:value-type="float" office:value="8411.99487800715" calcext:value-type="float">
            <text:p>8411.9948780072</text:p>
          </table:table-cell>
          <table:table-cell table:formula="of:=[.B89]/SQRT(([.$B$2]*[.$B$2])+([.B89]*[.B89]))" office:value-type="float" office:value="0.558309373656046" calcext:value-type="float">
            <text:p>0.5583093737</text:p>
          </table:table-cell>
          <table:table-cell table:formula="of:=-(180/PI())*ATAN(2*PI()*[.$B$2]*[.$C$2]*[.A89])" office:value-type="float" office:value="-56.0610398839867" calcext:value-type="float">
            <text:p>-56.061039884</text:p>
          </table:table-cell>
          <table:table-cell table:formula="of:=[.C89]/[.$C$4]" office:value-type="float" office:value="0.558392710612686" calcext:value-type="float">
            <text:p>0.5583927106</text:p>
          </table:table-cell>
          <table:table-cell table:formula="of:=-[.D89]/(2*PI()*[.A89])*PI()/180" office:value-type="float" office:value="0.00181075710219595" calcext:value-type="float">
            <text:p>0.0018107571</text:p>
          </table:table-cell>
          <table:table-cell table:number-columns-repeated="3"/>
        </table:table-row>
        <table:table-row table:style-name="ro1">
          <table:table-cell table:formula="of:=[.A89]+1" office:value-type="float" office:value="87" calcext:value-type="float">
            <text:p>87</text:p>
          </table:table-cell>
          <table:table-cell table:formula="of:=1/(2*PI()*[.A90]*[.$C$2])" office:value-type="float" office:value="8315.30528170822" calcext:value-type="float">
            <text:p>8315.3052817082</text:p>
          </table:table-cell>
          <table:table-cell table:formula="of:=[.B90]/SQRT(([.$B$2]*[.$B$2])+([.B90]*[.B90]))" office:value-type="float" office:value="0.553868583549633" calcext:value-type="float">
            <text:p>0.5538685835</text:p>
          </table:table-cell>
          <table:table-cell table:formula="of:=-(180/PI())*ATAN(2*PI()*[.$B$2]*[.$C$2]*[.A90])" office:value-type="float" office:value="-56.3671790624011" calcext:value-type="float">
            <text:p>-56.3671790624</text:p>
          </table:table-cell>
          <table:table-cell table:formula="of:=[.C90]/[.$C$4]" office:value-type="float" office:value="0.553951257644515" calcext:value-type="float">
            <text:p>0.5539512576</text:p>
          </table:table-cell>
          <table:table-cell table:formula="of:=-[.D90]/(2*PI()*[.A90])*PI()/180" office:value-type="float" office:value="0.00179971836086849" calcext:value-type="float">
            <text:p>0.0017997184</text:p>
          </table:table-cell>
          <table:table-cell table:number-columns-repeated="3"/>
        </table:table-row>
        <table:table-row table:style-name="ro1">
          <table:table-cell table:formula="of:=[.A90]+1" office:value-type="float" office:value="88" calcext:value-type="float">
            <text:p>88</text:p>
          </table:table-cell>
          <table:table-cell table:formula="of:=1/(2*PI()*[.A91]*[.$C$2])" office:value-type="float" office:value="8220.81317623426" calcext:value-type="float">
            <text:p>8220.8131762343</text:p>
          </table:table-cell>
          <table:table-cell table:formula="of:=[.B91]/SQRT(([.$B$2]*[.$B$2])+([.B91]*[.B91]))" office:value-type="float" office:value="0.54948256245506" calcext:value-type="float">
            <text:p>0.5494825625</text:p>
          </table:table-cell>
          <table:table-cell table:formula="of:=-(180/PI())*ATAN(2*PI()*[.$B$2]*[.$C$2]*[.A91])" office:value-type="float" office:value="-56.6684781683294" calcext:value-type="float">
            <text:p>-56.6684781683</text:p>
          </table:table-cell>
          <table:table-cell table:formula="of:=[.C91]/[.$C$4]" office:value-type="float" office:value="0.549564581863371" calcext:value-type="float">
            <text:p>0.5495645819</text:p>
          </table:table-cell>
          <table:table-cell table:formula="of:=-[.D91]/(2*PI()*[.A91])*PI()/180" office:value-type="float" office:value="0.00178877771995989" calcext:value-type="float">
            <text:p>0.0017887777</text:p>
          </table:table-cell>
          <table:table-cell table:number-columns-repeated="3"/>
        </table:table-row>
        <table:table-row table:style-name="ro1">
          <table:table-cell table:formula="of:=[.A91]+1" office:value-type="float" office:value="89" calcext:value-type="float">
            <text:p>89</text:p>
          </table:table-cell>
          <table:table-cell table:formula="of:=1/(2*PI()*[.A92]*[.$C$2])" office:value-type="float" office:value="8128.44448886085" calcext:value-type="float">
            <text:p>8128.4444888609</text:p>
          </table:table-cell>
          <table:table-cell table:formula="of:=[.B92]/SQRT(([.$B$2]*[.$B$2])+([.B92]*[.B92]))" office:value-type="float" office:value="0.545150738744201" calcext:value-type="float">
            <text:p>0.5451507387</text:p>
          </table:table-cell>
          <table:table-cell table:formula="of:=-(180/PI())*ATAN(2*PI()*[.$B$2]*[.$C$2]*[.A92])" office:value-type="float" office:value="-56.9650348090458" calcext:value-type="float">
            <text:p>-56.965034809</text:p>
          </table:table-cell>
          <table:table-cell table:formula="of:=[.C92]/[.$C$4]" office:value-type="float" office:value="0.5452321115558" calcext:value-type="float">
            <text:p>0.5452321116</text:p>
          </table:table-cell>
          <table:table-cell table:formula="of:=-[.D92]/(2*PI()*[.A92])*PI()/180" office:value-type="float" office:value="0.00177793491913376" calcext:value-type="float">
            <text:p>0.0017779349</text:p>
          </table:table-cell>
          <table:table-cell table:number-columns-repeated="3"/>
        </table:table-row>
        <table:table-row table:style-name="ro1">
          <table:table-cell table:formula="of:=[.A92]+1" office:value-type="float" office:value="90" calcext:value-type="float">
            <text:p>90</text:p>
          </table:table-cell>
          <table:table-cell table:formula="of:=1/(2*PI()*[.A93]*[.$C$2])" office:value-type="float" office:value="8038.12843898461" calcext:value-type="float">
            <text:p>8038.1284389846</text:p>
          </table:table-cell>
          <table:table-cell table:formula="of:=[.B93]/SQRT(([.$B$2]*[.$B$2])+([.B93]*[.B93]))" office:value-type="float" office:value="0.540872528893501" calcext:value-type="float">
            <text:p>0.5408725289</text:p>
          </table:table-cell>
          <table:table-cell table:formula="of:=-(180/PI())*ATAN(2*PI()*[.$B$2]*[.$C$2]*[.A93])" office:value-type="float" office:value="-57.2569445599927" calcext:value-type="float">
            <text:p>-57.25694456</text:p>
          </table:table-cell>
          <table:table-cell table:formula="of:=[.C93]/[.$C$4]" office:value-type="float" office:value="0.540953263111149" calcext:value-type="float">
            <text:p>0.5409532631</text:p>
          </table:table-cell>
          <table:table-cell table:formula="of:=-[.D93]/(2*PI()*[.A93])*PI()/180" office:value-type="float" office:value="0.00176718964691336" calcext:value-type="float">
            <text:p>0.0017671896</text:p>
          </table:table-cell>
          <table:table-cell table:number-columns-repeated="3"/>
        </table:table-row>
        <table:table-row table:style-name="ro1">
          <table:table-cell table:formula="of:=[.A93]+1" office:value-type="float" office:value="91" calcext:value-type="float">
            <text:p>91</text:p>
          </table:table-cell>
          <table:table-cell table:formula="of:=1/(2*PI()*[.A94]*[.$C$2])" office:value-type="float" office:value="7949.79735723753" calcext:value-type="float">
            <text:p>7949.7973572375</text:p>
          </table:table-cell>
          <table:table-cell table:formula="of:=[.B94]/SQRT(([.$B$2]*[.$B$2])+([.B94]*[.B94]))" office:value-type="float" office:value="0.536647339107738" calcext:value-type="float">
            <text:p>0.5366473391</text:p>
          </table:table-cell>
          <table:table-cell table:formula="of:=-(180/PI())*ATAN(2*PI()*[.$B$2]*[.$C$2]*[.A94])" office:value-type="float" office:value="-57.544300990049" calcext:value-type="float">
            <text:p>-57.54430099</text:p>
          </table:table-cell>
          <table:table-cell table:formula="of:=[.C94]/[.$C$4]" office:value-type="float" office:value="0.536727442645561" calcext:value-type="float">
            <text:p>0.5367274426</text:p>
          </table:table-cell>
          <table:table-cell table:formula="of:=-[.D94]/(2*PI()*[.A94])*PI()/180" office:value-type="float" office:value="0.00175654154426279" calcext:value-type="float">
            <text:p>0.0017565415</text:p>
          </table:table-cell>
          <table:table-cell table:number-columns-repeated="3"/>
        </table:table-row>
        <table:table-row table:style-name="ro1">
          <table:table-cell table:formula="of:=[.A94]+1" office:value-type="float" office:value="92" calcext:value-type="float">
            <text:p>92</text:p>
          </table:table-cell>
          <table:table-cell table:formula="of:=1/(2*PI()*[.A95]*[.$C$2])" office:value-type="float" office:value="7863.38651639799" calcext:value-type="float">
            <text:p>7863.386516398</text:p>
          </table:table-cell>
          <table:table-cell table:formula="of:=[.B95]/SQRT(([.$B$2]*[.$B$2])+([.B95]*[.B95]))" office:value-type="float" office:value="0.532474566830506" calcext:value-type="float">
            <text:p>0.5324745668</text:p>
          </table:table-cell>
          <table:table-cell table:formula="of:=-(180/PI())*ATAN(2*PI()*[.$B$2]*[.$C$2]*[.A95])" office:value-type="float" office:value="-57.8271956883032" calcext:value-type="float">
            <text:p>-57.8271956883</text:p>
          </table:table-cell>
          <table:table-cell table:formula="of:=[.C95]/[.$C$4]" office:value-type="float" office:value="0.532554047512689" calcext:value-type="float">
            <text:p>0.5325540475</text:p>
          </table:table-cell>
          <table:table-cell table:formula="of:=-[.D95]/(2*PI()*[.A95])*PI()/180" office:value-type="float" office:value="0.00174599020798017" calcext:value-type="float">
            <text:p>0.0017459902</text:p>
          </table:table-cell>
          <table:table-cell table:number-columns-repeated="3"/>
        </table:table-row>
        <table:table-row table:style-name="ro1">
          <table:table-cell table:formula="of:=[.A95]+1" office:value-type="float" office:value="93" calcext:value-type="float">
            <text:p>93</text:p>
          </table:table-cell>
          <table:table-cell table:formula="of:=1/(2*PI()*[.A96]*[.$C$2])" office:value-type="float" office:value="7778.83397321092" calcext:value-type="float">
            <text:p>7778.8339732109</text:p>
          </table:table-cell>
          <table:table-cell table:formula="of:=[.B96]/SQRT(([.$B$2]*[.$B$2])+([.B96]*[.B96]))" office:value-type="float" office:value="0.528353602147917" calcext:value-type="float">
            <text:p>0.5283536021</text:p>
          </table:table-cell>
          <table:table-cell table:formula="of:=-(180/PI())*ATAN(2*PI()*[.$B$2]*[.$C$2]*[.A96])" office:value-type="float" office:value="-58.1057182921295" calcext:value-type="float">
            <text:p>-58.1057182921</text:p>
          </table:table-cell>
          <table:table-cell table:formula="of:=[.C96]/[.$C$4]" office:value-type="float" office:value="0.528432467707605" calcext:value-type="float">
            <text:p>0.5284324677</text:p>
          </table:table-cell>
          <table:table-cell table:formula="of:=-[.D96]/(2*PI()*[.A96])*PI()/180" office:value-type="float" office:value="0.00173553519391068" calcext:value-type="float">
            <text:p>0.0017355352</text:p>
          </table:table-cell>
          <table:table-cell table:number-columns-repeated="3"/>
        </table:table-row>
        <table:table-row table:style-name="ro1">
          <table:table-cell table:formula="of:=[.A96]+1" office:value-type="float" office:value="94" calcext:value-type="float">
            <text:p>94</text:p>
          </table:table-cell>
          <table:table-cell table:formula="of:=1/(2*PI()*[.A97]*[.$C$2])" office:value-type="float" office:value="7696.08042030442" calcext:value-type="float">
            <text:p>7696.0804203044</text:p>
          </table:table-cell>
          <table:table-cell table:formula="of:=[.B97]/SQRT(([.$B$2]*[.$B$2])+([.B97]*[.B97]))" office:value-type="float" office:value="0.524283829091701" calcext:value-type="float">
            <text:p>0.5242838291</text:p>
          </table:table-cell>
          <table:table-cell table:formula="of:=-(180/PI())*ATAN(2*PI()*[.$B$2]*[.$C$2]*[.A97])" office:value-type="float" office:value="-58.3799565163786" calcext:value-type="float">
            <text:p>-58.3799565164</text:p>
          </table:table-cell>
          <table:table-cell table:formula="of:=[.C97]/[.$C$4]" office:value-type="float" office:value="0.524362087170095" calcext:value-type="float">
            <text:p>0.5243620872</text:p>
          </table:table-cell>
          <table:table-cell table:formula="of:=-[.D97]/(2*PI()*[.A97])*PI()/180" office:value-type="float" office:value="0.00172517601998755" calcext:value-type="float">
            <text:p>0.001725176</text:p>
          </table:table-cell>
          <table:table-cell table:number-columns-repeated="3"/>
        </table:table-row>
        <table:table-row table:style-name="ro1">
          <table:table-cell table:formula="of:=[.A97]+1" office:value-type="float" office:value="95" calcext:value-type="float">
            <text:p>95</text:p>
          </table:table-cell>
          <table:table-cell table:formula="of:=1/(2*PI()*[.A98]*[.$C$2])" office:value-type="float" office:value="7615.06904745911" calcext:value-type="float">
            <text:p>7615.0690474591</text:p>
          </table:table-cell>
          <table:table-cell table:formula="of:=[.B98]/SQRT(([.$B$2]*[.$B$2])+([.B98]*[.B98]))" office:value-type="float" office:value="0.5202646268476" calcext:value-type="float">
            <text:p>0.5202646268</text:p>
          </table:table-cell>
          <table:table-cell table:formula="of:=-(180/PI())*ATAN(2*PI()*[.$B$2]*[.$C$2]*[.A98])" office:value-type="float" office:value="-58.649996183513" calcext:value-type="float">
            <text:p>-58.6499961835</text:p>
          </table:table-cell>
          <table:table-cell table:formula="of:=[.C98]/[.$C$4]" office:value-type="float" office:value="0.520342284993235" calcext:value-type="float">
            <text:p>0.520342285</text:p>
          </table:table-cell>
          <table:table-cell table:formula="of:=-[.D98]/(2*PI()*[.A98])*PI()/180" office:value-type="float" office:value="0.00171491216910857" calcext:value-type="float">
            <text:p>0.0017149122</text:p>
          </table:table-cell>
          <table:table-cell table:number-columns-repeated="3"/>
        </table:table-row>
        <table:table-row table:style-name="ro1">
          <table:table-cell table:formula="of:=[.A98]+1" office:value-type="float" office:value="96" calcext:value-type="float">
            <text:p>96</text:p>
          </table:table-cell>
          <table:table-cell table:formula="of:=1/(2*PI()*[.A99]*[.$C$2])" office:value-type="float" office:value="7535.74541154807" calcext:value-type="float">
            <text:p>7535.7454115481</text:p>
          </table:table-cell>
          <table:table-cell table:formula="of:=[.B99]/SQRT(([.$B$2]*[.$B$2])+([.B99]*[.B99]))" office:value-type="float" office:value="0.516295370874689" calcext:value-type="float">
            <text:p>0.5162953709</text:p>
          </table:table-cell>
          <table:table-cell table:formula="of:=-(180/PI())*ATAN(2*PI()*[.$B$2]*[.$C$2]*[.A99])" office:value-type="float" office:value="-58.9159212545302" calcext:value-type="float">
            <text:p>-58.9159212545</text:p>
          </table:table-cell>
          <table:table-cell table:formula="of:=[.C99]/[.$C$4]" office:value-type="float" office:value="0.516372436542876" calcext:value-type="float">
            <text:p>0.5163724365</text:p>
          </table:table-cell>
          <table:table-cell table:formula="of:=-[.D99]/(2*PI()*[.A99])*PI()/180" office:value-type="float" office:value="0.00170474309185562" calcext:value-type="float">
            <text:p>0.0017047431</text:p>
          </table:table-cell>
          <table:table-cell table:number-columns-repeated="3"/>
        </table:table-row>
        <table:table-row table:style-name="ro1">
          <table:table-cell table:formula="of:=[.A99]+1" office:value-type="float" office:value="97" calcext:value-type="float">
            <text:p>97</text:p>
          </table:table-cell>
          <table:table-cell table:formula="of:=1/(2*PI()*[.A100]*[.$C$2])" office:value-type="float" office:value="7458.05731452181" calcext:value-type="float">
            <text:p>7458.0573145218</text:p>
          </table:table-cell>
          <table:table-cell table:formula="of:=[.B100]/SQRT(([.$B$2]*[.$B$2])+([.B100]*[.B100]))" office:value-type="float" office:value="0.512375433940966" calcext:value-type="float">
            <text:p>0.5123754339</text:p>
          </table:table-cell>
          <table:table-cell table:formula="of:=-(180/PI())*ATAN(2*PI()*[.$B$2]*[.$C$2]*[.A100])" office:value-type="float" office:value="-59.1778138605305" calcext:value-type="float">
            <text:p>-59.1778138605</text:p>
          </table:table-cell>
          <table:table-cell table:formula="of:=[.C100]/[.$C$4]" office:value-type="float" office:value="0.512451914493392" calcext:value-type="float">
            <text:p>0.5124519145</text:p>
          </table:table-cell>
          <table:table-cell table:formula="of:=-[.D100]/(2*PI()*[.A100])*PI()/180" office:value-type="float" office:value="0.00169466820906445" calcext:value-type="float">
            <text:p>0.0016946682</text:p>
          </table:table-cell>
          <table:table-cell table:number-columns-repeated="3"/>
        </table:table-row>
        <table:table-row table:style-name="ro1">
          <table:table-cell table:formula="of:=[.A100]+1" office:value-type="float" office:value="98" calcext:value-type="float">
            <text:p>98</text:p>
          </table:table-cell>
          <table:table-cell table:formula="of:=1/(2*PI()*[.A101]*[.$C$2])" office:value-type="float" office:value="7381.95468886342" calcext:value-type="float">
            <text:p>7381.9546888634</text:p>
          </table:table-cell>
          <table:table-cell table:formula="of:=[.B101]/SQRT(([.$B$2]*[.$B$2])+([.B101]*[.B101]))" office:value-type="float" office:value="0.508504187080295" calcext:value-type="float">
            <text:p>0.5085041871</text:p>
          </table:table-cell>
          <table:table-cell table:formula="of:=-(180/PI())*ATAN(2*PI()*[.$B$2]*[.$C$2]*[.A101])" office:value-type="float" office:value="-59.435754334799" calcext:value-type="float">
            <text:p>-59.4357543348</text:p>
          </table:table-cell>
          <table:table-cell table:formula="of:=[.C101]/[.$C$4]" office:value-type="float" office:value="0.508580089784762" calcext:value-type="float">
            <text:p>0.5085800898</text:p>
          </table:table-cell>
          <table:table-cell table:formula="of:=-[.D101]/(2*PI()*[.A101])*PI()/180" office:value-type="float" office:value="0.00168468691425167" calcext:value-type="float">
            <text:p>0.0016846869</text:p>
          </table:table-cell>
          <table:table-cell table:number-columns-repeated="3"/>
        </table:table-row>
        <table:table-row table:style-name="ro1">
          <table:table-cell table:formula="of:=[.A101]+1" office:value-type="float" office:value="99" calcext:value-type="float">
            <text:p>99</text:p>
          </table:table-cell>
          <table:table-cell table:formula="of:=1/(2*PI()*[.A102]*[.$C$2])" office:value-type="float" office:value="7307.38948998601" calcext:value-type="float">
            <text:p>7307.389489986</text:p>
          </table:table-cell>
          <table:table-cell table:formula="of:=[.B102]/SQRT(([.$B$2]*[.$B$2])+([.B102]*[.B102]))" office:value-type="float" office:value="0.504681000475522" calcext:value-type="float">
            <text:p>0.5046810005</text:p>
          </table:table-cell>
          <table:table-cell table:formula="of:=-(180/PI())*ATAN(2*PI()*[.$B$2]*[.$C$2]*[.A102])" office:value-type="float" office:value="-59.6898212452829" calcext:value-type="float">
            <text:p>-59.6898212453</text:p>
          </table:table-cell>
          <table:table-cell table:formula="of:=[.C102]/[.$C$4]" office:value-type="float" office:value="0.504756332505822" calcext:value-type="float">
            <text:p>0.5047563325</text:p>
          </table:table-cell>
          <table:table-cell table:formula="of:=-[.D102]/(2*PI()*[.A102])*PI()/180" office:value-type="float" office:value="0.00167479857590581" calcext:value-type="float">
            <text:p>0.0016747986</text:p>
          </table:table-cell>
          <table:table-cell table:number-columns-repeated="3"/>
        </table:table-row>
        <table:table-row table:style-name="ro1">
          <table:table-cell table:formula="of:=[.A102]+1" office:value-type="float" office:value="100" calcext:value-type="float">
            <text:p>100</text:p>
          </table:table-cell>
          <table:table-cell table:formula="of:=1/(2*PI()*[.A103]*[.$C$2])" office:value-type="float" office:value="7234.31559508615" calcext:value-type="float">
            <text:p>7234.3155950862</text:p>
          </table:table-cell>
          <table:table-cell table:formula="of:=[.B103]/SQRT(([.$B$2]*[.$B$2])+([.B103]*[.B103]))" office:value-type="float" office:value="0.50090524427234" calcext:value-type="float">
            <text:p>0.5009052443</text:p>
          </table:table-cell>
          <table:table-cell table:formula="of:=-(180/PI())*ATAN(2*PI()*[.$B$2]*[.$C$2]*[.A103])" office:value-type="float" office:value="-59.940091427356" calcext:value-type="float">
            <text:p>-59.9400914274</text:p>
          </table:table-cell>
          <table:table-cell table:formula="of:=[.C103]/[.$C$4]" office:value-type="float" office:value="0.50098001270825" calcext:value-type="float">
            <text:p>0.5009800127</text:p>
          </table:table-cell>
          <table:table-cell table:formula="of:=-[.D103]/(2*PI()*[.A103])*PI()/180" office:value-type="float" office:value="0.00166500253964878" calcext:value-type="float">
            <text:p>0.0016650025</text:p>
          </table:table-cell>
          <table:table-cell table:number-columns-repeated="3"/>
        </table:table-row>
        <table:table-row table:style-name="ro1">
          <table:table-cell table:formula="of:=[.A103]+1" office:value-type="float" office:value="101" calcext:value-type="float">
            <text:p>101</text:p>
          </table:table-cell>
          <table:table-cell table:formula="of:=1/(2*PI()*[.A104]*[.$C$2])" office:value-type="float" office:value="7162.68870800609" calcext:value-type="float">
            <text:p>7162.6887080061</text:p>
          </table:table-cell>
          <table:table-cell table:formula="of:=[.B104]/SQRT(([.$B$2]*[.$B$2])+([.B104]*[.B104]))" office:value-type="float" office:value="0.497176289328239" calcext:value-type="float">
            <text:p>0.4971762893</text:p>
          </table:table-cell>
          <table:table-cell table:formula="of:=-(180/PI())*ATAN(2*PI()*[.$B$2]*[.$C$2]*[.A104])" office:value-type="float" office:value="-60.1866400167722" calcext:value-type="float">
            <text:p>-60.1866400168</text:p>
          </table:table-cell>
          <table:table-cell table:formula="of:=[.C104]/[.$C$4]" office:value-type="float" office:value="0.497250501155625" calcext:value-type="float">
            <text:p>0.4972505012</text:p>
          </table:table-cell>
          <table:table-cell table:formula="of:=-[.D104]/(2*PI()*[.A104])*PI()/180" office:value-type="float" office:value="0.00165529813027426" calcext:value-type="float">
            <text:p>0.0016552981</text:p>
          </table:table-cell>
          <table:table-cell table:number-columns-repeated="3"/>
        </table:table-row>
        <table:table-row table:style-name="ro1">
          <table:table-cell table:formula="of:=[.A104]+1" office:value-type="float" office:value="102" calcext:value-type="float">
            <text:p>102</text:p>
          </table:table-cell>
          <table:table-cell table:formula="of:=1/(2*PI()*[.A105]*[.$C$2])" office:value-type="float" office:value="7092.46626969231" calcext:value-type="float">
            <text:p>7092.4662696923</text:p>
          </table:table-cell>
          <table:table-cell table:formula="of:=[.B105]/SQRT(([.$B$2]*[.$B$2])+([.B105]*[.B105]))" office:value-type="float" office:value="0.493493507900628" calcext:value-type="float">
            <text:p>0.4934935079</text:p>
          </table:table-cell>
          <table:table-cell table:formula="of:=-(180/PI())*ATAN(2*PI()*[.$B$2]*[.$C$2]*[.A105])" office:value-type="float" office:value="-60.4295404827195" calcext:value-type="float">
            <text:p>-60.4295404827</text:p>
          </table:table-cell>
          <table:table-cell table:formula="of:=[.C105]/[.$C$4]" office:value-type="float" office:value="0.493567170011655" calcext:value-type="float">
            <text:p>0.49356717</text:p>
          </table:table-cell>
          <table:table-cell table:formula="of:=-[.D105]/(2*PI()*[.A105])*PI()/180" office:value-type="float" office:value="0.00164568465366883" calcext:value-type="float">
            <text:p>0.0016456847</text:p>
          </table:table-cell>
          <table:table-cell table:number-columns-repeated="3"/>
        </table:table-row>
        <table:table-row table:style-name="ro1">
          <table:table-cell table:formula="of:=[.A105]+1" office:value-type="float" office:value="103" calcext:value-type="float">
            <text:p>103</text:p>
          </table:table-cell>
          <table:table-cell table:formula="of:=1/(2*PI()*[.A106]*[.$C$2])" office:value-type="float" office:value="7023.60737387005" calcext:value-type="float">
            <text:p>7023.6073738701</text:p>
          </table:table-cell>
          <table:table-cell table:formula="of:=[.B106]/SQRT(([.$B$2]*[.$B$2])+([.B106]*[.B106]))" office:value-type="float" office:value="0.489856274278018" calcext:value-type="float">
            <text:p>0.4898562743</text:p>
          </table:table-cell>
          <table:table-cell table:formula="of:=-(180/PI())*ATAN(2*PI()*[.$B$2]*[.$C$2]*[.A106])" office:value-type="float" office:value="-60.6688646608941" calcext:value-type="float">
            <text:p>-60.6688646609</text:p>
          </table:table-cell>
          <table:table-cell table:formula="of:=[.C106]/[.$C$4]" office:value-type="float" office:value="0.489929393471453" calcext:value-type="float">
            <text:p>0.4899293935</text:p>
          </table:table-cell>
          <table:table-cell table:formula="of:=-[.D106]/(2*PI()*[.A106])*PI()/180" office:value-type="float" office:value="0.00163616139862174" calcext:value-type="float">
            <text:p>0.0016361614</text:p>
          </table:table-cell>
          <table:table-cell table:number-columns-repeated="3"/>
        </table:table-row>
        <table:table-row table:style-name="ro1">
          <table:table-cell table:formula="of:=[.A106]+1" office:value-type="float" office:value="104" calcext:value-type="float">
            <text:p>104</text:p>
          </table:table-cell>
          <table:table-cell table:formula="of:=1/(2*PI()*[.A107]*[.$C$2])" office:value-type="float" office:value="6956.07268758284" calcext:value-type="float">
            <text:p>6956.0726875828</text:p>
          </table:table-cell>
          <table:table-cell table:formula="of:=[.B107]/SQRT(([.$B$2]*[.$B$2])+([.B107]*[.B107]))" office:value-type="float" office:value="0.486263965357916" calcext:value-type="float">
            <text:p>0.4862639654</text:p>
          </table:table-cell>
          <table:table-cell table:formula="of:=-(180/PI())*ATAN(2*PI()*[.$B$2]*[.$C$2]*[.A107])" office:value-type="float" office:value="-60.9046827865221" calcext:value-type="float">
            <text:p>-60.9046827865</text:p>
          </table:table-cell>
          <table:table-cell table:formula="of:=[.C107]/[.$C$4]" office:value-type="float" office:value="0.486336548339518" calcext:value-type="float">
            <text:p>0.4863365483</text:p>
          </table:table-cell>
          <table:table-cell table:formula="of:=-[.D107]/(2*PI()*[.A107])*PI()/180" office:value-type="float" office:value="0.0016267276385289" calcext:value-type="float">
            <text:p>0.0016267276</text:p>
          </table:table-cell>
          <table:table-cell table:number-columns-repeated="3"/>
        </table:table-row>
        <table:table-row table:style-name="ro1">
          <table:table-cell table:formula="of:=[.A107]+1" office:value-type="float" office:value="105" calcext:value-type="float">
            <text:p>105</text:p>
          </table:table-cell>
          <table:table-cell table:formula="of:=1/(2*PI()*[.A108]*[.$C$2])" office:value-type="float" office:value="6889.82437627252" calcext:value-type="float">
            <text:p>6889.8243762725</text:p>
          </table:table-cell>
          <table:table-cell table:formula="of:=[.B108]/SQRT(([.$B$2]*[.$B$2])+([.B108]*[.B108]))" office:value-type="float" office:value="0.482715961174894" calcext:value-type="float">
            <text:p>0.4827159612</text:p>
          </table:table-cell>
          <table:table-cell table:formula="of:=-(180/PI())*ATAN(2*PI()*[.$B$2]*[.$C$2]*[.A108])" office:value-type="float" office:value="-61.1370635272644" calcext:value-type="float">
            <text:p>-61.1370635273</text:p>
          </table:table-cell>
          <table:table-cell table:formula="of:=[.C108]/[.$C$4]" office:value-type="float" office:value="0.482788014557882" calcext:value-type="float">
            <text:p>0.4827880146</text:p>
          </table:table-cell>
          <table:table-cell table:formula="of:=-[.D108]/(2*PI()*[.A108])*PI()/180" office:value-type="float" office:value="0.00161738263299641" calcext:value-type="float">
            <text:p>0.0016173826</text:p>
          </table:table-cell>
          <table:table-cell table:number-columns-repeated="3"/>
        </table:table-row>
        <table:table-row table:style-name="ro1">
          <table:table-cell table:formula="of:=[.A108]+1" office:value-type="float" office:value="106" calcext:value-type="float">
            <text:p>106</text:p>
          </table:table-cell>
          <table:table-cell table:formula="of:=1/(2*PI()*[.A109]*[.$C$2])" office:value-type="float" office:value="6824.82603310014" calcext:value-type="float">
            <text:p>6824.8260331002</text:p>
          </table:table-cell>
          <table:table-cell table:formula="of:=[.B109]/SQRT(([.$B$2]*[.$B$2])+([.B109]*[.B109]))" office:value-type="float" office:value="0.479211645382096" calcext:value-type="float">
            <text:p>0.4792116454</text:p>
          </table:table-cell>
          <table:table-cell table:formula="of:=-(180/PI())*ATAN(2*PI()*[.$B$2]*[.$C$2]*[.A109])" office:value-type="float" office:value="-61.3660740159456" calcext:value-type="float">
            <text:p>-61.3660740159</text:p>
          </table:table-cell>
          <table:table-cell table:formula="of:=[.C109]/[.$C$4]" office:value-type="float" office:value="0.479283175687687" calcext:value-type="float">
            <text:p>0.4792831757</text:p>
          </table:table-cell>
          <table:table-cell table:formula="of:=-[.D109]/(2*PI()*[.A109])*PI()/180" office:value-type="float" office:value="0.00160812562934868" calcext:value-type="float">
            <text:p>0.0016081256</text:p>
          </table:table-cell>
          <table:table-cell table:number-columns-repeated="3"/>
        </table:table-row>
        <table:table-row table:style-name="ro1">
          <table:table-cell table:formula="of:=[.A109]+1" office:value-type="float" office:value="107" calcext:value-type="float">
            <text:p>107</text:p>
          </table:table-cell>
          <table:table-cell table:formula="of:=1/(2*PI()*[.A110]*[.$C$2])" office:value-type="float" office:value="6761.04261223005" calcext:value-type="float">
            <text:p>6761.0426122301</text:p>
          </table:table-cell>
          <table:table-cell table:formula="of:=[.B110]/SQRT(([.$B$2]*[.$B$2])+([.B110]*[.B110]))" office:value-type="float" office:value="0.475750405689241" calcext:value-type="float">
            <text:p>0.4757504057</text:p>
          </table:table-cell>
          <table:table-cell table:formula="of:=-(180/PI())*ATAN(2*PI()*[.$B$2]*[.$C$2]*[.A110])" office:value-type="float" office:value="-61.5917798830566" calcext:value-type="float">
            <text:p>-61.5917798831</text:p>
          </table:table-cell>
          <table:table-cell table:formula="of:=[.C110]/[.$C$4]" office:value-type="float" office:value="0.475821419347261" calcext:value-type="float">
            <text:p>0.4758214193</text:p>
          </table:table-cell>
          <table:table-cell table:formula="of:=-[.D110]/(2*PI()*[.A110])*PI()/180" office:value-type="float" office:value="0.00159895586404612" calcext:value-type="float">
            <text:p>0.0015989559</text:p>
          </table:table-cell>
          <table:table-cell table:number-columns-repeated="3"/>
        </table:table-row>
        <table:table-row table:style-name="ro1">
          <table:table-cell table:formula="of:=[.A110]+1" office:value-type="float" office:value="108" calcext:value-type="float">
            <text:p>108</text:p>
          </table:table-cell>
          <table:table-cell table:formula="of:=1/(2*PI()*[.A111]*[.$C$2])" office:value-type="float" office:value="6698.44036582051" calcext:value-type="float">
            <text:p>6698.4403658205</text:p>
          </table:table-cell>
          <table:table-cell table:formula="of:=[.B111]/SQRT(([.$B$2]*[.$B$2])+([.B111]*[.B111]))" office:value-type="float" office:value="0.472331634260042" calcext:value-type="float">
            <text:p>0.4723316343</text:p>
          </table:table-cell>
          <table:table-cell table:formula="of:=-(180/PI())*ATAN(2*PI()*[.$B$2]*[.$C$2]*[.A111])" office:value-type="float" office:value="-61.8142452889822" calcext:value-type="float">
            <text:p>-61.814245289</text:p>
          </table:table-cell>
          <table:table-cell table:formula="of:=[.C111]/[.$C$4]" office:value-type="float" office:value="0.472402137609584" calcext:value-type="float">
            <text:p>0.4724021376</text:p>
          </table:table-cell>
          <table:table-cell table:formula="of:=-[.D111]/(2*PI()*[.A111])*PI()/180" office:value-type="float" office:value="0.00158987256401703" calcext:value-type="float">
            <text:p>0.0015898726</text:p>
          </table:table-cell>
          <table:table-cell table:number-columns-repeated="3"/>
        </table:table-row>
        <table:table-row table:style-name="ro1">
          <table:table-cell table:formula="of:=[.A111]+1" office:value-type="float" office:value="109" calcext:value-type="float">
            <text:p>109</text:p>
          </table:table-cell>
          <table:table-cell table:formula="of:=1/(2*PI()*[.A112]*[.$C$2])" office:value-type="float" office:value="6636.98678448271" calcext:value-type="float">
            <text:p>6636.9867844827</text:p>
          </table:table-cell>
          <table:table-cell table:formula="of:=[.B112]/SQRT(([.$B$2]*[.$B$2])+([.B112]*[.B112]))" office:value-type="float" office:value="0.46895472807174" calcext:value-type="float">
            <text:p>0.4689547281</text:p>
          </table:table-cell>
          <table:table-cell table:formula="of:=-(180/PI())*ATAN(2*PI()*[.$B$2]*[.$C$2]*[.A112])" office:value-type="float" office:value="-62.0335329559151" calcext:value-type="float">
            <text:p>-62.0335329559</text:p>
          </table:table-cell>
          <table:table-cell table:formula="of:=[.C112]/[.$C$4]" office:value-type="float" office:value="0.469024727361888" calcext:value-type="float">
            <text:p>0.4690247274</text:p>
          </table:table-cell>
          <table:table-cell table:formula="of:=-[.D112]/(2*PI()*[.A112])*PI()/180" office:value-type="float" office:value="0.00158087494790813" calcext:value-type="float">
            <text:p>0.0015808749</text:p>
          </table:table-cell>
          <table:table-cell table:number-columns-repeated="3"/>
        </table:table-row>
        <table:table-row table:style-name="ro1">
          <table:table-cell table:formula="of:=[.A112]+1" office:value-type="float" office:value="110" calcext:value-type="float">
            <text:p>110</text:p>
          </table:table-cell>
          <table:table-cell table:formula="of:=1/(2*PI()*[.A113]*[.$C$2])" office:value-type="float" office:value="6576.65054098741" calcext:value-type="float">
            <text:p>6576.6505409874</text:p>
          </table:table-cell>
          <table:table-cell table:formula="of:=[.B113]/SQRT(([.$B$2]*[.$B$2])+([.B113]*[.B113]))" office:value-type="float" office:value="0.465619089239342" calcext:value-type="float">
            <text:p>0.4656190892</text:p>
          </table:table-cell>
          <table:table-cell table:formula="of:=-(180/PI())*ATAN(2*PI()*[.$B$2]*[.$C$2]*[.A113])" office:value-type="float" office:value="-62.2497041994184" calcext:value-type="float">
            <text:p>-62.2497041994</text:p>
          </table:table-cell>
          <table:table-cell table:formula="of:=[.C113]/[.$C$4]" office:value-type="float" office:value="0.465688590629936" calcext:value-type="float">
            <text:p>0.4656885906</text:p>
          </table:table-cell>
          <table:table-cell table:formula="of:=-[.D113]/(2*PI()*[.A113])*PI()/180" office:value-type="float" office:value="0.00157196222725804" calcext:value-type="float">
            <text:p>0.0015719622</text:p>
          </table:table-cell>
          <table:table-cell table:number-columns-repeated="3"/>
        </table:table-row>
        <table:table-row table:style-name="ro1">
          <table:table-cell table:formula="of:=[.A113]+1" office:value-type="float" office:value="111" calcext:value-type="float">
            <text:p>111</text:p>
          </table:table-cell>
          <table:table-cell table:formula="of:=1/(2*PI()*[.A114]*[.$C$2])" office:value-type="float" office:value="6517.40143701455" calcext:value-type="float">
            <text:p>6517.4014370146</text:p>
          </table:table-cell>
          <table:table-cell table:formula="of:=[.B114]/SQRT(([.$B$2]*[.$B$2])+([.B114]*[.B114]))" office:value-type="float" office:value="0.462324125306964" calcext:value-type="float">
            <text:p>0.4623241253</text:p>
          </table:table-cell>
          <table:table-cell table:formula="of:=-(180/PI())*ATAN(2*PI()*[.$B$2]*[.$C$2]*[.A114])" office:value-type="float" office:value="-62.4628189596053" calcext:value-type="float">
            <text:p>-62.4628189596</text:p>
          </table:table-cell>
          <table:table-cell table:formula="of:=[.C114]/[.$C$4]" office:value-type="float" office:value="0.462393134869408" calcext:value-type="float">
            <text:p>0.4623931349</text:p>
          </table:table-cell>
          <table:table-cell table:formula="of:=-[.D114]/(2*PI()*[.A114])*PI()/180" office:value-type="float" office:value="0.00156313360759773" calcext:value-type="float">
            <text:p>0.0015631336</text:p>
          </table:table-cell>
          <table:table-cell table:number-columns-repeated="3"/>
        </table:table-row>
        <table:table-row table:style-name="ro1">
          <table:table-cell table:formula="of:=[.A114]+1" office:value-type="float" office:value="112" calcext:value-type="float">
            <text:p>112</text:p>
          </table:table-cell>
          <table:table-cell table:formula="of:=1/(2*PI()*[.A115]*[.$C$2])" office:value-type="float" office:value="6459.21035275549" calcext:value-type="float">
            <text:p>6459.2103527555</text:p>
          </table:table-cell>
          <table:table-cell table:formula="of:=[.B115]/SQRT(([.$B$2]*[.$B$2])+([.B115]*[.B115]))" office:value-type="float" office:value="0.459069249508539" calcext:value-type="float">
            <text:p>0.4590692495</text:p>
          </table:table-cell>
          <table:table-cell table:formula="of:=-(180/PI())*ATAN(2*PI()*[.$B$2]*[.$C$2]*[.A115])" office:value-type="float" office:value="-62.6729358319094" calcext:value-type="float">
            <text:p>-62.6729358319</text:p>
          </table:table-cell>
          <table:table-cell table:formula="of:=[.C115]/[.$C$4]" office:value-type="float" office:value="0.459137773226653" calcext:value-type="float">
            <text:p>0.4591377732</text:p>
          </table:table-cell>
          <table:table-cell table:formula="of:=-[.D115]/(2*PI()*[.A115])*PI()/180" office:value-type="float" office:value="0.00155438828948188" calcext:value-type="float">
            <text:p>0.0015543883</text:p>
          </table:table-cell>
          <table:table-cell table:number-columns-repeated="3"/>
        </table:table-row>
        <table:table-row table:style-name="ro1">
          <table:table-cell table:formula="of:=[.A115]+1" office:value-type="float" office:value="113" calcext:value-type="float">
            <text:p>113</text:p>
          </table:table-cell>
          <table:table-cell table:formula="of:=1/(2*PI()*[.A116]*[.$C$2])" office:value-type="float" office:value="6402.04919919128" calcext:value-type="float">
            <text:p>6402.0491991913</text:p>
          </table:table-cell>
          <table:table-cell table:formula="of:=[.B116]/SQRT(([.$B$2]*[.$B$2])+([.B116]*[.B116]))" office:value-type="float" office:value="0.45585388100004" calcext:value-type="float">
            <text:p>0.455853881</text:p>
          </table:table-cell>
          <table:table-cell table:formula="of:=-(180/PI())*ATAN(2*PI()*[.$B$2]*[.$C$2]*[.A116])" office:value-type="float" office:value="-62.8801120974194" calcext:value-type="float">
            <text:p>-62.8801120974</text:p>
          </table:table-cell>
          <table:table-cell table:formula="of:=[.C116]/[.$C$4]" office:value-type="float" office:value="0.455921924770945" calcext:value-type="float">
            <text:p>0.4559219248</text:p>
          </table:table-cell>
          <table:table-cell table:formula="of:=-[.D116]/(2*PI()*[.A116])*PI()/180" office:value-type="float" office:value="0.00154572546945475" calcext:value-type="float">
            <text:p>0.0015457255</text:p>
          </table:table-cell>
          <table:table-cell table:number-columns-repeated="3"/>
        </table:table-row>
        <table:table-row table:style-name="ro1">
          <table:table-cell table:formula="of:=[.A116]+1" office:value-type="float" office:value="114" calcext:value-type="float">
            <text:p>114</text:p>
          </table:table-cell>
          <table:table-cell table:formula="of:=1/(2*PI()*[.A117]*[.$C$2])" office:value-type="float" office:value="6345.89087288259" calcext:value-type="float">
            <text:p>6345.8908728826</text:p>
          </table:table-cell>
          <table:table-cell table:formula="of:=[.B117]/SQRT(([.$B$2]*[.$B$2])+([.B117]*[.B117]))" office:value-type="float" office:value="0.452677445065198" calcext:value-type="float">
            <text:p>0.4526774451</text:p>
          </table:table-cell>
          <table:table-cell table:formula="of:=-(180/PI())*ATAN(2*PI()*[.$B$2]*[.$C$2]*[.A117])" office:value-type="float" office:value="-63.0844037527594" calcext:value-type="float">
            <text:p>-63.0844037528</text:p>
          </table:table-cell>
          <table:table-cell table:formula="of:=[.C117]/[.$C$4]" office:value-type="float" office:value="0.452745014700226" calcext:value-type="float">
            <text:p>0.4527450147</text:p>
          </table:table-cell>
          <table:table-cell table:formula="of:=-[.D117]/(2*PI()*[.A117])*PI()/180" office:value-type="float" office:value="0.00153714434095418" calcext:value-type="float">
            <text:p>0.0015371443</text:p>
          </table:table-cell>
          <table:table-cell table:number-columns-repeated="3"/>
        </table:table-row>
        <table:table-row table:style-name="ro1">
          <table:table-cell table:formula="of:=[.A117]+1" office:value-type="float" office:value="115" calcext:value-type="float">
            <text:p>115</text:p>
          </table:table-cell>
          <table:table-cell table:formula="of:=1/(2*PI()*[.A118]*[.$C$2])" office:value-type="float" office:value="6290.70921311839" calcext:value-type="float">
            <text:p>6290.7092131184</text:p>
          </table:table-cell>
          <table:table-cell table:formula="of:=[.B118]/SQRT(([.$B$2]*[.$B$2])+([.B118]*[.B118]))" office:value-type="float" office:value="0.449539373296602" calcext:value-type="float">
            <text:p>0.4495393733</text:p>
          </table:table-cell>
          <table:table-cell table:formula="of:=-(180/PI())*ATAN(2*PI()*[.$B$2]*[.$C$2]*[.A118])" office:value-type="float" office:value="-63.2858655394972" calcext:value-type="float">
            <text:p>-63.2858655395</text:p>
          </table:table-cell>
          <table:table-cell table:formula="of:=[.C118]/[.$C$4]" office:value-type="float" office:value="0.449606474522244" calcext:value-type="float">
            <text:p>0.4496064745</text:p>
          </table:table-cell>
          <table:table-cell table:formula="of:=-[.D118]/(2*PI()*[.A118])*PI()/180" office:value-type="float" office:value="0.00152864409515694" calcext:value-type="float">
            <text:p>0.0015286441</text:p>
          </table:table-cell>
          <table:table-cell table:number-columns-repeated="3"/>
        </table:table-row>
        <table:table-row table:style-name="ro1">
          <table:table-cell table:formula="of:=[.A118]+1" office:value-type="float" office:value="116" calcext:value-type="float">
            <text:p>116</text:p>
          </table:table-cell>
          <table:table-cell table:formula="of:=1/(2*PI()*[.A119]*[.$C$2])" office:value-type="float" office:value="6236.47896128117" calcext:value-type="float">
            <text:p>6236.4789612812</text:p>
          </table:table-cell>
          <table:table-cell table:formula="of:=[.B119]/SQRT(([.$B$2]*[.$B$2])+([.B119]*[.B119]))" office:value-type="float" office:value="0.446439103753944" calcext:value-type="float">
            <text:p>0.4464391038</text:p>
          </table:table-cell>
          <table:table-cell table:formula="of:=-(180/PI())*ATAN(2*PI()*[.$B$2]*[.$C$2]*[.A119])" office:value-type="float" office:value="-63.4845509730647" calcext:value-type="float">
            <text:p>-63.4845509731</text:p>
          </table:table-cell>
          <table:table-cell table:formula="of:=[.C119]/[.$C$4]" office:value-type="float" office:value="0.446505742212811" calcext:value-type="float">
            <text:p>0.4465057422</text:p>
          </table:table-cell>
          <table:table-cell table:formula="of:=-[.D119]/(2*PI()*[.A119])*PI()/180" office:value-type="float" office:value="0.00152022392176879" calcext:value-type="float">
            <text:p>0.0015202239</text:p>
          </table:table-cell>
          <table:table-cell table:number-columns-repeated="3"/>
        </table:table-row>
        <table:table-row table:style-name="ro1">
          <table:table-cell table:formula="of:=[.A119]+1" office:value-type="float" office:value="117" calcext:value-type="float">
            <text:p>117</text:p>
          </table:table-cell>
          <table:table-cell table:formula="of:=1/(2*PI()*[.A120]*[.$C$2])" office:value-type="float" office:value="6183.17572229586" calcext:value-type="float">
            <text:p>6183.1757222959</text:p>
          </table:table-cell>
          <table:table-cell table:formula="of:=[.B120]/SQRT(([.$B$2]*[.$B$2])+([.B120]*[.B120]))" office:value-type="float" office:value="0.44337608110105" calcext:value-type="float">
            <text:p>0.4433760811</text:p>
          </table:table-cell>
          <table:table-cell table:formula="of:=-(180/PI())*ATAN(2*PI()*[.$B$2]*[.$C$2]*[.A120])" office:value-type="float" office:value="-63.68051237118" calcext:value-type="float">
            <text:p>-63.6805123712</text:p>
          </table:table-cell>
          <table:table-cell table:formula="of:=[.C120]/[.$C$4]" office:value-type="float" office:value="0.44344226235286" calcext:value-type="float">
            <text:p>0.4434422624</text:p>
          </table:table-cell>
          <table:table-cell table:formula="of:=-[.D120]/(2*PI()*[.A120])*PI()/180" office:value-type="float" office:value="0.00151188300976211" calcext:value-type="float">
            <text:p>0.001511883</text:p>
          </table:table-cell>
          <table:table-cell table:number-columns-repeated="3"/>
        </table:table-row>
        <table:table-row table:style-name="ro1">
          <table:table-cell table:formula="of:=[.A120]+1" office:value-type="float" office:value="118" calcext:value-type="float">
            <text:p>118</text:p>
          </table:table-cell>
          <table:table-cell table:formula="of:=1/(2*PI()*[.A121]*[.$C$2])" office:value-type="float" office:value="6130.77592803911" calcext:value-type="float">
            <text:p>6130.7759280391</text:p>
          </table:table-cell>
          <table:table-cell table:formula="of:=[.B121]/SQRT(([.$B$2]*[.$B$2])+([.B121]*[.B121]))" office:value-type="float" office:value="0.440349756723254" calcext:value-type="float">
            <text:p>0.4403497567</text:p>
          </table:table-cell>
          <table:table-cell table:formula="of:=-(180/PI())*ATAN(2*PI()*[.$B$2]*[.$C$2]*[.A121])" office:value-type="float" office:value="-63.8738008817596" calcext:value-type="float">
            <text:p>-63.8738008818</text:p>
          </table:table-cell>
          <table:table-cell table:formula="of:=[.C121]/[.$C$4]" office:value-type="float" office:value="0.440415486245834" calcext:value-type="float">
            <text:p>0.4404154862</text:p>
          </table:table-cell>
          <table:table-cell table:formula="of:=-[.D121]/(2*PI()*[.A121])*PI()/180" office:value-type="float" office:value="0.00150362054806402" calcext:value-type="float">
            <text:p>0.0015036205</text:p>
          </table:table-cell>
          <table:table-cell table:number-columns-repeated="3"/>
        </table:table-row>
        <table:table-row table:style-name="ro1">
          <table:table-cell table:formula="of:=[.A121]+1" office:value-type="float" office:value="119" calcext:value-type="float">
            <text:p>119</text:p>
          </table:table-cell>
          <table:table-cell table:formula="of:=1/(2*PI()*[.A122]*[.$C$2])" office:value-type="float" office:value="6079.25680259341" calcext:value-type="float">
            <text:p>6079.2568025934</text:p>
          </table:table-cell>
          <table:table-cell table:formula="of:=[.B122]/SQRT(([.$B$2]*[.$B$2])+([.B122]*[.B122]))" office:value-type="float" office:value="0.437359588826557" calcext:value-type="float">
            <text:p>0.4373595888</text:p>
          </table:table-cell>
          <table:table-cell table:formula="of:=-(180/PI())*ATAN(2*PI()*[.$B$2]*[.$C$2]*[.A122])" office:value-type="float" office:value="-64.0644665103155" calcext:value-type="float">
            <text:p>-64.0644665103</text:p>
          </table:table-cell>
          <table:table-cell table:formula="of:=[.C122]/[.$C$4]" office:value-type="float" office:value="0.437424872016863" calcext:value-type="float">
            <text:p>0.437424872</text:p>
          </table:table-cell>
          <table:table-cell table:formula="of:=-[.D122]/(2*PI()*[.A122])*PI()/180" office:value-type="float" office:value="0.00149543572619784" calcext:value-type="float">
            <text:p>0.0014954357</text:p>
          </table:table-cell>
          <table:table-cell table:number-columns-repeated="3"/>
        </table:table-row>
        <table:table-row table:style-name="ro1">
          <table:table-cell table:formula="of:=[.A122]+1" office:value-type="float" office:value="120" calcext:value-type="float">
            <text:p>120</text:p>
          </table:table-cell>
          <table:table-cell table:formula="of:=1/(2*PI()*[.A123]*[.$C$2])" office:value-type="float" office:value="6028.59632923846" calcext:value-type="float">
            <text:p>6028.5963292385</text:p>
          </table:table-cell>
          <table:table-cell table:formula="of:=[.B123]/SQRT(([.$B$2]*[.$B$2])+([.B123]*[.B123]))" office:value-type="float" office:value="0.434405042519936" calcext:value-type="float">
            <text:p>0.4344050425</text:p>
          </table:table-cell>
          <table:table-cell table:formula="of:=-(180/PI())*ATAN(2*PI()*[.$B$2]*[.$C$2]*[.A123])" office:value-type="float" office:value="-64.2525581468289" calcext:value-type="float">
            <text:p>-64.2525581468</text:p>
          </table:table-cell>
          <table:table-cell table:formula="of:=[.C123]/[.$C$4]" office:value-type="float" office:value="0.434469884695082" calcext:value-type="float">
            <text:p>0.4344698847</text:p>
          </table:table-cell>
          <table:table-cell table:formula="of:=-[.D123]/(2*PI()*[.A123])*PI()/180" office:value-type="float" office:value="0.0014873277348803" calcext:value-type="float">
            <text:p>0.0014873277</text:p>
          </table:table-cell>
          <table:table-cell table:number-columns-repeated="3"/>
        </table:table-row>
        <table:table-row table:style-name="ro1">
          <table:table-cell table:formula="of:=[.A123]+1" office:value-type="float" office:value="121" calcext:value-type="float">
            <text:p>121</text:p>
          </table:table-cell>
          <table:table-cell table:formula="of:=1/(2*PI()*[.A124]*[.$C$2])" office:value-type="float" office:value="5978.77321907946" calcext:value-type="float">
            <text:p>5978.7732190795</text:p>
          </table:table-cell>
          <table:table-cell table:formula="of:=[.B124]/SQRT(([.$B$2]*[.$B$2])+([.B124]*[.B124]))" office:value-type="float" office:value="0.431485589882066" calcext:value-type="float">
            <text:p>0.4314855899</text:p>
          </table:table-cell>
          <table:table-cell table:formula="of:=-(180/PI())*ATAN(2*PI()*[.$B$2]*[.$C$2]*[.A124])" office:value-type="float" office:value="-64.4381235920985" calcext:value-type="float">
            <text:p>-64.4381235921</text:p>
          </table:table-cell>
          <table:table-cell table:formula="of:=[.C124]/[.$C$4]" office:value-type="float" office:value="0.431549996280366" calcext:value-type="float">
            <text:p>0.4315499963</text:p>
          </table:table-cell>
          <table:table-cell table:formula="of:=-[.D124]/(2*PI()*[.A124])*PI()/180" office:value-type="float" office:value="0.0014792957665771" calcext:value-type="float">
            <text:p>0.0014792958</text:p>
          </table:table-cell>
          <table:table-cell table:number-columns-repeated="3"/>
        </table:table-row>
        <table:table-row table:style-name="ro1">
          <table:table-cell table:formula="of:=[.A124]+1" office:value-type="float" office:value="122" calcext:value-type="float">
            <text:p>122</text:p>
          </table:table-cell>
          <table:table-cell table:formula="of:=1/(2*PI()*[.A125]*[.$C$2])" office:value-type="float" office:value="5929.76688121816" calcext:value-type="float">
            <text:p>5929.7668812182</text:p>
          </table:table-cell>
          <table:table-cell table:formula="of:=[.B125]/SQRT(([.$B$2]*[.$B$2])+([.B125]*[.B125]))" office:value-type="float" office:value="0.428600710013649" calcext:value-type="float">
            <text:p>0.42860071</text:p>
          </table:table-cell>
          <table:table-cell table:formula="of:=-(180/PI())*ATAN(2*PI()*[.$B$2]*[.$C$2]*[.A125])" office:value-type="float" office:value="-64.6212095835601" calcext:value-type="float">
            <text:p>-64.6212095836</text:p>
          </table:table-cell>
          <table:table-cell table:formula="of:=[.C125]/[.$C$4]" office:value-type="float" office:value="0.428664685795664" calcext:value-type="float">
            <text:p>0.4286646858</text:p>
          </table:table-cell>
          <table:table-cell table:formula="of:=-[.D125]/(2*PI()*[.A125])*PI()/180" office:value-type="float" office:value="0.00147133901601913" calcext:value-type="float">
            <text:p>0.001471339</text:p>
          </table:table-cell>
          <table:table-cell table:number-columns-repeated="3"/>
        </table:table-row>
        <table:table-row table:style-name="ro1">
          <table:table-cell table:formula="of:=[.A125]+1" office:value-type="float" office:value="123" calcext:value-type="float">
            <text:p>123</text:p>
          </table:table-cell>
          <table:table-cell table:formula="of:=1/(2*PI()*[.A126]*[.$C$2])" office:value-type="float" office:value="5881.55739437899" calcext:value-type="float">
            <text:p>5881.557394379</text:p>
          </table:table-cell>
          <table:table-cell table:formula="of:=[.B126]/SQRT(([.$B$2]*[.$B$2])+([.B126]*[.B126]))" office:value-type="float" office:value="0.425749889076461" calcext:value-type="float">
            <text:p>0.4257498891</text:p>
          </table:table-cell>
          <table:table-cell table:formula="of:=-(180/PI())*ATAN(2*PI()*[.$B$2]*[.$C$2]*[.A126])" office:value-type="float" office:value="-64.8018618205773" calcext:value-type="float">
            <text:p>-64.8018618206</text:p>
          </table:table-cell>
          <table:table-cell table:formula="of:=[.C126]/[.$C$4]" office:value-type="float" office:value="0.425813439326052" calcext:value-type="float">
            <text:p>0.4258134393</text:p>
          </table:table-cell>
          <table:table-cell table:formula="of:=-[.D126]/(2*PI()*[.A126])*PI()/180" office:value-type="float" office:value="0.00146345668068151" calcext:value-type="float">
            <text:p>0.0014634567</text:p>
          </table:table-cell>
          <table:table-cell table:number-columns-repeated="3"/>
        </table:table-row>
        <table:table-row table:style-name="ro1">
          <table:table-cell table:formula="of:=[.A126]+1" office:value-type="float" office:value="124" calcext:value-type="float">
            <text:p>124</text:p>
          </table:table-cell>
          <table:table-cell table:formula="of:=1/(2*PI()*[.A127]*[.$C$2])" office:value-type="float" office:value="5834.12547990819" calcext:value-type="float">
            <text:p>5834.1254799082</text:p>
          </table:table-cell>
          <table:table-cell table:formula="of:=[.B127]/SQRT(([.$B$2]*[.$B$2])+([.B127]*[.B127]))" office:value-type="float" office:value="0.422932620320154" calcext:value-type="float">
            <text:p>0.4229326203</text:p>
          </table:table-cell>
          <table:table-cell table:formula="of:=-(180/PI())*ATAN(2*PI()*[.$B$2]*[.$C$2]*[.A127])" office:value-type="float" office:value="-64.9801249892031" calcext:value-type="float">
            <text:p>-64.9801249892</text:p>
          </table:table-cell>
          <table:table-cell table:formula="of:=[.C127]/[.$C$4]" office:value-type="float" office:value="0.422995750045542" calcext:value-type="float">
            <text:p>0.42299575</text:p>
          </table:table-cell>
          <table:table-cell table:formula="of:=-[.D127]/(2*PI()*[.A127])*PI()/180" office:value-type="float" office:value="0.00145564796122767" calcext:value-type="float">
            <text:p>0.001455648</text:p>
          </table:table-cell>
          <table:table-cell table:number-columns-repeated="3"/>
        </table:table-row>
        <table:table-row table:style-name="ro1">
          <table:table-cell table:formula="of:=[.A127]+1" office:value-type="float" office:value="125" calcext:value-type="float">
            <text:p>125</text:p>
          </table:table-cell>
          <table:table-cell table:formula="of:=1/(2*PI()*[.A128]*[.$C$2])" office:value-type="float" office:value="5787.45247606892" calcext:value-type="float">
            <text:p>5787.4524760689</text:p>
          </table:table-cell>
          <table:table-cell table:formula="of:=[.B128]/SQRT(([.$B$2]*[.$B$2])+([.B128]*[.B128]))" office:value-type="float" office:value="0.420148404097786" calcext:value-type="float">
            <text:p>0.4201484041</text:p>
          </table:table-cell>
          <table:table-cell table:formula="of:=-(180/PI())*ATAN(2*PI()*[.$B$2]*[.$C$2]*[.A128])" office:value-type="float" office:value="-65.1560427864133" calcext:value-type="float">
            <text:p>-65.1560427864</text:p>
          </table:table-cell>
          <table:table-cell table:formula="of:=[.C128]/[.$C$4]" office:value-type="float" office:value="0.420211118232612" calcext:value-type="float">
            <text:p>0.4202111182</text:p>
          </table:table-cell>
          <table:table-cell table:formula="of:=-[.D128]/(2*PI()*[.A128])*PI()/180" office:value-type="float" office:value="0.0014479120619203" calcext:value-type="float">
            <text:p>0.0014479121</text:p>
          </table:table-cell>
          <table:table-cell table:number-columns-repeated="3"/>
        </table:table-row>
        <table:table-row table:style-name="ro1">
          <table:table-cell table:formula="of:=[.A128]+1" office:value-type="float" office:value="126" calcext:value-type="float">
            <text:p>126</text:p>
          </table:table-cell>
          <table:table-cell table:formula="of:=1/(2*PI()*[.A129]*[.$C$2])" office:value-type="float" office:value="5741.52031356044" calcext:value-type="float">
            <text:p>5741.5203135604</text:p>
          </table:table-cell>
          <table:table-cell table:formula="of:=[.B129]/SQRT(([.$B$2]*[.$B$2])+([.B129]*[.B129]))" office:value-type="float" office:value="0.417396747870991" calcext:value-type="float">
            <text:p>0.4173967479</text:p>
          </table:table-cell>
          <table:table-cell table:formula="of:=-(180/PI())*ATAN(2*PI()*[.$B$2]*[.$C$2]*[.A129])" office:value-type="float" office:value="-65.3296579438165" calcext:value-type="float">
            <text:p>-65.3296579438</text:p>
          </table:table-cell>
          <table:table-cell table:formula="of:=[.C129]/[.$C$4]" office:value-type="float" office:value="0.417459051275376" calcext:value-type="float">
            <text:p>0.4174590513</text:p>
          </table:table-cell>
          <table:table-cell table:formula="of:=-[.D129]/(2*PI()*[.A129])*PI()/180" office:value-type="float" office:value="0.00144024819100125" calcext:value-type="float">
            <text:p>0.0014402482</text:p>
          </table:table-cell>
          <table:table-cell table:number-columns-repeated="3"/>
        </table:table-row>
        <table:table-row table:style-name="ro1">
          <table:table-cell table:formula="of:=[.A129]+1" office:value-type="float" office:value="127" calcext:value-type="float">
            <text:p>127</text:p>
          </table:table-cell>
          <table:table-cell table:formula="of:=1/(2*PI()*[.A130]*[.$C$2])" office:value-type="float" office:value="5696.31149219382" calcext:value-type="float">
            <text:p>5696.3114921938</text:p>
          </table:table-cell>
          <table:table-cell table:formula="of:=[.B130]/SQRT(([.$B$2]*[.$B$2])+([.B130]*[.B130]))" office:value-type="float" office:value="0.414677166205627" calcext:value-type="float">
            <text:p>0.4146771662</text:p>
          </table:table-cell>
          <table:table-cell table:formula="of:=-(180/PI())*ATAN(2*PI()*[.$B$2]*[.$C$2]*[.A130])" office:value-type="float" office:value="-65.5010122508408" calcext:value-type="float">
            <text:p>-65.5010122508</text:p>
          </table:table-cell>
          <table:table-cell table:formula="of:=[.C130]/[.$C$4]" office:value-type="float" office:value="0.414739063667232" calcext:value-type="float">
            <text:p>0.4147390637</text:p>
          </table:table-cell>
          <table:table-cell table:formula="of:=-[.D130]/(2*PI()*[.A130])*PI()/180" office:value-type="float" office:value="0.00143265556104201" calcext:value-type="float">
            <text:p>0.0014326556</text:p>
          </table:table-cell>
          <table:table-cell table:number-columns-repeated="3"/>
        </table:table-row>
        <table:table-row table:style-name="ro1">
          <table:table-cell table:formula="of:=[.A130]+1" office:value-type="float" office:value="128" calcext:value-type="float">
            <text:p>128</text:p>
          </table:table-cell>
          <table:table-cell table:formula="of:=1/(2*PI()*[.A131]*[.$C$2])" office:value-type="float" office:value="5651.80905866106" calcext:value-type="float">
            <text:p>5651.8090586611</text:p>
          </table:table-cell>
          <table:table-cell table:formula="of:=[.B131]/SQRT(([.$B$2]*[.$B$2])+([.B131]*[.B131]))" office:value-type="float" office:value="0.411989180758701" calcext:value-type="float">
            <text:p>0.4119891808</text:p>
          </table:table-cell>
          <table:table-cell table:formula="of:=-(180/PI())*ATAN(2*PI()*[.$B$2]*[.$C$2]*[.A131])" office:value-type="float" office:value="-65.6701465774051" calcext:value-type="float">
            <text:p>-65.6701465774</text:p>
          </table:table-cell>
          <table:table-cell table:formula="of:=[.C131]/[.$C$4]" office:value-type="float" office:value="0.412050676993787" calcext:value-type="float">
            <text:p>0.412050677</text:p>
          </table:table-cell>
          <table:table-cell table:formula="of:=-[.D131]/(2*PI()*[.A131])*PI()/180" office:value-type="float" office:value="0.0014251333892666" calcext:value-type="float">
            <text:p>0.0014251334</text:p>
          </table:table-cell>
          <table:table-cell table:number-columns-repeated="3"/>
        </table:table-row>
        <table:table-row table:style-name="ro1">
          <table:table-cell table:formula="of:=[.A131]+1" office:value-type="float" office:value="129" calcext:value-type="float">
            <text:p>129</text:p>
          </table:table-cell>
          <table:table-cell table:formula="of:=1/(2*PI()*[.A132]*[.$C$2])" office:value-type="float" office:value="5607.9965853381" calcext:value-type="float">
            <text:p>5607.9965853381</text:p>
          </table:table-cell>
          <table:table-cell table:formula="of:=[.B132]/SQRT(([.$B$2]*[.$B$2])+([.B132]*[.B132]))" office:value-type="float" office:value="0.409332320257309" calcext:value-type="float">
            <text:p>0.4093323203</text:p>
          </table:table-cell>
          <table:table-cell table:formula="of:=-(180/PI())*ATAN(2*PI()*[.$B$2]*[.$C$2]*[.A132])" office:value-type="float" office:value="-65.8371008960765" calcext:value-type="float">
            <text:p>-65.8371008961</text:p>
          </table:table-cell>
          <table:table-cell table:formula="of:=[.C132]/[.$C$4]" office:value-type="float" office:value="0.40939341991179" calcext:value-type="float">
            <text:p>0.4093934199</text:p>
          </table:table-cell>
          <table:table-cell table:formula="of:=-[.D132]/(2*PI()*[.A132])*PI()/180" office:value-type="float" office:value="0.00141768089784833" calcext:value-type="float">
            <text:p>0.0014176809</text:p>
          </table:table-cell>
          <table:table-cell table:number-columns-repeated="3"/>
        </table:table-row>
        <table:table-row table:style-name="ro1">
          <table:table-cell table:formula="of:=[.A132]+1" office:value-type="float" office:value="130" calcext:value-type="float">
            <text:p>130</text:p>
          </table:table-cell>
          <table:table-cell table:formula="of:=1/(2*PI()*[.A133]*[.$C$2])" office:value-type="float" office:value="5564.85815006627" calcext:value-type="float">
            <text:p>5564.8581500663</text:p>
          </table:table-cell>
          <table:table-cell table:formula="of:=[.B133]/SQRT(([.$B$2]*[.$B$2])+([.B133]*[.B133]))" office:value-type="float" office:value="0.406706120470268" calcext:value-type="float">
            <text:p>0.4067061205</text:p>
          </table:table-cell>
          <table:table-cell table:formula="of:=-(180/PI())*ATAN(2*PI()*[.$B$2]*[.$C$2]*[.A133])" office:value-type="float" office:value="-66.0019143037222" calcext:value-type="float">
            <text:p>-66.0019143037</text:p>
          </table:table-cell>
          <table:table-cell table:formula="of:=[.C133]/[.$C$4]" office:value-type="float" office:value="0.406766828120767" calcext:value-type="float">
            <text:p>0.4067668281</text:p>
          </table:table-cell>
          <table:table-cell table:formula="of:=-[.D133]/(2*PI()*[.A133])*PI()/180" office:value-type="float" office:value="0.0014102973141821" calcext:value-type="float">
            <text:p>0.0014102973</text:p>
          </table:table-cell>
          <table:table-cell table:number-columns-repeated="3"/>
        </table:table-row>
        <table:table-row table:style-name="ro1">
          <table:table-cell table:formula="of:=[.A133]+1" office:value-type="float" office:value="131" calcext:value-type="float">
            <text:p>131</text:p>
          </table:table-cell>
          <table:table-cell table:formula="of:=1/(2*PI()*[.A134]*[.$C$2])" office:value-type="float" office:value="5522.37831685966" calcext:value-type="float">
            <text:p>5522.3783168597</text:p>
          </table:table-cell>
          <table:table-cell table:formula="of:=[.B134]/SQRT(([.$B$2]*[.$B$2])+([.B134]*[.B134]))" office:value-type="float" office:value="0.404110124173103" calcext:value-type="float">
            <text:p>0.4041101242</text:p>
          </table:table-cell>
          <table:table-cell table:formula="of:=-(180/PI())*ATAN(2*PI()*[.$B$2]*[.$C$2]*[.A134])" office:value-type="float" office:value="-66.1646250426605" calcext:value-type="float">
            <text:p>-66.1646250427</text:p>
          </table:table-cell>
          <table:table-cell table:formula="of:=[.C134]/[.$C$4]" office:value-type="float" office:value="0.404170444327994" calcext:value-type="float">
            <text:p>0.4041704443</text:p>
          </table:table-cell>
          <table:table-cell table:formula="of:=-[.D134]/(2*PI()*[.A134])*PI()/180" office:value-type="float" office:value="0.0014029818711336" calcext:value-type="float">
            <text:p>0.0014029819</text:p>
          </table:table-cell>
          <table:table-cell table:number-columns-repeated="3"/>
        </table:table-row>
        <table:table-row table:style-name="ro1">
          <table:table-cell table:formula="of:=[.A134]+1" office:value-type="float" office:value="132" calcext:value-type="float">
            <text:p>132</text:p>
          </table:table-cell>
          <table:table-cell table:formula="of:=1/(2*PI()*[.A135]*[.$C$2])" office:value-type="float" office:value="5480.54211748951" calcext:value-type="float">
            <text:p>5480.5421174895</text:p>
          </table:table-cell>
          <table:table-cell table:formula="of:=[.B135]/SQRT(([.$B$2]*[.$B$2])+([.B135]*[.B135]))" office:value-type="float" office:value="0.401543881106967" calcext:value-type="float">
            <text:p>0.4015438811</text:p>
          </table:table-cell>
          <table:table-cell table:formula="of:=-(180/PI())*ATAN(2*PI()*[.$B$2]*[.$C$2]*[.A135])" office:value-type="float" office:value="-66.3252705213181" calcext:value-type="float">
            <text:p>-66.3252705213</text:p>
          </table:table-cell>
          <table:table-cell table:formula="of:=[.C135]/[.$C$4]" office:value-type="float" office:value="0.401603818207412" calcext:value-type="float">
            <text:p>0.4016038182</text:p>
          </table:table-cell>
          <table:table-cell table:formula="of:=-[.D135]/(2*PI()*[.A135])*PI()/180" office:value-type="float" office:value="0.00139573380726679" calcext:value-type="float">
            <text:p>0.0013957338</text:p>
          </table:table-cell>
          <table:table-cell table:number-columns-repeated="3"/>
        </table:table-row>
        <table:table-row table:style-name="ro1">
          <table:table-cell table:formula="of:=[.A135]+1" office:value-type="float" office:value="133" calcext:value-type="float">
            <text:p>133</text:p>
          </table:table-cell>
          <table:table-cell table:formula="of:=1/(2*PI()*[.A136]*[.$C$2])" office:value-type="float" office:value="5439.33503389936" calcext:value-type="float">
            <text:p>5439.3350338994</text:p>
          </table:table-cell>
          <table:table-cell table:formula="of:=[.B136]/SQRT(([.$B$2]*[.$B$2])+([.B136]*[.B136]))" office:value-type="float" office:value="0.399006947932054" calcext:value-type="float">
            <text:p>0.3990069479</text:p>
          </table:table-cell>
          <table:table-cell table:formula="of:=-(180/PI())*ATAN(2*PI()*[.$B$2]*[.$C$2]*[.A136])" office:value-type="float" office:value="-66.4838873344001" calcext:value-type="float">
            <text:p>-66.4838873344</text:p>
          </table:table-cell>
          <table:table-cell table:formula="of:=[.C136]/[.$C$4]" office:value-type="float" office:value="0.399066506353044" calcext:value-type="float">
            <text:p>0.3990665064</text:p>
          </table:table-cell>
          <table:table-cell table:formula="of:=-[.D136]/(2*PI()*[.A136])*PI()/180" office:value-type="float" office:value="0.00138855236705096" calcext:value-type="float">
            <text:p>0.0013885524</text:p>
          </table:table-cell>
          <table:table-cell table:number-columns-repeated="3"/>
        </table:table-row>
        <table:table-row table:style-name="ro1">
          <table:table-cell table:formula="of:=[.A136]+1" office:value-type="float" office:value="134" calcext:value-type="float">
            <text:p>134</text:p>
          </table:table-cell>
          <table:table-cell table:formula="of:=1/(2*PI()*[.A137]*[.$C$2])" office:value-type="float" office:value="5398.74298140758" calcext:value-type="float">
            <text:p>5398.7429814076</text:p>
          </table:table-cell>
          <table:table-cell table:formula="of:=[.B137]/SQRT(([.$B$2]*[.$B$2])+([.B137]*[.B137]))" office:value-type="float" office:value="0.396498888176042" calcext:value-type="float">
            <text:p>0.3964988882</text:p>
          </table:table-cell>
          <table:table-cell table:formula="of:=-(180/PI())*ATAN(2*PI()*[.$B$2]*[.$C$2]*[.A137])" office:value-type="float" office:value="-66.6405112825817" calcext:value-type="float">
            <text:p>-66.6405112826</text:p>
          </table:table-cell>
          <table:table-cell table:formula="of:=[.C137]/[.$C$4]" office:value-type="float" office:value="0.396558072227413" calcext:value-type="float">
            <text:p>0.3965580722</text:p>
          </table:table-cell>
          <table:table-cell table:formula="of:=-[.D137]/(2*PI()*[.A137])*PI()/180" office:value-type="float" office:value="0.00138143680104854" calcext:value-type="float">
            <text:p>0.0013814368</text:p>
          </table:table-cell>
          <table:table-cell table:number-columns-repeated="3"/>
        </table:table-row>
        <table:table-row table:style-name="ro1">
          <table:table-cell table:formula="of:=[.A137]+1" office:value-type="float" office:value="135" calcext:value-type="float">
            <text:p>135</text:p>
          </table:table-cell>
          <table:table-cell table:formula="of:=1/(2*PI()*[.A138]*[.$C$2])" office:value-type="float" office:value="5358.75229265641" calcext:value-type="float">
            <text:p>5358.7522926564</text:p>
          </table:table-cell>
          <table:table-cell table:formula="of:=[.B138]/SQRT(([.$B$2]*[.$B$2])+([.B138]*[.B138]))" office:value-type="float" office:value="0.394019272178017" calcext:value-type="float">
            <text:p>0.3940192722</text:p>
          </table:table-cell>
          <table:table-cell table:formula="of:=-(180/PI())*ATAN(2*PI()*[.$B$2]*[.$C$2]*[.A138])" office:value-type="float" office:value="-66.7951773917272" calcext:value-type="float">
            <text:p>-66.7951773917</text:p>
          </table:table-cell>
          <table:table-cell table:formula="of:=[.C138]/[.$C$4]" office:value-type="float" office:value="0.394078086105474" calcext:value-type="float">
            <text:p>0.3940780861</text:p>
          </table:table-cell>
          <table:table-cell table:formula="of:=-[.D138]/(2*PI()*[.A138])*PI()/180" office:value-type="float" office:value="0.00137438636608492" calcext:value-type="float">
            <text:p>0.0013743864</text:p>
          </table:table-cell>
          <table:table-cell table:number-columns-repeated="3"/>
        </table:table-row>
        <table:table-row table:style-name="ro1">
          <table:table-cell table:formula="of:=[.A138]+1" office:value-type="float" office:value="136" calcext:value-type="float">
            <text:p>136</text:p>
          </table:table-cell>
          <table:table-cell table:formula="of:=1/(2*PI()*[.A139]*[.$C$2])" office:value-type="float" office:value="5319.34970226923" calcext:value-type="float">
            <text:p>5319.3497022692</text:p>
          </table:table-cell>
          <table:table-cell table:formula="of:=[.B139]/SQRT(([.$B$2]*[.$B$2])+([.B139]*[.B139]))" office:value-type="float" office:value="0.391567677028359" calcext:value-type="float">
            <text:p>0.391567677</text:p>
          </table:table-cell>
          <table:table-cell table:formula="of:=-(180/PI())*ATAN(2*PI()*[.$B$2]*[.$C$2]*[.A139])" office:value-type="float" office:value="-66.9479199316459" calcext:value-type="float">
            <text:p>-66.9479199316</text:p>
          </table:table-cell>
          <table:table-cell table:formula="of:=[.C139]/[.$C$4]" office:value-type="float" office:value="0.391626125014478" calcext:value-type="float">
            <text:p>0.391626125</text:p>
          </table:table-cell>
          <table:table-cell table:formula="of:=-[.D139]/(2*PI()*[.A139])*PI()/180" office:value-type="float" office:value="0.00136740032540126" calcext:value-type="float">
            <text:p>0.0013674003</text:p>
          </table:table-cell>
          <table:table-cell table:number-columns-repeated="3"/>
        </table:table-row>
        <table:table-row table:style-name="ro1">
          <table:table-cell table:formula="of:=[.A139]+1" office:value-type="float" office:value="137" calcext:value-type="float">
            <text:p>137</text:p>
          </table:table-cell>
          <table:table-cell table:formula="of:=1/(2*PI()*[.A140]*[.$C$2])" office:value-type="float" office:value="5280.52233217967" calcext:value-type="float">
            <text:p>5280.5223321797</text:p>
          </table:table-cell>
          <table:table-cell table:formula="of:=[.B140]/SQRT(([.$B$2]*[.$B$2])+([.B140]*[.B140]))" office:value-type="float" office:value="0.389143686504983" calcext:value-type="float">
            <text:p>0.3891436865</text:p>
          </table:table-cell>
          <table:table-cell table:formula="of:=-(180/PI())*ATAN(2*PI()*[.$B$2]*[.$C$2]*[.A140])" office:value-type="float" office:value="-67.0987724343927" calcext:value-type="float">
            <text:p>-67.0987724344</text:p>
          </table:table-cell>
          <table:table-cell table:formula="of:=[.C140]/[.$C$4]" office:value-type="float" office:value="0.389201772670215" calcext:value-type="float">
            <text:p>0.3892017727</text:p>
          </table:table-cell>
          <table:table-cell table:formula="of:=-[.D140]/(2*PI()*[.A140])*PI()/180" office:value-type="float" office:value="0.00136047794879142" calcext:value-type="float">
            <text:p>0.0013604779</text:p>
          </table:table-cell>
          <table:table-cell table:number-columns-repeated="3"/>
        </table:table-row>
        <table:table-row table:style-name="ro1">
          <table:table-cell table:formula="of:=[.A140]+1" office:value-type="float" office:value="138" calcext:value-type="float">
            <text:p>138</text:p>
          </table:table-cell>
          <table:table-cell table:formula="of:=1/(2*PI()*[.A141]*[.$C$2])" office:value-type="float" office:value="5242.25767759866" calcext:value-type="float">
            <text:p>5242.2576775987</text:p>
          </table:table-cell>
          <table:table-cell table:formula="of:=[.B141]/SQRT(([.$B$2]*[.$B$2])+([.B141]*[.B141]))" office:value-type="float" office:value="0.386746891006337" calcext:value-type="float">
            <text:p>0.386746891</text:p>
          </table:table-cell>
          <table:table-cell table:formula="of:=-(180/PI())*ATAN(2*PI()*[.$B$2]*[.$C$2]*[.A141])" office:value-type="float" office:value="-67.2477677121213" calcext:value-type="float">
            <text:p>-67.2477677121</text:p>
          </table:table-cell>
          <table:table-cell table:formula="of:=[.C141]/[.$C$4]" office:value-type="float" office:value="0.386804619409991" calcext:value-type="float">
            <text:p>0.3868046194</text:p>
          </table:table-cell>
          <table:table-cell table:formula="of:=-[.D141]/(2*PI()*[.A141])*PI()/180" office:value-type="float" office:value="0.00135361851272386" calcext:value-type="float">
            <text:p>0.0013536185</text:p>
          </table:table-cell>
          <table:table-cell table:number-columns-repeated="3"/>
        </table:table-row>
        <table:table-row table:style-name="ro1">
          <table:table-cell table:formula="of:=[.A141]+1" office:value-type="float" office:value="139" calcext:value-type="float">
            <text:p>139</text:p>
          </table:table-cell>
          <table:table-cell table:formula="of:=1/(2*PI()*[.A142]*[.$C$2])" office:value-type="float" office:value="5204.54359358716" calcext:value-type="float">
            <text:p>5204.5435935872</text:p>
          </table:table-cell>
          <table:table-cell table:formula="of:=[.B142]/SQRT(([.$B$2]*[.$B$2])+([.B142]*[.B142]))" office:value-type="float" office:value="0.384376887481509" calcext:value-type="float">
            <text:p>0.3843768875</text:p>
          </table:table-cell>
          <table:table-cell table:formula="of:=-(180/PI())*ATAN(2*PI()*[.$B$2]*[.$C$2]*[.A142])" office:value-type="float" office:value="-67.3949378744987" calcext:value-type="float">
            <text:p>-67.3949378745</text:p>
          </table:table-cell>
          <table:table-cell table:formula="of:=[.C142]/[.$C$4]" office:value-type="float" office:value="0.384434262122732" calcext:value-type="float">
            <text:p>0.3844342621</text:p>
          </table:table-cell>
          <table:table-cell table:formula="of:=-[.D142]/(2*PI()*[.A142])*PI()/180" office:value-type="float" office:value="0.00134682130044961" calcext:value-type="float">
            <text:p>0.0013468213</text:p>
          </table:table-cell>
          <table:table-cell table:number-columns-repeated="3"/>
        </table:table-row>
        <table:table-row table:style-name="ro1">
          <table:table-cell table:formula="of:=[.A142]+1" office:value-type="float" office:value="140" calcext:value-type="float">
            <text:p>140</text:p>
          </table:table-cell>
          <table:table-cell table:formula="of:=1/(2*PI()*[.A143]*[.$C$2])" office:value-type="float" office:value="5167.36828220439" calcext:value-type="float">
            <text:p>5167.3682822044</text:p>
          </table:table-cell>
          <table:table-cell table:formula="of:=[.B143]/SQRT(([.$B$2]*[.$B$2])+([.B143]*[.B143]))" office:value-type="float" office:value="0.382033279357777" calcext:value-type="float">
            <text:p>0.3820332794</text:p>
          </table:table-cell>
          <table:table-cell table:formula="of:=-(180/PI())*ATAN(2*PI()*[.$B$2]*[.$C$2]*[.A143])" office:value-type="float" office:value="-67.5403143456903" calcext:value-type="float">
            <text:p>-67.5403143457</text:p>
          </table:table-cell>
          <table:table-cell table:formula="of:=[.C143]/[.$C$4]" office:value-type="float" office:value="0.382090304176523" calcext:value-type="float">
            <text:p>0.3820903042</text:p>
          </table:table-cell>
          <table:table-cell table:formula="of:=-[.D143]/(2*PI()*[.A143])*PI()/180" office:value-type="float" office:value="0.00134008560209703" calcext:value-type="float">
            <text:p>0.0013400856</text:p>
          </table:table-cell>
          <table:table-cell table:number-columns-repeated="3"/>
        </table:table-row>
        <table:table-row table:style-name="ro1">
          <table:table-cell table:formula="of:=[.A143]+1" office:value-type="float" office:value="141" calcext:value-type="float">
            <text:p>141</text:p>
          </table:table-cell>
          <table:table-cell table:formula="of:=1/(2*PI()*[.A144]*[.$C$2])" office:value-type="float" office:value="5130.72028020294" calcext:value-type="float">
            <text:p>5130.720280203</text:p>
          </table:table-cell>
          <table:table-cell table:formula="of:=[.B144]/SQRT(([.$B$2]*[.$B$2])+([.B144]*[.B144]))" office:value-type="float" office:value="0.379715676465927" calcext:value-type="float">
            <text:p>0.3797156765</text:p>
          </table:table-cell>
          <table:table-cell table:formula="of:=-(180/PI())*ATAN(2*PI()*[.$B$2]*[.$C$2]*[.A144])" office:value-type="float" office:value="-67.6839278809229" calcext:value-type="float">
            <text:p>-67.6839278809</text:p>
          </table:table-cell>
          <table:table-cell table:formula="of:=[.C144]/[.$C$4]" office:value-type="float" office:value="0.379772355343907" calcext:value-type="float">
            <text:p>0.3797723553</text:p>
          </table:table-cell>
          <table:table-cell table:formula="of:=-[.D144]/(2*PI()*[.A144])*PI()/180" office:value-type="float" office:value="0.00133341071475419" calcext:value-type="float">
            <text:p>0.0013334107</text:p>
          </table:table-cell>
          <table:table-cell table:number-columns-repeated="3"/>
        </table:table-row>
        <table:table-row table:style-name="ro1">
          <table:table-cell table:formula="of:=[.A144]+1" office:value-type="float" office:value="142" calcext:value-type="float">
            <text:p>142</text:p>
          </table:table-cell>
          <table:table-cell table:formula="of:=1/(2*PI()*[.A145]*[.$C$2])" office:value-type="float" office:value="5094.58844724377" calcext:value-type="float">
            <text:p>5094.5884472438</text:p>
          </table:table-cell>
          <table:table-cell table:formula="of:=[.B145]/SQRT(([.$B$2]*[.$B$2])+([.B145]*[.B145]))" office:value-type="float" office:value="0.377423694963592" calcext:value-type="float">
            <text:p>0.377423695</text:p>
          </table:table-cell>
          <table:table-cell table:formula="of:=-(180/PI())*ATAN(2*PI()*[.$B$2]*[.$C$2]*[.A145])" office:value-type="float" office:value="-67.8258085826356" calcext:value-type="float">
            <text:p>-67.8258085826</text:p>
          </table:table-cell>
          <table:table-cell table:formula="of:=[.C145]/[.$C$4]" office:value-type="float" office:value="0.377480031725226" calcext:value-type="float">
            <text:p>0.3774800317</text:p>
          </table:table-cell>
          <table:table-cell table:formula="of:=-[.D145]/(2*PI()*[.A145])*PI()/180" office:value-type="float" office:value="0.00132679594253982" calcext:value-type="float">
            <text:p>0.0013267959</text:p>
          </table:table-cell>
          <table:table-cell table:number-columns-repeated="3"/>
        </table:table-row>
        <table:table-row table:style-name="ro1">
          <table:table-cell table:formula="of:=[.A145]+1" office:value-type="float" office:value="143" calcext:value-type="float">
            <text:p>143</text:p>
          </table:table-cell>
          <table:table-cell table:formula="of:=1/(2*PI()*[.A146]*[.$C$2])" office:value-type="float" office:value="5058.9619546057" calcext:value-type="float">
            <text:p>5058.9619546057</text:p>
          </table:table-cell>
          <table:table-cell table:formula="of:=[.B146]/SQRT(([.$B$2]*[.$B$2])+([.B146]*[.B146]))" office:value-type="float" office:value="0.375156957256922" calcext:value-type="float">
            <text:p>0.3751569573</text:p>
          </table:table-cell>
          <table:table-cell table:formula="of:=-(180/PI())*ATAN(2*PI()*[.$B$2]*[.$C$2]*[.A146])" office:value-type="float" office:value="-67.9659859162265" calcext:value-type="float">
            <text:p>-67.9659859162</text:p>
          </table:table-cell>
          <table:table-cell table:formula="of:=[.C146]/[.$C$4]" office:value-type="float" office:value="0.375212955670266" calcext:value-type="float">
            <text:p>0.3752129557</text:p>
          </table:table-cell>
          <table:table-cell table:formula="of:=-[.D146]/(2*PI()*[.A146])*PI()/180" office:value-type="float" office:value="0.0013202405966633" calcext:value-type="float">
            <text:p>0.0013202406</text:p>
          </table:table-cell>
          <table:table-cell table:number-columns-repeated="3"/>
        </table:table-row>
        <table:table-row table:style-name="ro1">
          <table:table-cell table:formula="of:=[.A146]+1" office:value-type="float" office:value="144" calcext:value-type="float">
            <text:p>144</text:p>
          </table:table-cell>
          <table:table-cell table:formula="of:=1/(2*PI()*[.A147]*[.$C$2])" office:value-type="float" office:value="5023.83027436538" calcext:value-type="float">
            <text:p>5023.8302743654</text:p>
          </table:table-cell>
          <table:table-cell table:formula="of:=[.B147]/SQRT(([.$B$2]*[.$B$2])+([.B147]*[.B147]))" office:value-type="float" office:value="0.372915091920796" calcext:value-type="float">
            <text:p>0.3729150919</text:p>
          </table:table-cell>
          <table:table-cell table:formula="of:=-(180/PI())*ATAN(2*PI()*[.$B$2]*[.$C$2]*[.A147])" office:value-type="float" office:value="-68.1044887254045" calcext:value-type="float">
            <text:p>-68.1044887254</text:p>
          </table:table-cell>
          <table:table-cell table:formula="of:=[.C147]/[.$C$4]" office:value-type="float" office:value="0.372970755698464" calcext:value-type="float">
            <text:p>0.3729707557</text:p>
          </table:table-cell>
          <table:table-cell table:formula="of:=-[.D147]/(2*PI()*[.A147])*PI()/180" office:value-type="float" office:value="0.00131374399547462" calcext:value-type="float">
            <text:p>0.001313744</text:p>
          </table:table-cell>
          <table:table-cell table:number-columns-repeated="3"/>
        </table:table-row>
        <table:table-row table:style-name="ro1">
          <table:table-cell table:formula="of:=[.A147]+1" office:value-type="float" office:value="145" calcext:value-type="float">
            <text:p>145</text:p>
          </table:table-cell>
          <table:table-cell table:formula="of:=1/(2*PI()*[.A148]*[.$C$2])" office:value-type="float" office:value="4989.18316902493" calcext:value-type="float">
            <text:p>4989.1831690249</text:p>
          </table:table-cell>
          <table:table-cell table:formula="of:=[.B148]/SQRT(([.$B$2]*[.$B$2])+([.B148]*[.B148]))" office:value-type="float" office:value="0.370697733617815" calcext:value-type="float">
            <text:p>0.3706977336</text:p>
          </table:table-cell>
          <table:table-cell table:formula="of:=-(180/PI())*ATAN(2*PI()*[.$B$2]*[.$C$2]*[.A148])" office:value-type="float" office:value="-68.241345247154" calcext:value-type="float">
            <text:p>-68.2413452472</text:p>
          </table:table-cell>
          <table:table-cell table:formula="of:=[.C148]/[.$C$4]" office:value-type="float" office:value="0.37075306641789" calcext:value-type="float">
            <text:p>0.3707530664</text:p>
          </table:table-cell>
          <table:table-cell table:formula="of:=-[.D148]/(2*PI()*[.A148])*PI()/180" office:value-type="float" office:value="0.00130730546450487" calcext:value-type="float">
            <text:p>0.0013073055</text:p>
          </table:table-cell>
          <table:table-cell table:number-columns-repeated="3"/>
        </table:table-row>
        <table:table-row table:style-name="ro1">
          <table:table-cell table:formula="of:=[.A148]+1" office:value-type="float" office:value="146" calcext:value-type="float">
            <text:p>146</text:p>
          </table:table-cell>
          <table:table-cell table:formula="of:=1/(2*PI()*[.A149]*[.$C$2])" office:value-type="float" office:value="4955.01068156586" calcext:value-type="float">
            <text:p>4955.0106815659</text:p>
          </table:table-cell>
          <table:table-cell table:formula="of:=[.B149]/SQRT(([.$B$2]*[.$B$2])+([.B149]*[.B149]))" office:value-type="float" office:value="0.368504523016295" calcext:value-type="float">
            <text:p>0.368504523</text:p>
          </table:table-cell>
          <table:table-cell table:formula="of:=-(180/PI())*ATAN(2*PI()*[.$B$2]*[.$C$2]*[.A149])" office:value-type="float" office:value="-68.3765831263226" calcext:value-type="float">
            <text:p>-68.3765831263</text:p>
          </table:table-cell>
          <table:table-cell table:formula="of:=[.C149]/[.$C$4]" office:value-type="float" office:value="0.368559528443223" calcext:value-type="float">
            <text:p>0.3685595284</text:p>
          </table:table-cell>
          <table:table-cell table:formula="of:=-[.D149]/(2*PI()*[.A149])*PI()/180" office:value-type="float" office:value="0.00130092433649777" calcext:value-type="float">
            <text:p>0.0013009243</text:p>
          </table:table-cell>
          <table:table-cell table:number-columns-repeated="3"/>
        </table:table-row>
        <table:table-row table:style-name="ro1">
          <table:table-cell table:formula="of:=[.A149]+1" office:value-type="float" office:value="147" calcext:value-type="float">
            <text:p>147</text:p>
          </table:table-cell>
          <table:table-cell table:formula="of:=1/(2*PI()*[.A150]*[.$C$2])" office:value-type="float" office:value="4921.30312590895" calcext:value-type="float">
            <text:p>4921.303125909</text:p>
          </table:table-cell>
          <table:table-cell table:formula="of:=[.B150]/SQRT(([.$B$2]*[.$B$2])+([.B150]*[.B150]))" office:value-type="float" office:value="0.366335106707443" calcext:value-type="float">
            <text:p>0.3663351067</text:p>
          </table:table-cell>
          <table:table-cell table:formula="of:=-(180/PI())*ATAN(2*PI()*[.$B$2]*[.$C$2]*[.A150])" office:value-type="float" office:value="-68.5102294298384" calcext:value-type="float">
            <text:p>-68.5102294298</text:p>
          </table:table-cell>
          <table:table-cell table:formula="of:=[.C150]/[.$C$4]" office:value-type="float" office:value="0.366389788312918" calcext:value-type="float">
            <text:p>0.3663897883</text:p>
          </table:table-cell>
          <table:table-cell table:formula="of:=-[.D150]/(2*PI()*[.A150])*PI()/180" office:value-type="float" office:value="0.00129459995143308" calcext:value-type="float">
            <text:p>0.0012946</text:p>
          </table:table-cell>
          <table:table-cell table:number-columns-repeated="3"/>
        </table:table-row>
        <table:table-row table:style-name="ro1">
          <table:table-cell table:formula="of:=[.A150]+1" office:value-type="float" office:value="148" calcext:value-type="float">
            <text:p>148</text:p>
          </table:table-cell>
          <table:table-cell table:formula="of:=1/(2*PI()*[.A151]*[.$C$2])" office:value-type="float" office:value="4888.05107776091" calcext:value-type="float">
            <text:p>4888.0510777609</text:p>
          </table:table-cell>
          <table:table-cell table:formula="of:=[.B151]/SQRT(([.$B$2]*[.$B$2])+([.B151]*[.B151]))" office:value-type="float" office:value="0.364189137121898" calcext:value-type="float">
            <text:p>0.3641891371</text:p>
          </table:table-cell>
          <table:table-cell table:formula="of:=-(180/PI())*ATAN(2*PI()*[.$B$2]*[.$C$2]*[.A151])" office:value-type="float" office:value="-68.6423106605676" calcext:value-type="float">
            <text:p>-68.6423106606</text:p>
          </table:table-cell>
          <table:table-cell table:formula="of:=[.C151]/[.$C$4]" office:value-type="float" office:value="0.364243498405732" calcext:value-type="float">
            <text:p>0.3642434984</text:p>
          </table:table-cell>
          <table:table-cell table:formula="of:=-[.D151]/(2*PI()*[.A151])*PI()/180" office:value-type="float" office:value="0.00128833165654218" calcext:value-type="float">
            <text:p>0.0012883317</text:p>
          </table:table-cell>
          <table:table-cell table:number-columns-repeated="3"/>
        </table:table-row>
        <table:table-row table:style-name="ro1">
          <table:table-cell table:formula="of:=[.A151]+1" office:value-type="float" office:value="149" calcext:value-type="float">
            <text:p>149</text:p>
          </table:table-cell>
          <table:table-cell table:formula="of:=1/(2*PI()*[.A152]*[.$C$2])" office:value-type="float" office:value="4855.24536582963" calcext:value-type="float">
            <text:p>4855.2453658296</text:p>
          </table:table-cell>
          <table:table-cell table:formula="of:=[.B152]/SQRT(([.$B$2]*[.$B$2])+([.B152]*[.B152]))" office:value-type="float" office:value="0.3620662724458" calcext:value-type="float">
            <text:p>0.3620662724</text:p>
          </table:table-cell>
          <table:table-cell table:formula="of:=-(180/PI())*ATAN(2*PI()*[.$B$2]*[.$C$2]*[.A152])" office:value-type="float" office:value="-68.7728527708191" calcext:value-type="float">
            <text:p>-68.7728527708</text:p>
          </table:table-cell>
          <table:table-cell table:formula="of:=[.C152]/[.$C$4]" office:value-type="float" office:value="0.362120316856786" calcext:value-type="float">
            <text:p>0.3621203169</text:p>
          </table:table-cell>
          <table:table-cell table:formula="of:=-[.D152]/(2*PI()*[.A152])*PI()/180" office:value-type="float" office:value="0.00128211880631654" calcext:value-type="float">
            <text:p>0.0012821188</text:p>
          </table:table-cell>
          <table:table-cell table:number-columns-repeated="3"/>
        </table:table-row>
        <table:table-row table:style-name="ro1">
          <table:table-cell table:formula="of:=[.A152]+1" office:value-type="float" office:value="150" calcext:value-type="float">
            <text:p>150</text:p>
          </table:table-cell>
          <table:table-cell table:formula="of:=1/(2*PI()*[.A153]*[.$C$2])" office:value-type="float" office:value="4822.87706339077" calcext:value-type="float">
            <text:p>4822.8770633908</text:p>
          </table:table-cell>
          <table:table-cell table:formula="of:=[.B153]/SQRT(([.$B$2]*[.$B$2])+([.B153]*[.B153]))" office:value-type="float" office:value="0.359966176536551" calcext:value-type="float">
            <text:p>0.3599661765</text:p>
          </table:table-cell>
          <table:table-cell table:formula="of:=-(180/PI())*ATAN(2*PI()*[.$B$2]*[.$C$2]*[.A153])" office:value-type="float" office:value="-68.9018811755053" calcext:value-type="float">
            <text:p>-68.9018811755</text:p>
          </table:table-cell>
          <table:table-cell table:formula="of:=[.C153]/[.$C$4]" office:value-type="float" office:value="0.360019907473306" calcext:value-type="float">
            <text:p>0.3600199075</text:p>
          </table:table-cell>
          <table:table-cell table:formula="of:=-[.D153]/(2*PI()*[.A153])*PI()/180" office:value-type="float" office:value="0.00127596076250936" calcext:value-type="float">
            <text:p>0.0012759608</text:p>
          </table:table-cell>
          <table:table-cell table:number-columns-repeated="3"/>
        </table:table-row>
        <table:table-row table:style-name="ro1">
          <table:table-cell table:formula="of:=[.A153]+1" office:value-type="float" office:value="151" calcext:value-type="float">
            <text:p>151</text:p>
          </table:table-cell>
          <table:table-cell table:formula="of:=1/(2*PI()*[.A154]*[.$C$2])" office:value-type="float" office:value="4790.9374801895" calcext:value-type="float">
            <text:p>4790.9374801895</text:p>
          </table:table-cell>
          <table:table-cell table:formula="of:=[.B154]/SQRT(([.$B$2]*[.$B$2])+([.B154]*[.B154]))" office:value-type="float" office:value="0.357888518838389" calcext:value-type="float">
            <text:p>0.3578885188</text:p>
          </table:table-cell>
          <table:table-cell table:formula="of:=-(180/PI())*ATAN(2*PI()*[.$B$2]*[.$C$2]*[.A154])" office:value-type="float" office:value="-69.029420764967" calcext:value-type="float">
            <text:p>-69.029420765</text:p>
          </table:table-cell>
          <table:table-cell table:formula="of:=[.C154]/[.$C$4]" office:value-type="float" office:value="0.357941939650189" calcext:value-type="float">
            <text:p>0.3579419397</text:p>
          </table:table-cell>
          <table:table-cell table:formula="of:=-[.D154]/(2*PI()*[.A154])*PI()/180" office:value-type="float" office:value="0.00126985689413111" calcext:value-type="float">
            <text:p>0.0012698569</text:p>
          </table:table-cell>
          <table:table-cell table:number-columns-repeated="3"/>
        </table:table-row>
        <table:table-row table:style-name="ro1">
          <table:table-cell table:formula="of:=[.A154]+1" office:value-type="float" office:value="152" calcext:value-type="float">
            <text:p>152</text:p>
          </table:table-cell>
          <table:table-cell table:formula="of:=1/(2*PI()*[.A155]*[.$C$2])" office:value-type="float" office:value="4759.41815466194" calcext:value-type="float">
            <text:p>4759.418154662</text:p>
          </table:table-cell>
          <table:table-cell table:formula="of:=[.B155]/SQRT(([.$B$2]*[.$B$2])+([.B155]*[.B155]))" office:value-type="float" office:value="0.355832974297917" calcext:value-type="float">
            <text:p>0.3558329743</text:p>
          </table:table-cell>
          <table:table-cell table:formula="of:=-(180/PI())*ATAN(2*PI()*[.$B$2]*[.$C$2]*[.A155])" office:value-type="float" office:value="-69.1554959174711" calcext:value-type="float">
            <text:p>-69.1554959175</text:p>
          </table:table-cell>
          <table:table-cell table:formula="of:=[.C155]/[.$C$4]" office:value-type="float" office:value="0.355886088285518" calcext:value-type="float">
            <text:p>0.3558860883</text:p>
          </table:table-cell>
          <table:table-cell table:formula="of:=-[.D155]/(2*PI()*[.A155])*PI()/180" office:value-type="float" office:value="0.00126380657743917" calcext:value-type="float">
            <text:p>0.0012638066</text:p>
          </table:table-cell>
          <table:table-cell table:number-columns-repeated="3"/>
        </table:table-row>
        <table:table-row table:style-name="ro1">
          <table:table-cell table:formula="of:=[.A155]+1" office:value-type="float" office:value="153" calcext:value-type="float">
            <text:p>153</text:p>
          </table:table-cell>
          <table:table-cell table:formula="of:=1/(2*PI()*[.A156]*[.$C$2])" office:value-type="float" office:value="4728.31084646154" calcext:value-type="float">
            <text:p>4728.3108464615</text:p>
          </table:table-cell>
          <table:table-cell table:formula="of:=[.B156]/SQRT(([.$B$2]*[.$B$2])+([.B156]*[.B156]))" office:value-type="float" office:value="0.3537992232797" calcext:value-type="float">
            <text:p>0.3537992233</text:p>
          </table:table-cell>
          <table:table-cell table:formula="of:=-(180/PI())*ATAN(2*PI()*[.$B$2]*[.$C$2]*[.A156])" office:value-type="float" office:value="-69.280130511388" calcext:value-type="float">
            <text:p>-69.2801305114</text:p>
          </table:table-cell>
          <table:table-cell table:formula="of:=[.C156]/[.$C$4]" office:value-type="float" office:value="0.353852033696148" calcext:value-type="float">
            <text:p>0.3538520337</text:p>
          </table:table-cell>
          <table:table-cell table:formula="of:=-[.D156]/(2*PI()*[.A156])*PI()/180" office:value-type="float" office:value="0.00125780919592208" calcext:value-type="float">
            <text:p>0.0012578092</text:p>
          </table:table-cell>
          <table:table-cell table:number-columns-repeated="3"/>
        </table:table-row>
        <table:table-row table:style-name="ro1">
          <table:table-cell table:formula="of:=[.A156]+1" office:value-type="float" office:value="154" calcext:value-type="float">
            <text:p>154</text:p>
          </table:table-cell>
          <table:table-cell table:formula="of:=1/(2*PI()*[.A157]*[.$C$2])" office:value-type="float" office:value="4697.60752927672" calcext:value-type="float">
            <text:p>4697.6075292767</text:p>
          </table:table-cell>
          <table:table-cell table:formula="of:=[.B157]/SQRT(([.$B$2]*[.$B$2])+([.B157]*[.B157]))" office:value-type="float" office:value="0.351786951482034" calcext:value-type="float">
            <text:p>0.3517869515</text:p>
          </table:table-cell>
          <table:table-cell table:formula="of:=-(180/PI())*ATAN(2*PI()*[.$B$2]*[.$C$2]*[.A157])" office:value-type="float" office:value="-69.4033479370577" calcext:value-type="float">
            <text:p>-69.4033479371</text:p>
          </table:table-cell>
          <table:table-cell table:formula="of:=[.C157]/[.$C$4]" office:value-type="float" office:value="0.35183946153346" calcext:value-type="float">
            <text:p>0.3518394615</text:p>
          </table:table-cell>
          <table:table-cell table:formula="of:=-[.D157]/(2*PI()*[.A157])*PI()/180" office:value-type="float" office:value="0.00125186414027882" calcext:value-type="float">
            <text:p>0.0012518641</text:p>
          </table:table-cell>
          <table:table-cell table:number-columns-repeated="3"/>
        </table:table-row>
        <table:table-row table:style-name="ro1">
          <table:table-cell table:formula="of:=[.A157]+1" office:value-type="float" office:value="155" calcext:value-type="float">
            <text:p>155</text:p>
          </table:table-cell>
          <table:table-cell table:formula="of:=1/(2*PI()*[.A158]*[.$C$2])" office:value-type="float" office:value="4667.30038392655" calcext:value-type="float">
            <text:p>4667.3003839266</text:p>
          </table:table-cell>
          <table:table-cell table:formula="of:=[.B158]/SQRT(([.$B$2]*[.$B$2])+([.B158]*[.B158]))" office:value-type="float" office:value="0.349795849852997" calcext:value-type="float">
            <text:p>0.3497958499</text:p>
          </table:table-cell>
          <table:table-cell table:formula="of:=-(180/PI())*ATAN(2*PI()*[.$B$2]*[.$C$2]*[.A158])" office:value-type="float" office:value="-69.5251711083514" calcext:value-type="float">
            <text:p>-69.5251711084</text:p>
          </table:table-cell>
          <table:table-cell table:formula="of:=[.C158]/[.$C$4]" office:value-type="float" office:value="0.349848062699399" calcext:value-type="float">
            <text:p>0.3498480627</text:p>
          </table:table-cell>
          <table:table-cell table:formula="of:=-[.D158]/(2*PI()*[.A158])*PI()/180" office:value-type="float" office:value="0.0012459708083934" calcext:value-type="float">
            <text:p>0.0012459708</text:p>
          </table:table-cell>
          <table:table-cell table:number-columns-repeated="3"/>
        </table:table-row>
        <table:table-row table:style-name="ro1">
          <table:table-cell table:formula="of:=[.A158]+1" office:value-type="float" office:value="156" calcext:value-type="float">
            <text:p>156</text:p>
          </table:table-cell>
          <table:table-cell table:formula="of:=1/(2*PI()*[.A159]*[.$C$2])" office:value-type="float" office:value="4637.38179172189" calcext:value-type="float">
            <text:p>4637.3817917219</text:p>
          </table:table-cell>
          <table:table-cell table:formula="of:=[.B159]/SQRT(([.$B$2]*[.$B$2])+([.B159]*[.B159]))" office:value-type="float" office:value="0.347825614506853" calcext:value-type="float">
            <text:p>0.3478256145</text:p>
          </table:table-cell>
          <table:table-cell table:formula="of:=-(180/PI())*ATAN(2*PI()*[.$B$2]*[.$C$2]*[.A159])" office:value-type="float" office:value="-69.6456224739377" calcext:value-type="float">
            <text:p>-69.6456224739</text:p>
          </table:table-cell>
          <table:table-cell table:formula="of:=[.C159]/[.$C$4]" office:value-type="float" office:value="0.347877533262873" calcext:value-type="float">
            <text:p>0.3478775333</text:p>
          </table:table-cell>
          <table:table-cell table:formula="of:=-[.D159]/(2*PI()*[.A159])*PI()/180" office:value-type="float" office:value="0.00124012860530516" calcext:value-type="float">
            <text:p>0.0012401286</text:p>
          </table:table-cell>
          <table:table-cell table:number-columns-repeated="3"/>
        </table:table-row>
        <table:table-row table:style-name="ro1">
          <table:table-cell table:formula="of:=[.A159]+1" office:value-type="float" office:value="157" calcext:value-type="float">
            <text:p>157</text:p>
          </table:table-cell>
          <table:table-cell table:formula="of:=1/(2*PI()*[.A160]*[.$C$2])" office:value-type="float" office:value="4607.84432808035" calcext:value-type="float">
            <text:p>4607.8443280804</text:p>
          </table:table-cell>
          <table:table-cell table:formula="of:=[.B160]/SQRT(([.$B$2]*[.$B$2])+([.B160]*[.B160]))" office:value-type="float" office:value="0.345875946640916" calcext:value-type="float">
            <text:p>0.3458759466</text:p>
          </table:table-cell>
          <table:table-cell table:formula="of:=-(180/PI())*ATAN(2*PI()*[.$B$2]*[.$C$2]*[.A160])" office:value-type="float" office:value="-69.7647240282584" calcext:value-type="float">
            <text:p>-69.7647240283</text:p>
          </table:table-cell>
          <table:table-cell table:formula="of:=[.C160]/[.$C$4]" office:value-type="float" office:value="0.34592757437659" calcext:value-type="float">
            <text:p>0.3459275744</text:p>
          </table:table-cell>
          <table:table-cell table:formula="of:=-[.D160]/(2*PI()*[.A160])*PI()/180" office:value-type="float" office:value="0.00123433694317513" calcext:value-type="float">
            <text:p>0.0012343369</text:p>
          </table:table-cell>
          <table:table-cell table:number-columns-repeated="3"/>
        </table:table-row>
        <table:table-row table:style-name="ro1">
          <table:table-cell table:formula="of:=[.A160]+1" office:value-type="float" office:value="158" calcext:value-type="float">
            <text:p>158</text:p>
          </table:table-cell>
          <table:table-cell table:formula="of:=1/(2*PI()*[.A161]*[.$C$2])" office:value-type="float" office:value="4578.68075638364" calcext:value-type="float">
            <text:p>4578.6807563836</text:p>
          </table:table-cell>
          <table:table-cell table:formula="of:=[.B161]/SQRT(([.$B$2]*[.$B$2])+([.B161]*[.B161]))" office:value-type="float" office:value="0.343946552452917" calcext:value-type="float">
            <text:p>0.3439465525</text:p>
          </table:table-cell>
          <table:table-cell table:formula="of:=-(180/PI())*ATAN(2*PI()*[.$B$2]*[.$C$2]*[.A161])" office:value-type="float" office:value="-69.8824973222238" calcext:value-type="float">
            <text:p>-69.8824973222</text:p>
          </table:table-cell>
          <table:table-cell table:formula="of:=[.C161]/[.$C$4]" office:value-type="float" office:value="0.34399789219443" calcext:value-type="float">
            <text:p>0.3439978922</text:p>
          </table:table-cell>
          <table:table-cell table:formula="of:=-[.D161]/(2*PI()*[.A161])*PI()/180" office:value-type="float" office:value="0.00122859524124866" calcext:value-type="float">
            <text:p>0.0012285952</text:p>
          </table:table-cell>
          <table:table-cell table:number-columns-repeated="3"/>
        </table:table-row>
        <table:table-row table:style-name="ro1">
          <table:table-cell table:formula="of:=[.A161]+1" office:value-type="float" office:value="159" calcext:value-type="float">
            <text:p>159</text:p>
          </table:table-cell>
          <table:table-cell table:formula="of:=1/(2*PI()*[.A162]*[.$C$2])" office:value-type="float" office:value="4549.88402206676" calcext:value-type="float">
            <text:p>4549.8840220668</text:p>
          </table:table-cell>
          <table:table-cell table:formula="of:=[.B162]/SQRT(([.$B$2]*[.$B$2])+([.B162]*[.B162]))" office:value-type="float" office:value="0.342037143058974" calcext:value-type="float">
            <text:p>0.3420371431</text:p>
          </table:table-cell>
          <table:table-cell table:formula="of:=-(180/PI())*ATAN(2*PI()*[.$B$2]*[.$C$2]*[.A162])" office:value-type="float" office:value="-69.9989634736334" calcext:value-type="float">
            <text:p>-69.9989634736</text:p>
          </table:table-cell>
          <table:table-cell table:formula="of:=[.C162]/[.$C$4]" office:value-type="float" office:value="0.342088197789389" calcext:value-type="float">
            <text:p>0.3420881978</text:p>
          </table:table-cell>
          <table:table-cell table:formula="of:=-[.D162]/(2*PI()*[.A162])*PI()/180" office:value-type="float" office:value="0.0012229029258147" calcext:value-type="float">
            <text:p>0.0012229029</text:p>
          </table:table-cell>
          <table:table-cell table:number-columns-repeated="3"/>
        </table:table-row>
        <table:table-row table:style-name="ro1">
          <table:table-cell table:formula="of:=[.A162]+1" office:value-type="float" office:value="160" calcext:value-type="float">
            <text:p>160</text:p>
          </table:table-cell>
          <table:table-cell table:formula="of:=1/(2*PI()*[.A163]*[.$C$2])" office:value-type="float" office:value="4521.44724692885" calcext:value-type="float">
            <text:p>4521.4472469289</text:p>
          </table:table-cell>
          <table:table-cell table:formula="of:=[.B163]/SQRT(([.$B$2]*[.$B$2])+([.B163]*[.B163]))" office:value-type="float" office:value="0.340147434412201" calcext:value-type="float">
            <text:p>0.3401474344</text:p>
          </table:table-cell>
          <table:table-cell table:formula="of:=-(180/PI())*ATAN(2*PI()*[.$B$2]*[.$C$2]*[.A163])" office:value-type="float" office:value="-70.1141431773284" calcext:value-type="float">
            <text:p>-70.1141431773</text:p>
          </table:table-cell>
          <table:table-cell table:formula="of:=[.C163]/[.$C$4]" office:value-type="float" office:value="0.340198207072182" calcext:value-type="float">
            <text:p>0.3401982071</text:p>
          </table:table-cell>
          <table:table-cell table:formula="of:=-[.D163]/(2*PI()*[.A163])*PI()/180" office:value-type="float" office:value="0.00121725943016195" calcext:value-type="float">
            <text:p>0.0012172594</text:p>
          </table:table-cell>
          <table:table-cell table:number-columns-repeated="3"/>
        </table:table-row>
        <table:table-row table:style-name="ro1">
          <table:table-cell table:formula="of:=[.A163]+1" office:value-type="float" office:value="161" calcext:value-type="float">
            <text:p>161</text:p>
          </table:table-cell>
          <table:table-cell table:formula="of:=1/(2*PI()*[.A164]*[.$C$2])" office:value-type="float" office:value="4493.363723656" calcext:value-type="float">
            <text:p>4493.363723656</text:p>
          </table:table-cell>
          <table:table-cell table:formula="of:=[.B164]/SQRT(([.$B$2]*[.$B$2])+([.B164]*[.B164]))" office:value-type="float" office:value="0.338277147222025" calcext:value-type="float">
            <text:p>0.3382771472</text:p>
          </table:table-cell>
          <table:table-cell table:formula="of:=-(180/PI())*ATAN(2*PI()*[.$B$2]*[.$C$2]*[.A164])" office:value-type="float" office:value="-70.2280567150851" calcext:value-type="float">
            <text:p>-70.2280567151</text:p>
          </table:table-cell>
          <table:table-cell table:formula="of:=[.C164]/[.$C$4]" office:value-type="float" office:value="0.338327640710546" calcext:value-type="float">
            <text:p>0.3383276407</text:p>
          </table:table-cell>
          <table:table-cell table:formula="of:=-[.D164]/(2*PI()*[.A164])*PI()/180" office:value-type="float" office:value="0.00121166419453218" calcext:value-type="float">
            <text:p>0.0012116642</text:p>
          </table:table-cell>
          <table:table-cell table:number-columns-repeated="3"/>
        </table:table-row>
        <table:table-row table:style-name="ro1">
          <table:table-cell table:formula="of:=[.A164]+1" office:value-type="float" office:value="162" calcext:value-type="float">
            <text:p>162</text:p>
          </table:table-cell>
          <table:table-cell table:formula="of:=1/(2*PI()*[.A165]*[.$C$2])" office:value-type="float" office:value="4465.62691054701" calcext:value-type="float">
            <text:p>4465.626910547</text:p>
          </table:table-cell>
          <table:table-cell table:formula="of:=[.B165]/SQRT(([.$B$2]*[.$B$2])+([.B165]*[.B165]))" office:value-type="float" office:value="0.336426006874249" calcext:value-type="float">
            <text:p>0.3364260069</text:p>
          </table:table-cell>
          <table:table-cell table:formula="of:=-(180/PI())*ATAN(2*PI()*[.$B$2]*[.$C$2]*[.A165])" office:value-type="float" office:value="-70.3407239652533" calcext:value-type="float">
            <text:p>-70.3407239653</text:p>
          </table:table-cell>
          <table:table-cell table:formula="of:=[.C165]/[.$C$4]" office:value-type="float" office:value="0.336476224049296" calcext:value-type="float">
            <text:p>0.336476224</text:p>
          </table:table-cell>
          <table:table-cell table:formula="of:=-[.D165]/(2*PI()*[.A165])*PI()/180" office:value-type="float" office:value="0.00120611666607087" calcext:value-type="float">
            <text:p>0.0012061167</text:p>
          </table:table-cell>
          <table:table-cell table:number-columns-repeated="3"/>
        </table:table-row>
        <table:table-row table:style-name="ro1">
          <table:table-cell table:formula="of:=[.A165]+1" office:value-type="float" office:value="163" calcext:value-type="float">
            <text:p>163</text:p>
          </table:table-cell>
          <table:table-cell table:formula="of:=1/(2*PI()*[.A166]*[.$C$2])" office:value-type="float" office:value="4438.23042643322" calcext:value-type="float">
            <text:p>4438.2304264332</text:p>
          </table:table-cell>
          <table:table-cell table:formula="of:=[.B166]/SQRT(([.$B$2]*[.$B$2])+([.B166]*[.B166]))" office:value-type="float" office:value="0.33459374335192" calcext:value-type="float">
            <text:p>0.3345937434</text:p>
          </table:table-cell>
          <table:table-cell table:formula="of:=-(180/PI())*ATAN(2*PI()*[.$B$2]*[.$C$2]*[.A166])" office:value-type="float" office:value="-70.4521644121481" calcext:value-type="float">
            <text:p>-70.4521644121</text:p>
          </table:table-cell>
          <table:table-cell table:formula="of:=[.C166]/[.$C$4]" office:value-type="float" office:value="0.334643687031173" calcext:value-type="float">
            <text:p>0.334643687</text:p>
          </table:table-cell>
          <table:table-cell table:formula="of:=-[.D166]/(2*PI()*[.A166])*PI()/180" office:value-type="float" office:value="0.00120061629877553" calcext:value-type="float">
            <text:p>0.0012006163</text:p>
          </table:table-cell>
          <table:table-cell table:number-columns-repeated="3"/>
        </table:table-row>
        <table:table-row table:style-name="ro1">
          <table:table-cell table:formula="of:=[.A166]+1" office:value-type="float" office:value="164" calcext:value-type="float">
            <text:p>164</text:p>
          </table:table-cell>
          <table:table-cell table:formula="of:=1/(2*PI()*[.A167]*[.$C$2])" office:value-type="float" office:value="4411.16804578424" calcext:value-type="float">
            <text:p>4411.1680457842</text:p>
          </table:table-cell>
          <table:table-cell table:formula="of:=[.B167]/SQRT(([.$B$2]*[.$B$2])+([.B167]*[.B167]))" office:value-type="float" office:value="0.33278009115703" calcext:value-type="float">
            <text:p>0.3327800912</text:p>
          </table:table-cell>
          <table:table-cell table:formula="of:=-(180/PI())*ATAN(2*PI()*[.$B$2]*[.$C$2]*[.A167])" office:value-type="float" office:value="-70.5623971552013" calcext:value-type="float">
            <text:p>-70.5623971552</text:p>
          </table:table-cell>
          <table:table-cell table:formula="of:=[.C167]/[.$C$4]" office:value-type="float" office:value="0.332829764118538" calcext:value-type="float">
            <text:p>0.3328297641</text:p>
          </table:table-cell>
          <table:table-cell table:formula="of:=-[.D167]/(2*PI()*[.A167])*PI()/180" office:value-type="float" office:value="0.00119516255344176" calcext:value-type="float">
            <text:p>0.0011951626</text:p>
          </table:table-cell>
          <table:table-cell table:number-columns-repeated="3"/>
        </table:table-row>
        <table:table-row table:style-name="ro1">
          <table:table-cell table:formula="of:=[.A167]+1" office:value-type="float" office:value="165" calcext:value-type="float">
            <text:p>165</text:p>
          </table:table-cell>
          <table:table-cell table:formula="of:=1/(2*PI()*[.A168]*[.$C$2])" office:value-type="float" office:value="4384.43369399161" calcext:value-type="float">
            <text:p>4384.4336939916</text:p>
          </table:table-cell>
          <table:table-cell table:formula="of:=[.B168]/SQRT(([.$B$2]*[.$B$2])+([.B168]*[.B168]))" office:value-type="float" office:value="0.330984789233082" calcext:value-type="float">
            <text:p>0.3309847892</text:p>
          </table:table-cell>
          <table:table-cell table:formula="of:=-(180/PI())*ATAN(2*PI()*[.$B$2]*[.$C$2]*[.A168])" office:value-type="float" office:value="-70.6714409178778" calcext:value-type="float">
            <text:p>-70.6714409179</text:p>
          </table:table-cell>
          <table:table-cell table:formula="of:=[.C168]/[.$C$4]" office:value-type="float" office:value="0.331034194215929" calcext:value-type="float">
            <text:p>0.3310341942</text:p>
          </table:table-cell>
          <table:table-cell table:formula="of:=-[.D168]/(2*PI()*[.A168])*PI()/180" office:value-type="float" office:value="0.00118975489760737" calcext:value-type="float">
            <text:p>0.0011897549</text:p>
          </table:table-cell>
          <table:table-cell table:number-columns-repeated="3"/>
        </table:table-row>
        <table:table-row table:style-name="ro1">
          <table:table-cell table:formula="of:=[.A168]+1" office:value-type="float" office:value="166" calcext:value-type="float">
            <text:p>166</text:p>
          </table:table-cell>
          <table:table-cell table:formula="of:=1/(2*PI()*[.A169]*[.$C$2])" office:value-type="float" office:value="4358.02144282298" calcext:value-type="float">
            <text:p>4358.021442823</text:p>
          </table:table-cell>
          <table:table-cell table:formula="of:=[.B169]/SQRT(([.$B$2]*[.$B$2])+([.B169]*[.B169]))" office:value-type="float" office:value="0.329207580888569" calcext:value-type="float">
            <text:p>0.3292075809</text:p>
          </table:table-cell>
          <table:table-cell table:formula="of:=-(180/PI())*ATAN(2*PI()*[.$B$2]*[.$C$2]*[.A169])" office:value-type="float" office:value="-70.7793140563643" calcext:value-type="float">
            <text:p>-70.7793140564</text:p>
          </table:table-cell>
          <table:table-cell table:formula="of:=[.C169]/[.$C$4]" office:value-type="float" office:value="0.329256720593521" calcext:value-type="float">
            <text:p>0.3292567206</text:p>
          </table:table-cell>
          <table:table-cell table:formula="of:=-[.D169]/(2*PI()*[.A169])*PI()/180" office:value-type="float" office:value="0.00118439280549472" calcext:value-type="float">
            <text:p>0.0011843928</text:p>
          </table:table-cell>
          <table:table-cell table:number-columns-repeated="3"/>
        </table:table-row>
        <table:table-row table:style-name="ro1">
          <table:table-cell table:formula="of:=[.A169]+1" office:value-type="float" office:value="167" calcext:value-type="float">
            <text:p>167</text:p>
          </table:table-cell>
          <table:table-cell table:formula="of:=1/(2*PI()*[.A170]*[.$C$2])" office:value-type="float" office:value="4331.92550603961" calcext:value-type="float">
            <text:p>4331.9255060396</text:p>
          </table:table-cell>
          <table:table-cell table:formula="of:=[.B170]/SQRT(([.$B$2]*[.$B$2])+([.B170]*[.B170]))" office:value-type="float" office:value="0.32744821372137" calcext:value-type="float">
            <text:p>0.3274482137</text:p>
          </table:table-cell>
          <table:table-cell table:formula="of:=-(180/PI())*ATAN(2*PI()*[.$B$2]*[.$C$2]*[.A170])" office:value-type="float" office:value="-70.8860345680356" calcext:value-type="float">
            <text:p>-70.886034568</text:p>
          </table:table-cell>
          <table:table-cell table:formula="of:=[.C170]/[.$C$4]" office:value-type="float" office:value="0.327497090811521" calcext:value-type="float">
            <text:p>0.3274970908</text:p>
          </table:table-cell>
          <table:table-cell table:formula="of:=-[.D170]/(2*PI()*[.A170])*PI()/180" office:value-type="float" office:value="0.00117907575795136" calcext:value-type="float">
            <text:p>0.0011790758</text:p>
          </table:table-cell>
          <table:table-cell table:number-columns-repeated="3"/>
        </table:table-row>
        <table:table-row table:style-name="ro1">
          <table:table-cell table:formula="of:=[.A170]+1" office:value-type="float" office:value="168" calcext:value-type="float">
            <text:p>168</text:p>
          </table:table-cell>
          <table:table-cell table:formula="of:=1/(2*PI()*[.A171]*[.$C$2])" office:value-type="float" office:value="4306.14023517033" calcext:value-type="float">
            <text:p>4306.1402351703</text:p>
          </table:table-cell>
          <table:table-cell table:formula="of:=[.B171]/SQRT(([.$B$2]*[.$B$2])+([.B171]*[.B171]))" office:value-type="float" office:value="0.325706439544107" calcext:value-type="float">
            <text:p>0.3257064395</text:p>
          </table:table-cell>
          <table:table-cell table:formula="of:=-(180/PI())*ATAN(2*PI()*[.$B$2]*[.$C$2]*[.A171])" office:value-type="float" office:value="-70.9916200997044" calcext:value-type="float">
            <text:p>-70.9916200997</text:p>
          </table:table-cell>
          <table:table-cell table:formula="of:=[.C171]/[.$C$4]" office:value-type="float" office:value="0.325755056645503" calcext:value-type="float">
            <text:p>0.3257550566</text:p>
          </table:table-cell>
          <table:table-cell table:formula="of:=-[.D171]/(2*PI()*[.A171])*PI()/180" office:value-type="float" office:value="0.00117380324238929" calcext:value-type="float">
            <text:p>0.0011738032</text:p>
          </table:table-cell>
          <table:table-cell table:number-columns-repeated="3"/>
        </table:table-row>
        <table:table-row table:style-name="ro1">
          <table:table-cell table:formula="of:=[.A171]+1" office:value-type="float" office:value="169" calcext:value-type="float">
            <text:p>169</text:p>
          </table:table-cell>
          <table:table-cell table:formula="of:=1/(2*PI()*[.A172]*[.$C$2])" office:value-type="float" office:value="4280.66011543559" calcext:value-type="float">
            <text:p>4280.6601154356</text:p>
          </table:table-cell>
          <table:table-cell table:formula="of:=[.B172]/SQRT(([.$B$2]*[.$B$2])+([.B172]*[.B172]))" office:value-type="float" office:value="0.323982014310468" calcext:value-type="float">
            <text:p>0.3239820143</text:p>
          </table:table-cell>
          <table:table-cell table:formula="of:=-(180/PI())*ATAN(2*PI()*[.$B$2]*[.$C$2]*[.A172])" office:value-type="float" office:value="-71.0960879556613" calcext:value-type="float">
            <text:p>-71.0960879557</text:p>
          </table:table-cell>
          <table:table-cell table:formula="of:=[.C172]/[.$C$4]" office:value-type="float" office:value="0.324030374012727" calcext:value-type="float">
            <text:p>0.324030374</text:p>
          </table:table-cell>
          <table:table-cell table:formula="of:=-[.D172]/(2*PI()*[.A172])*PI()/180" office:value-type="float" office:value="0.0011685747527229" calcext:value-type="float">
            <text:p>0.0011685748</text:p>
          </table:table-cell>
          <table:table-cell table:number-columns-repeated="3"/>
        </table:table-row>
        <table:table-row table:style-name="ro1">
          <table:table-cell table:formula="of:=[.A172]+1" office:value-type="float" office:value="170" calcext:value-type="float">
            <text:p>170</text:p>
          </table:table-cell>
          <table:table-cell table:formula="of:=1/(2*PI()*[.A173]*[.$C$2])" office:value-type="float" office:value="4255.47976181538" calcext:value-type="float">
            <text:p>4255.4797618154</text:p>
          </table:table-cell>
          <table:table-cell table:formula="of:=[.B173]/SQRT(([.$B$2]*[.$B$2])+([.B173]*[.B173]))" office:value-type="float" office:value="0.322274698042523" calcext:value-type="float">
            <text:p>0.322274698</text:p>
          </table:table-cell>
          <table:table-cell table:formula="of:=-(180/PI())*ATAN(2*PI()*[.$B$2]*[.$C$2]*[.A173])" office:value-type="float" office:value="-71.1994551055087" calcext:value-type="float">
            <text:p>-71.1994551055</text:p>
          </table:table-cell>
          <table:table-cell table:formula="of:=[.C173]/[.$C$4]" office:value-type="float" office:value="0.322322802899443" calcext:value-type="float">
            <text:p>0.3223228029</text:p>
          </table:table-cell>
          <table:table-cell table:formula="of:=-[.D173]/(2*PI()*[.A173])*PI()/180" office:value-type="float" office:value="0.0011633897893057" calcext:value-type="float">
            <text:p>0.0011633898</text:p>
          </table:table-cell>
          <table:table-cell table:number-columns-repeated="3"/>
        </table:table-row>
        <table:table-row table:style-name="ro1">
          <table:table-cell table:formula="of:=[.A173]+1" office:value-type="float" office:value="171" calcext:value-type="float">
            <text:p>171</text:p>
          </table:table-cell>
          <table:table-cell table:formula="of:=1/(2*PI()*[.A174]*[.$C$2])" office:value-type="float" office:value="4230.59391525506" calcext:value-type="float">
            <text:p>4230.5939152551</text:p>
          </table:table-cell>
          <table:table-cell table:formula="of:=[.B174]/SQRT(([.$B$2]*[.$B$2])+([.B174]*[.B174]))" office:value-type="float" office:value="0.320584254759039" calcext:value-type="float">
            <text:p>0.3205842548</text:p>
          </table:table-cell>
          <table:table-cell table:formula="of:=-(180/PI())*ATAN(2*PI()*[.$B$2]*[.$C$2]*[.A174])" office:value-type="float" office:value="-71.3017381917963" calcext:value-type="float">
            <text:p>-71.3017381918</text:p>
          </table:table-cell>
          <table:table-cell table:formula="of:=[.C174]/[.$C$4]" office:value-type="float" office:value="0.320632107289193" calcext:value-type="float">
            <text:p>0.3206321073</text:p>
          </table:table-cell>
          <table:table-cell table:formula="of:=-[.D174]/(2*PI()*[.A174])*PI()/180" office:value-type="float" office:value="0.00115824785886609" calcext:value-type="float">
            <text:p>0.0011582479</text:p>
          </table:table-cell>
          <table:table-cell table:number-columns-repeated="3"/>
        </table:table-row>
        <table:table-row table:style-name="ro1">
          <table:table-cell table:formula="of:=[.A174]+1" office:value-type="float" office:value="172" calcext:value-type="float">
            <text:p>172</text:p>
          </table:table-cell>
          <table:table-cell table:formula="of:=1/(2*PI()*[.A175]*[.$C$2])" office:value-type="float" office:value="4205.99743900358" calcext:value-type="float">
            <text:p>4205.9974390036</text:p>
          </table:table-cell>
          <table:table-cell table:formula="of:=[.B175]/SQRT(([.$B$2]*[.$B$2])+([.B175]*[.B175]))" office:value-type="float" office:value="0.318910452404818" calcext:value-type="float">
            <text:p>0.3189104524</text:p>
          </table:table-cell>
          <table:table-cell table:formula="of:=-(180/PI())*ATAN(2*PI()*[.$B$2]*[.$C$2]*[.A175])" office:value-type="float" office:value="-71.4029535374614" calcext:value-type="float">
            <text:p>-71.4029535375</text:p>
          </table:table-cell>
          <table:table-cell table:formula="of:=[.C175]/[.$C$4]" office:value-type="float" office:value="0.318958055092141" calcext:value-type="float">
            <text:p>0.3189580551</text:p>
          </table:table-cell>
          <table:table-cell table:formula="of:=-[.D175]/(2*PI()*[.A175])*PI()/180" office:value-type="float" office:value="0.00115314847444221" calcext:value-type="float">
            <text:p>0.0011531485</text:p>
          </table:table-cell>
          <table:table-cell table:number-columns-repeated="3"/>
        </table:table-row>
        <table:table-row table:style-name="ro1">
          <table:table-cell table:formula="of:=[.A175]+1" office:value-type="float" office:value="173" calcext:value-type="float">
            <text:p>173</text:p>
          </table:table-cell>
          <table:table-cell table:formula="of:=1/(2*PI()*[.A176]*[.$C$2])" office:value-type="float" office:value="4181.6853150787" calcext:value-type="float">
            <text:p>4181.6853150787</text:p>
          </table:table-cell>
          <table:table-cell table:formula="of:=[.B176]/SQRT(([.$B$2]*[.$B$2])+([.B176]*[.B176]))" office:value-type="float" office:value="0.317253062781046" calcext:value-type="float">
            <text:p>0.3172530628</text:p>
          </table:table-cell>
          <table:table-cell table:formula="of:=-(180/PI())*ATAN(2*PI()*[.$B$2]*[.$C$2]*[.A176])" office:value-type="float" office:value="-71.5031171530811" calcext:value-type="float">
            <text:p>-71.5031171531</text:p>
          </table:table-cell>
          <table:table-cell table:formula="of:=[.C176]/[.$C$4]" office:value-type="float" office:value="0.317300418075411" calcext:value-type="float">
            <text:p>0.3173004181</text:p>
          </table:table-cell>
          <table:table-cell table:formula="of:=-[.D176]/(2*PI()*[.A176])*PI()/180" office:value-type="float" office:value="0.00114809115531601" calcext:value-type="float">
            <text:p>0.0011480912</text:p>
          </table:table-cell>
          <table:table-cell table:number-columns-repeated="3"/>
        </table:table-row>
        <table:table-row table:style-name="ro1">
          <table:table-cell table:formula="of:=[.A176]+1" office:value-type="float" office:value="174" calcext:value-type="float">
            <text:p>174</text:p>
          </table:table-cell>
          <table:table-cell table:formula="of:=1/(2*PI()*[.A177]*[.$C$2])" office:value-type="float" office:value="4157.65264085411" calcext:value-type="float">
            <text:p>4157.6526408541</text:p>
          </table:table-cell>
          <table:table-cell table:formula="of:=[.B177]/SQRT(([.$B$2]*[.$B$2])+([.B177]*[.B177]))" office:value-type="float" office:value="0.315611861476688" calcext:value-type="float">
            <text:p>0.3156118615</text:p>
          </table:table-cell>
          <table:table-cell table:formula="of:=-(180/PI())*ATAN(2*PI()*[.$B$2]*[.$C$2]*[.A177])" office:value-type="float" office:value="-71.6022447439399" calcext:value-type="float">
            <text:p>-71.6022447439</text:p>
          </table:table-cell>
          <table:table-cell table:formula="of:=[.C177]/[.$C$4]" office:value-type="float" office:value="0.315658971794472" calcext:value-type="float">
            <text:p>0.3156589718</text:p>
          </table:table-cell>
          <table:table-cell table:formula="of:=-[.D177]/(2*PI()*[.A177])*PI()/180" office:value-type="float" office:value="0.00114307542694668" calcext:value-type="float">
            <text:p>0.0011430754</text:p>
          </table:table-cell>
          <table:table-cell table:number-columns-repeated="3"/>
        </table:table-row>
        <table:table-row table:style-name="ro1">
          <table:table-cell table:formula="of:=[.A177]+1" office:value-type="float" office:value="175" calcext:value-type="float">
            <text:p>175</text:p>
          </table:table-cell>
          <table:table-cell table:formula="of:=1/(2*PI()*[.A178]*[.$C$2])" office:value-type="float" office:value="4133.89462576352" calcext:value-type="float">
            <text:p>4133.8946257635</text:p>
          </table:table-cell>
          <table:table-cell table:formula="of:=[.B178]/SQRT(([.$B$2]*[.$B$2])+([.B178]*[.B178]))" office:value-type="float" office:value="0.313986627800909" calcext:value-type="float">
            <text:p>0.3139866278</text:p>
          </table:table-cell>
          <table:table-cell table:formula="of:=-(180/PI())*ATAN(2*PI()*[.$B$2]*[.$C$2]*[.A178])" office:value-type="float" office:value="-71.7003517169187" calcext:value-type="float">
            <text:p>-71.7003517169</text:p>
          </table:table-cell>
          <table:table-cell table:formula="of:=[.C178]/[.$C$4]" office:value-type="float" office:value="0.314033495525546" calcext:value-type="float">
            <text:p>0.3140334955</text:p>
          </table:table-cell>
          <table:table-cell table:formula="of:=-[.D178]/(2*PI()*[.A178])*PI()/180" office:value-type="float" office:value="0.00113810082090347" calcext:value-type="float">
            <text:p>0.0011381008</text:p>
          </table:table-cell>
          <table:table-cell table:number-columns-repeated="3"/>
        </table:table-row>
        <table:table-row table:style-name="ro1">
          <table:table-cell table:formula="of:=[.A178]+1" office:value-type="float" office:value="176" calcext:value-type="float">
            <text:p>176</text:p>
          </table:table-cell>
          <table:table-cell table:formula="of:=1/(2*PI()*[.A179]*[.$C$2])" office:value-type="float" office:value="4110.40658811713" calcext:value-type="float">
            <text:p>4110.4065881171</text:p>
          </table:table-cell>
          <table:table-cell table:formula="of:=[.B179]/SQRT(([.$B$2]*[.$B$2])+([.B179]*[.B179]))" office:value-type="float" office:value="0.312377144716542" calcext:value-type="float">
            <text:p>0.3123771447</text:p>
          </table:table-cell>
          <table:table-cell table:formula="of:=-(180/PI())*ATAN(2*PI()*[.$B$2]*[.$C$2]*[.A179])" office:value-type="float" office:value="-71.7974531872092" calcext:value-type="float">
            <text:p>-71.7974531872</text:p>
          </table:table-cell>
          <table:table-cell table:formula="of:=[.C179]/[.$C$4]" office:value-type="float" office:value="0.312423772199068" calcext:value-type="float">
            <text:p>0.3124237722</text:p>
          </table:table-cell>
          <table:table-cell table:formula="of:=-[.D179]/(2*PI()*[.A179])*PI()/180" office:value-type="float" office:value="0.00113316687479813" calcext:value-type="float">
            <text:p>0.0011331669</text:p>
          </table:table-cell>
          <table:table-cell table:number-columns-repeated="3"/>
        </table:table-row>
        <table:table-row table:style-name="ro1">
          <table:table-cell table:formula="of:=[.A179]+1" office:value-type="float" office:value="177" calcext:value-type="float">
            <text:p>177</text:p>
          </table:table-cell>
          <table:table-cell table:formula="of:=1/(2*PI()*[.A180]*[.$C$2])" office:value-type="float" office:value="4087.18395202607" calcext:value-type="float">
            <text:p>4087.1839520261</text:p>
          </table:table-cell>
          <table:table-cell table:formula="of:=[.B180]/SQRT(([.$B$2]*[.$B$2])+([.B180]*[.B180]))" office:value-type="float" office:value="0.310783198774585" calcext:value-type="float">
            <text:p>0.3107831988</text:p>
          </table:table-cell>
          <table:table-cell table:formula="of:=-(180/PI())*ATAN(2*PI()*[.$B$2]*[.$C$2]*[.A180])" office:value-type="float" office:value="-71.893563984859" calcext:value-type="float">
            <text:p>-71.8935639849</text:p>
          </table:table-cell>
          <table:table-cell table:formula="of:=[.C180]/[.$C$4]" office:value-type="float" office:value="0.310829588334178" calcext:value-type="float">
            <text:p>0.3108295883</text:p>
          </table:table-cell>
          <table:table-cell table:formula="of:=-[.D180]/(2*PI()*[.A180])*PI()/180" office:value-type="float" office:value="0.00112827313221687" calcext:value-type="float">
            <text:p>0.0011282731</text:p>
          </table:table-cell>
          <table:table-cell table:number-columns-repeated="3"/>
        </table:table-row>
        <table:table-row table:style-name="ro1">
          <table:table-cell table:formula="of:=[.A180]+1" office:value-type="float" office:value="178" calcext:value-type="float">
            <text:p>178</text:p>
          </table:table-cell>
          <table:table-cell table:formula="of:=1/(2*PI()*[.A181]*[.$C$2])" office:value-type="float" office:value="4064.22224443042" calcext:value-type="float">
            <text:p>4064.2222444304</text:p>
          </table:table-cell>
          <table:table-cell table:formula="of:=[.B181]/SQRT(([.$B$2]*[.$B$2])+([.B181]*[.B181]))" office:value-type="float" office:value="0.309204580049757" calcext:value-type="float">
            <text:p>0.30920458</text:p>
          </table:table-cell>
          <table:table-cell table:formula="of:=-(180/PI())*ATAN(2*PI()*[.$B$2]*[.$C$2]*[.A181])" office:value-type="float" office:value="-71.988698661152" calcext:value-type="float">
            <text:p>-71.9886986612</text:p>
          </table:table-cell>
          <table:table-cell table:formula="of:=[.C181]/[.$C$4]" office:value-type="float" office:value="0.309250733974258" calcext:value-type="float">
            <text:p>0.309250734</text:p>
          </table:table-cell>
          <table:table-cell table:formula="of:=-[.D181]/(2*PI()*[.A181])*PI()/180" office:value-type="float" office:value="0.00112341914265218" calcext:value-type="float">
            <text:p>0.0011234191</text:p>
          </table:table-cell>
          <table:table-cell table:number-columns-repeated="3"/>
        </table:table-row>
        <table:table-row table:style-name="ro1">
          <table:table-cell table:formula="of:=[.A181]+1" office:value-type="float" office:value="179" calcext:value-type="float">
            <text:p>179</text:p>
          </table:table-cell>
          <table:table-cell table:formula="of:=1/(2*PI()*[.A182]*[.$C$2])" office:value-type="float" office:value="4041.5170922269" calcext:value-type="float">
            <text:p>4041.5170922269</text:p>
          </table:table-cell>
          <table:table-cell table:formula="of:=[.B182]/SQRT(([.$B$2]*[.$B$2])+([.B182]*[.B182]))" office:value-type="float" office:value="0.307641082077074" calcext:value-type="float">
            <text:p>0.3076410821</text:p>
          </table:table-cell>
          <table:table-cell table:formula="of:=-(180/PI())*ATAN(2*PI()*[.$B$2]*[.$C$2]*[.A182])" office:value-type="float" office:value="-72.0828714948272" calcext:value-type="float">
            <text:p>-72.0828714948</text:p>
          </table:table-cell>
          <table:table-cell table:formula="of:=[.C182]/[.$C$4]" office:value-type="float" office:value="0.307687002623508" calcext:value-type="float">
            <text:p>0.3076870026</text:p>
          </table:table-cell>
          <table:table-cell table:formula="of:=-[.D182]/(2*PI()*[.A182])*PI()/180" office:value-type="float" office:value="0.00111860446143431" calcext:value-type="float">
            <text:p>0.0011186045</text:p>
          </table:table-cell>
          <table:table-cell table:number-columns-repeated="3"/>
        </table:table-row>
        <table:table-row table:style-name="ro1">
          <table:table-cell table:formula="of:=[.A182]+1" office:value-type="float" office:value="180" calcext:value-type="float">
            <text:p>180</text:p>
          </table:table-cell>
          <table:table-cell table:formula="of:=1/(2*PI()*[.A183]*[.$C$2])" office:value-type="float" office:value="4019.06421949231" calcext:value-type="float">
            <text:p>4019.0642194923</text:p>
          </table:table-cell>
          <table:table-cell table:formula="of:=[.B183]/SQRT(([.$B$2]*[.$B$2])+([.B183]*[.B183]))" office:value-type="float" office:value="0.306092501789478" calcext:value-type="float">
            <text:p>0.3060925018</text:p>
          </table:table-cell>
          <table:table-cell table:formula="of:=-(180/PI())*ATAN(2*PI()*[.$B$2]*[.$C$2]*[.A183])" office:value-type="float" office:value="-72.1760964981427" calcext:value-type="float">
            <text:p>-72.1760964981</text:p>
          </table:table-cell>
          <table:table-cell table:formula="of:=[.C183]/[.$C$4]" office:value-type="float" office:value="0.306138191184557" calcext:value-type="float">
            <text:p>0.3061381912</text:p>
          </table:table-cell>
          <table:table-cell table:formula="of:=-[.D183]/(2*PI()*[.A183])*PI()/180" office:value-type="float" office:value="0.0011138286496627" calcext:value-type="float">
            <text:p>0.0011138286</text:p>
          </table:table-cell>
          <table:table-cell table:number-columns-repeated="3"/>
        </table:table-row>
        <table:table-row table:style-name="ro1">
          <table:table-cell table:formula="of:=[.A183]+1" office:value-type="float" office:value="181" calcext:value-type="float">
            <text:p>181</text:p>
          </table:table-cell>
          <table:table-cell table:formula="of:=1/(2*PI()*[.A184]*[.$C$2])" office:value-type="float" office:value="3996.85944479898" calcext:value-type="float">
            <text:p>3996.859444799</text:p>
          </table:table-cell>
          <table:table-cell table:formula="of:=[.B184]/SQRT(([.$B$2]*[.$B$2])+([.B184]*[.B184]))" office:value-type="float" office:value="0.304558639456487" calcext:value-type="float">
            <text:p>0.3045586395</text:p>
          </table:table-cell>
          <table:table-cell table:formula="of:=-(180/PI())*ATAN(2*PI()*[.$B$2]*[.$C$2]*[.A184])" office:value-type="float" office:value="-72.2683874227865" calcext:value-type="float">
            <text:p>-72.2683874228</text:p>
          </table:table-cell>
          <table:table-cell table:formula="of:=[.C184]/[.$C$4]" office:value-type="float" office:value="0.30460409989711" calcext:value-type="float">
            <text:p>0.3046040999</text:p>
          </table:table-cell>
          <table:table-cell table:formula="of:=-[.D184]/(2*PI()*[.A184])*PI()/180" office:value-type="float" office:value="0.0011090912741373" calcext:value-type="float">
            <text:p>0.0011090913</text:p>
          </table:table-cell>
          <table:table-cell table:number-columns-repeated="3"/>
        </table:table-row>
        <table:table-row table:style-name="ro1">
          <table:table-cell table:formula="of:=[.A184]+1" office:value-type="float" office:value="182" calcext:value-type="float">
            <text:p>182</text:p>
          </table:table-cell>
          <table:table-cell table:formula="of:=1/(2*PI()*[.A185]*[.$C$2])" office:value-type="float" office:value="3974.89867861876" calcext:value-type="float">
            <text:p>3974.8986786188</text:p>
          </table:table-cell>
          <table:table-cell table:formula="of:=[.B185]/SQRT(([.$B$2]*[.$B$2])+([.B185]*[.B185]))" office:value-type="float" office:value="0.303039298623878" calcext:value-type="float">
            <text:p>0.3030392986</text:p>
          </table:table-cell>
          <table:table-cell table:formula="of:=-(180/PI())*ATAN(2*PI()*[.$B$2]*[.$C$2]*[.A185])" office:value-type="float" office:value="-72.3597577656398" calcext:value-type="float">
            <text:p>-72.3597577656</text:p>
          </table:table-cell>
          <table:table-cell table:formula="of:=[.C185]/[.$C$4]" office:value-type="float" office:value="0.303084532277621" calcext:value-type="float">
            <text:p>0.3030845323</text:p>
          </table:table-cell>
          <table:table-cell table:formula="of:=-[.D185]/(2*PI()*[.A185])*PI()/180" office:value-type="float" office:value="0.00110439190728998" calcext:value-type="float">
            <text:p>0.0011043919</text:p>
          </table:table-cell>
          <table:table-cell table:number-columns-repeated="3"/>
        </table:table-row>
        <table:table-row table:style-name="ro1">
          <table:table-cell table:formula="of:=[.A185]+1" office:value-type="float" office:value="183" calcext:value-type="float">
            <text:p>183</text:p>
          </table:table-cell>
          <table:table-cell table:formula="of:=1/(2*PI()*[.A186]*[.$C$2])" office:value-type="float" office:value="3953.17792081211" calcext:value-type="float">
            <text:p>3953.1779208121</text:p>
          </table:table-cell>
          <table:table-cell table:formula="of:=[.B186]/SQRT(([.$B$2]*[.$B$2])+([.B186]*[.B186]))" office:value-type="float" office:value="0.301534286054388" calcext:value-type="float">
            <text:p>0.3015342861</text:p>
          </table:table-cell>
          <table:table-cell table:formula="of:=-(180/PI())*ATAN(2*PI()*[.$B$2]*[.$C$2]*[.A186])" office:value-type="float" office:value="-72.4502207743963" calcext:value-type="float">
            <text:p>-72.4502207744</text:p>
          </table:table-cell>
          <table:table-cell table:formula="of:=[.C186]/[.$C$4]" office:value-type="float" office:value="0.301579295059982" calcext:value-type="float">
            <text:p>0.3015792951</text:p>
          </table:table-cell>
          <table:table-cell table:formula="of:=-[.D186]/(2*PI()*[.A186])*PI()/180" office:value-type="float" office:value="0.00109973012711591" calcext:value-type="float">
            <text:p>0.0010997301</text:p>
          </table:table-cell>
          <table:table-cell table:number-columns-repeated="3"/>
        </table:table-row>
        <table:table-row table:style-name="ro1">
          <table:table-cell table:formula="of:=[.A186]+1" office:value-type="float" office:value="184" calcext:value-type="float">
            <text:p>184</text:p>
          </table:table-cell>
          <table:table-cell table:formula="of:=1/(2*PI()*[.A187]*[.$C$2])" office:value-type="float" office:value="3931.693258199" calcext:value-type="float">
            <text:p>3931.693258199</text:p>
          </table:table-cell>
          <table:table-cell table:formula="of:=[.B187]/SQRT(([.$B$2]*[.$B$2])+([.B187]*[.B187]))" office:value-type="float" office:value="0.300043411669432" calcext:value-type="float">
            <text:p>0.3000434117</text:p>
          </table:table-cell>
          <table:table-cell table:formula="of:=-(180/PI())*ATAN(2*PI()*[.$B$2]*[.$C$2]*[.A187])" office:value-type="float" office:value="-72.5397894530416" calcext:value-type="float">
            <text:p>-72.539789453</text:p>
          </table:table-cell>
          <table:table-cell table:formula="of:=[.C187]/[.$C$4]" office:value-type="float" office:value="0.300088198137237" calcext:value-type="float">
            <text:p>0.3000881981</text:p>
          </table:table-cell>
          <table:table-cell table:formula="of:=-[.D187]/(2*PI()*[.A187])*PI()/180" office:value-type="float" office:value="0.0010951055171051" calcext:value-type="float">
            <text:p>0.0010951055</text:p>
          </table:table-cell>
          <table:table-cell table:number-columns-repeated="3"/>
        </table:table-row>
        <table:table-row table:style-name="ro1">
          <table:table-cell table:formula="of:=[.A187]+1" office:value-type="float" office:value="185" calcext:value-type="float">
            <text:p>185</text:p>
          </table:table-cell>
          <table:table-cell table:formula="of:=1/(2*PI()*[.A188]*[.$C$2])" office:value-type="float" office:value="3910.44086220873" calcext:value-type="float">
            <text:p>3910.4408622087</text:p>
          </table:table-cell>
          <table:table-cell table:formula="of:=[.B188]/SQRT(([.$B$2]*[.$B$2])+([.B188]*[.B188]))" office:value-type="float" office:value="0.298566488491828" calcext:value-type="float">
            <text:p>0.2985664885</text:p>
          </table:table-cell>
          <table:table-cell table:formula="of:=-(180/PI())*ATAN(2*PI()*[.$B$2]*[.$C$2]*[.A188])" office:value-type="float" office:value="-72.6284765671955" calcext:value-type="float">
            <text:p>-72.6284765672</text:p>
          </table:table-cell>
          <table:table-cell table:formula="of:=[.C188]/[.$C$4]" office:value-type="float" office:value="0.298611054504293" calcext:value-type="float">
            <text:p>0.2986110545</text:p>
          </table:table-cell>
          <table:table-cell table:formula="of:=-[.D188]/(2*PI()*[.A188])*PI()/180" office:value-type="float" office:value="0.00109051766617411" calcext:value-type="float">
            <text:p>0.0010905177</text:p>
          </table:table-cell>
          <table:table-cell table:number-columns-repeated="3"/>
        </table:table-row>
        <table:table-row table:style-name="ro1">
          <table:table-cell table:formula="of:=[.A188]+1" office:value-type="float" office:value="186" calcext:value-type="float">
            <text:p>186</text:p>
          </table:table-cell>
          <table:table-cell table:formula="of:=1/(2*PI()*[.A189]*[.$C$2])" office:value-type="float" office:value="3889.41698660546" calcext:value-type="float">
            <text:p>3889.4169866055</text:p>
          </table:table-cell>
          <table:table-cell table:formula="of:=[.B189]/SQRT(([.$B$2]*[.$B$2])+([.B189]*[.B189]))" office:value-type="float" office:value="0.297103332589513" calcext:value-type="float">
            <text:p>0.2971033326</text:p>
          </table:table-cell>
          <table:table-cell table:formula="of:=-(180/PI())*ATAN(2*PI()*[.$B$2]*[.$C$2]*[.A189])" office:value-type="float" office:value="-72.7162946493226" calcext:value-type="float">
            <text:p>-72.7162946493</text:p>
          </table:table-cell>
          <table:table-cell table:formula="of:=[.C189]/[.$C$4]" office:value-type="float" office:value="0.297147680201632" calcext:value-type="float">
            <text:p>0.2971476802</text:p>
          </table:table-cell>
          <table:table-cell table:formula="of:=-[.D189]/(2*PI()*[.A189])*PI()/180" office:value-type="float" office:value="0.00108596616859801" calcext:value-type="float">
            <text:p>0.0010859662</text:p>
          </table:table-cell>
          <table:table-cell table:number-columns-repeated="3"/>
        </table:table-row>
        <table:table-row table:style-name="ro1">
          <table:table-cell table:formula="of:=[.A189]+1" office:value-type="float" office:value="187" calcext:value-type="float">
            <text:p>187</text:p>
          </table:table-cell>
          <table:table-cell table:formula="of:=1/(2*PI()*[.A190]*[.$C$2])" office:value-type="float" office:value="3868.61796528671" calcext:value-type="float">
            <text:p>3868.6179652867</text:p>
          </table:table-cell>
          <table:table-cell table:formula="of:=[.B190]/SQRT(([.$B$2]*[.$B$2])+([.B190]*[.B190]))" office:value-type="float" office:value="0.295653763020254" calcext:value-type="float">
            <text:p>0.295653763</text:p>
          </table:table-cell>
          <table:table-cell table:formula="of:=-(180/PI())*ATAN(2*PI()*[.$B$2]*[.$C$2]*[.A190])" office:value-type="float" office:value="-72.8032560038131" calcext:value-type="float">
            <text:p>-72.8032560038</text:p>
          </table:table-cell>
          <table:table-cell table:formula="of:=[.C190]/[.$C$4]" office:value-type="float" office:value="0.295697894260014" calcext:value-type="float">
            <text:p>0.2956978943</text:p>
          </table:table-cell>
          <table:table-cell table:formula="of:=-[.D190]/(2*PI()*[.A190])*PI()/180" office:value-type="float" office:value="0.00108145062394256" calcext:value-type="float">
            <text:p>0.0010814506</text:p>
          </table:table-cell>
          <table:table-cell table:number-columns-repeated="3"/>
        </table:table-row>
        <table:table-row table:style-name="ro1">
          <table:table-cell table:formula="of:=[.A190]+1" office:value-type="float" office:value="188" calcext:value-type="float">
            <text:p>188</text:p>
          </table:table-cell>
          <table:table-cell table:formula="of:=1/(2*PI()*[.A191]*[.$C$2])" office:value-type="float" office:value="3848.04021015221" calcext:value-type="float">
            <text:p>3848.0402101522</text:p>
          </table:table-cell>
          <table:table-cell table:formula="of:=[.B191]/SQRT(([.$B$2]*[.$B$2])+([.B191]*[.B191]))" office:value-type="float" office:value="0.294217601777336" calcext:value-type="float">
            <text:p>0.2942176018</text:p>
          </table:table-cell>
          <table:table-cell table:formula="of:=-(180/PI())*ATAN(2*PI()*[.$B$2]*[.$C$2]*[.A191])" office:value-type="float" office:value="-72.8893727119381" calcext:value-type="float">
            <text:p>-72.8893727119</text:p>
          </table:table-cell>
          <table:table-cell table:formula="of:=[.C191]/[.$C$4]" office:value-type="float" office:value="0.294261518646153" calcext:value-type="float">
            <text:p>0.2942615186</text:p>
          </table:table-cell>
          <table:table-cell table:formula="of:=-[.D191]/(2*PI()*[.A191])*PI()/180" office:value-type="float" office:value="0.00107697063699672" calcext:value-type="float">
            <text:p>0.0010769706</text:p>
          </table:table-cell>
          <table:table-cell table:number-columns-repeated="3"/>
        </table:table-row>
        <table:table-row table:style-name="ro1">
          <table:table-cell table:formula="of:=[.A191]+1" office:value-type="float" office:value="189" calcext:value-type="float">
            <text:p>189</text:p>
          </table:table-cell>
          <table:table-cell table:formula="of:=1/(2*PI()*[.A192]*[.$C$2])" office:value-type="float" office:value="3827.68020904029" calcext:value-type="float">
            <text:p>3827.6802090403</text:p>
          </table:table-cell>
          <table:table-cell table:formula="of:=[.B192]/SQRT(([.$B$2]*[.$B$2])+([.B192]*[.B192]))" office:value-type="float" office:value="0.29279467373622" calcext:value-type="float">
            <text:p>0.2927946737</text:p>
          </table:table-cell>
          <table:table-cell table:formula="of:=-(180/PI())*ATAN(2*PI()*[.$B$2]*[.$C$2]*[.A192])" office:value-type="float" office:value="-72.9746566366831" calcext:value-type="float">
            <text:p>-72.9746566367</text:p>
          </table:table-cell>
          <table:table-cell table:formula="of:=[.C192]/[.$C$4]" office:value-type="float" office:value="0.292838378209368" calcext:value-type="float">
            <text:p>0.2928383782</text:p>
          </table:table-cell>
          <table:table-cell table:formula="of:=-[.D192]/(2*PI()*[.A192])*PI()/180" office:value-type="float" office:value="0.00107252581770551" calcext:value-type="float">
            <text:p>0.0010725258</text:p>
          </table:table-cell>
          <table:table-cell table:number-columns-repeated="3"/>
        </table:table-row>
        <table:table-row table:style-name="ro1">
          <table:table-cell table:formula="of:=[.A192]+1" office:value-type="float" office:value="190" calcext:value-type="float">
            <text:p>190</text:p>
          </table:table-cell>
          <table:table-cell table:formula="of:=1/(2*PI()*[.A193]*[.$C$2])" office:value-type="float" office:value="3807.53452372955" calcext:value-type="float">
            <text:p>3807.5345237296</text:p>
          </table:table-cell>
          <table:table-cell table:formula="of:=[.B193]/SQRT(([.$B$2]*[.$B$2])+([.B193]*[.B193]))" office:value-type="float" office:value="0.291384806602149" calcext:value-type="float">
            <text:p>0.2913848066</text:p>
          </table:table-cell>
          <table:table-cell table:formula="of:=-(180/PI())*ATAN(2*PI()*[.$B$2]*[.$C$2]*[.A193])" office:value-type="float" office:value="-73.0591194274615" calcext:value-type="float">
            <text:p>-73.0591194275</text:p>
          </table:table-cell>
          <table:table-cell table:formula="of:=[.C193]/[.$C$4]" office:value-type="float" office:value="0.291428300629187" calcext:value-type="float">
            <text:p>0.2914283006</text:p>
          </table:table-cell>
          <table:table-cell table:formula="of:=-[.D193]/(2*PI()*[.A193])*PI()/180" office:value-type="float" office:value="0.00106811578110324" calcext:value-type="float">
            <text:p>0.0010681158</text:p>
          </table:table-cell>
          <table:table-cell table:number-columns-repeated="3"/>
        </table:table-row>
        <table:table-row table:style-name="ro1">
          <table:table-cell table:formula="of:=[.A193]+1" office:value-type="float" office:value="191" calcext:value-type="float">
            <text:p>191</text:p>
          </table:table-cell>
          <table:table-cell table:formula="of:=1/(2*PI()*[.A194]*[.$C$2])" office:value-type="float" office:value="3787.59978800322" calcext:value-type="float">
            <text:p>3787.5997880032</text:p>
          </table:table-cell>
          <table:table-cell table:formula="of:=[.B194]/SQRT(([.$B$2]*[.$B$2])+([.B194]*[.B194]))" office:value-type="float" office:value="0.289987830858715" calcext:value-type="float">
            <text:p>0.2899878309</text:p>
          </table:table-cell>
          <table:table-cell table:formula="of:=-(180/PI())*ATAN(2*PI()*[.$B$2]*[.$C$2]*[.A194])" office:value-type="float" office:value="-73.1427725247132" calcext:value-type="float">
            <text:p>-73.1427725247</text:p>
          </table:table-cell>
          <table:table-cell table:formula="of:=[.C194]/[.$C$4]" office:value-type="float" office:value="0.290031116363896" calcext:value-type="float">
            <text:p>0.2900311164</text:p>
          </table:table-cell>
          <table:table-cell table:formula="of:=-[.D194]/(2*PI()*[.A194])*PI()/180" office:value-type="float" office:value="0.00106374014724714" calcext:value-type="float">
            <text:p>0.0010637401</text:p>
          </table:table-cell>
          <table:table-cell table:number-columns-repeated="3"/>
        </table:table-row>
        <table:table-row table:style-name="ro1">
          <table:table-cell table:formula="of:=[.A194]+1" office:value-type="float" office:value="192" calcext:value-type="float">
            <text:p>192</text:p>
          </table:table-cell>
          <table:table-cell table:formula="of:=1/(2*PI()*[.A195]*[.$C$2])" office:value-type="float" office:value="3767.87270577404" calcext:value-type="float">
            <text:p>3767.872705774</text:p>
          </table:table-cell>
          <table:table-cell table:formula="of:=[.B195]/SQRT(([.$B$2]*[.$B$2])+([.B195]*[.B195]))" office:value-type="float" office:value="0.288603579717346" calcext:value-type="float">
            <text:p>0.2886035797</text:p>
          </table:table-cell>
          <table:table-cell table:formula="of:=-(180/PI())*ATAN(2*PI()*[.$B$2]*[.$C$2]*[.A195])" office:value-type="float" office:value="-73.22562716439" calcext:value-type="float">
            <text:p>-73.2256271644</text:p>
          </table:table-cell>
          <table:table-cell table:formula="of:=[.C195]/[.$C$4]" office:value-type="float" office:value="0.288646658600029" calcext:value-type="float">
            <text:p>0.2886466586</text:p>
          </table:table-cell>
          <table:table-cell table:formula="of:=-[.D195]/(2*PI()*[.A195])*PI()/180" office:value-type="float" office:value="0.00105939854115148" calcext:value-type="float">
            <text:p>0.0010593985</text:p>
          </table:table-cell>
          <table:table-cell table:number-columns-repeated="3"/>
        </table:table-row>
        <table:table-row table:style-name="ro1">
          <table:table-cell table:formula="of:=[.A195]+1" office:value-type="float" office:value="193" calcext:value-type="float">
            <text:p>193</text:p>
          </table:table-cell>
          <table:table-cell table:formula="of:=1/(2*PI()*[.A196]*[.$C$2])" office:value-type="float" office:value="3748.35004926744" calcext:value-type="float">
            <text:p>3748.3500492674</text:p>
          </table:table-cell>
          <table:table-cell table:formula="of:=[.B196]/SQRT(([.$B$2]*[.$B$2])+([.B196]*[.B196]))" office:value-type="float" office:value="0.287231889067726" calcext:value-type="float">
            <text:p>0.2872318891</text:p>
          </table:table-cell>
          <table:table-cell table:formula="of:=-(180/PI())*ATAN(2*PI()*[.$B$2]*[.$C$2]*[.A196])" office:value-type="float" office:value="-73.3076943823316" calcext:value-type="float">
            <text:p>-73.3076943823</text:p>
          </table:table-cell>
          <table:table-cell table:formula="of:=[.C196]/[.$C$4]" office:value-type="float" office:value="0.287274763202774" calcext:value-type="float">
            <text:p>0.2872747632</text:p>
          </table:table-cell>
          <table:table-cell table:formula="of:=-[.D196]/(2*PI()*[.A196])*PI()/180" office:value-type="float" office:value="0.0010550905927221" calcext:value-type="float">
            <text:p>0.0010550906</text:p>
          </table:table-cell>
          <table:table-cell table:number-columns-repeated="3"/>
        </table:table-row>
        <table:table-row table:style-name="ro1">
          <table:table-cell table:formula="of:=[.A196]+1" office:value-type="float" office:value="194" calcext:value-type="float">
            <text:p>194</text:p>
          </table:table-cell>
          <table:table-cell table:formula="of:=1/(2*PI()*[.A197]*[.$C$2])" office:value-type="float" office:value="3729.0286572609" calcext:value-type="float">
            <text:p>3729.0286572609</text:p>
          </table:table-cell>
          <table:table-cell table:formula="of:=[.B197]/SQRT(([.$B$2]*[.$B$2])+([.B197]*[.B197]))" office:value-type="float" office:value="0.285872597429121" calcext:value-type="float">
            <text:p>0.2858725974</text:p>
          </table:table-cell>
          <table:table-cell table:formula="of:=-(180/PI())*ATAN(2*PI()*[.$B$2]*[.$C$2]*[.A197])" office:value-type="float" office:value="-73.3889850185344" calcext:value-type="float">
            <text:p>-73.3889850185</text:p>
          </table:table-cell>
          <table:table-cell table:formula="of:=[.C197]/[.$C$4]" office:value-type="float" office:value="0.285915268667292" calcext:value-type="float">
            <text:p>0.2859152687</text:p>
          </table:table-cell>
          <table:table-cell table:formula="of:=-[.D197]/(2*PI()*[.A197])*PI()/180" office:value-type="float" office:value="0.0010508159366915" calcext:value-type="float">
            <text:p>0.0010508159</text:p>
          </table:table-cell>
          <table:table-cell table:number-columns-repeated="3"/>
        </table:table-row>
        <table:table-row table:style-name="ro1">
          <table:table-cell table:formula="of:=[.A197]+1" office:value-type="float" office:value="195" calcext:value-type="float">
            <text:p>195</text:p>
          </table:table-cell>
          <table:table-cell table:formula="of:=1/(2*PI()*[.A198]*[.$C$2])" office:value-type="float" office:value="3709.90543337751" calcext:value-type="float">
            <text:p>3709.9054333775</text:p>
          </table:table-cell>
          <table:table-cell table:formula="of:=[.B198]/SQRT(([.$B$2]*[.$B$2])+([.B198]*[.B198]))" office:value-type="float" office:value="0.2845255459026" calcext:value-type="float">
            <text:p>0.2845255459</text:p>
          </table:table-cell>
          <table:table-cell table:formula="of:=-(180/PI())*ATAN(2*PI()*[.$B$2]*[.$C$2]*[.A198])" office:value-type="float" office:value="-73.469509721317" calcext:value-type="float">
            <text:p>-73.4695097213</text:p>
          </table:table-cell>
          <table:table-cell table:formula="of:=[.C198]/[.$C$4]" office:value-type="float" office:value="0.284568016070934" calcext:value-type="float">
            <text:p>0.2845680161</text:p>
          </table:table-cell>
          <table:table-cell table:formula="of:=-[.D198]/(2*PI()*[.A198])*PI()/180" office:value-type="float" office:value="0.00104657421255437" calcext:value-type="float">
            <text:p>0.0010465742</text:p>
          </table:table-cell>
          <table:table-cell table:number-columns-repeated="3"/>
        </table:table-row>
        <table:table-row table:style-name="ro1">
          <table:table-cell table:formula="of:=[.A198]+1" office:value-type="float" office:value="196" calcext:value-type="float">
            <text:p>196</text:p>
          </table:table-cell>
          <table:table-cell table:formula="of:=1/(2*PI()*[.A199]*[.$C$2])" office:value-type="float" office:value="3690.97734443171" calcext:value-type="float">
            <text:p>3690.9773444317</text:p>
          </table:table-cell>
          <table:table-cell table:formula="of:=[.B199]/SQRT(([.$B$2]*[.$B$2])+([.B199]*[.B199]))" office:value-type="float" office:value="0.283190578124146" calcext:value-type="float">
            <text:p>0.2831905781</text:p>
          </table:table-cell>
          <table:table-cell table:formula="of:=-(180/PI())*ATAN(2*PI()*[.$B$2]*[.$C$2]*[.A199])" office:value-type="float" office:value="-73.5492789513836" calcext:value-type="float">
            <text:p>-73.5492789514</text:p>
          </table:table-cell>
          <table:table-cell table:formula="of:=[.C199]/[.$C$4]" office:value-type="float" office:value="0.283232849026344" calcext:value-type="float">
            <text:p>0.283232849</text:p>
          </table:table-cell>
          <table:table-cell table:formula="of:=-[.D199]/(2*PI()*[.A199])*PI()/180" office:value-type="float" office:value="0.00104236506450374" calcext:value-type="float">
            <text:p>0.0010423651</text:p>
          </table:table-cell>
          <table:table-cell table:number-columns-repeated="3"/>
        </table:table-row>
        <table:table-row table:style-name="ro1">
          <table:table-cell table:formula="of:=[.A199]+1" office:value-type="float" office:value="197" calcext:value-type="float">
            <text:p>197</text:p>
          </table:table-cell>
          <table:table-cell table:formula="of:=1/(2*PI()*[.A200]*[.$C$2])" office:value-type="float" office:value="3672.24141882546" calcext:value-type="float">
            <text:p>3672.2414188255</text:p>
          </table:table-cell>
          <table:table-cell table:formula="of:=[.B200]/SQRT(([.$B$2]*[.$B$2])+([.B200]*[.B200]))" office:value-type="float" office:value="0.28186754021864" calcext:value-type="float">
            <text:p>0.2818675402</text:p>
          </table:table-cell>
          <table:table-cell table:formula="of:=-(180/PI())*ATAN(2*PI()*[.$B$2]*[.$C$2]*[.A200])" office:value-type="float" office:value="-73.6283029857901" calcext:value-type="float">
            <text:p>-73.6283029858</text:p>
          </table:table-cell>
          <table:table-cell table:formula="of:=[.C200]/[.$C$4]" office:value-type="float" office:value="0.281909613635433" calcext:value-type="float">
            <text:p>0.2819096136</text:p>
          </table:table-cell>
          <table:table-cell table:formula="of:=-[.D200]/(2*PI()*[.A200])*PI()/180" office:value-type="float" office:value="0.0010381881413676" calcext:value-type="float">
            <text:p>0.0010381881</text:p>
          </table:table-cell>
          <table:table-cell table:number-columns-repeated="3"/>
        </table:table-row>
        <table:table-row table:style-name="ro1">
          <table:table-cell table:formula="of:=[.A200]+1" office:value-type="float" office:value="198" calcext:value-type="float">
            <text:p>198</text:p>
          </table:table-cell>
          <table:table-cell table:formula="of:=1/(2*PI()*[.A201]*[.$C$2])" office:value-type="float" office:value="3653.69474499301" calcext:value-type="float">
            <text:p>3653.694744993</text:p>
          </table:table-cell>
          <table:table-cell table:formula="of:=[.B201]/SQRT(([.$B$2]*[.$B$2])+([.B201]*[.B201]))" office:value-type="float" office:value="0.280556280754698" calcext:value-type="float">
            <text:p>0.2805562808</text:p>
          </table:table-cell>
          <table:table-cell table:formula="of:=-(180/PI())*ATAN(2*PI()*[.$B$2]*[.$C$2]*[.A201])" office:value-type="float" office:value="-73.7065919218133" calcext:value-type="float">
            <text:p>-73.7065919218</text:p>
          </table:table-cell>
          <table:table-cell table:formula="of:=[.C201]/[.$C$4]" office:value-type="float" office:value="0.280598158444214" calcext:value-type="float">
            <text:p>0.2805981584</text:p>
          </table:table-cell>
          <table:table-cell table:number-columns-repeated="4"/>
        </table:table-row>
        <table:table-row table:style-name="ro1">
          <table:table-cell table:formula="of:=[.A201]+1" office:value-type="float" office:value="199" calcext:value-type="float">
            <text:p>199</text:p>
          </table:table-cell>
          <table:table-cell table:formula="of:=1/(2*PI()*[.A202]*[.$C$2])" office:value-type="float" office:value="3635.33446989254" calcext:value-type="float">
            <text:p>3635.3344698925</text:p>
          </table:table-cell>
          <table:table-cell table:formula="of:=[.B202]/SQRT(([.$B$2]*[.$B$2])+([.B202]*[.B202]))" office:value-type="float" office:value="0.279256650700359" calcext:value-type="float">
            <text:p>0.2792566507</text:p>
          </table:table-cell>
          <table:table-cell table:formula="of:=-(180/PI())*ATAN(2*PI()*[.$B$2]*[.$C$2]*[.A202])" office:value-type="float" office:value="-73.7841556807277" calcext:value-type="float">
            <text:p>-73.7841556807</text:p>
          </table:table-cell>
          <table:table-cell table:formula="of:=[.C202]/[.$C$4]" office:value-type="float" office:value="0.279298334398482" calcext:value-type="float">
            <text:p>0.2792983344</text:p>
          </table:table-cell>
          <table:table-cell table:number-columns-repeated="4"/>
        </table:table-row>
        <table:table-row table:style-name="ro1">
          <table:table-cell table:formula="of:=[.A202]+1" office:value-type="float" office:value="200" calcext:value-type="float">
            <text:p>200</text:p>
          </table:table-cell>
          <table:table-cell table:formula="of:=1/(2*PI()*[.A203]*[.$C$2])" office:value-type="float" office:value="3617.15779754308" calcext:value-type="float">
            <text:p>3617.1577975431</text:p>
          </table:table-cell>
          <table:table-cell table:formula="of:=[.B203]/SQRT(([.$B$2]*[.$B$2])+([.B203]*[.B203]))" office:value-type="float" office:value="0.277968503379609" calcext:value-type="float">
            <text:p>0.2779685034</text:p>
          </table:table-cell>
          <table:table-cell table:formula="of:=-(180/PI())*ATAN(2*PI()*[.$B$2]*[.$C$2]*[.A203])" office:value-type="float" office:value="-73.8610040114904" calcext:value-type="float">
            <text:p>-73.8610040115</text:p>
          </table:table-cell>
          <table:table-cell table:formula="of:=[.C203]/[.$C$4]" office:value-type="float" office:value="0.278009994800327" calcext:value-type="float">
            <text:p>0.2780099948</text:p>
          </table:table-cell>
          <table:table-cell table:number-columns-repeated="4"/>
        </table:table-row>
      </table:table>
      <table:table table:name="Amp_Phase_Response" table:style-name="ta1">
        <table:shapes>
          <draw:frame draw:z-index="0" draw:style-name="gr1" draw:text-style-name="P1" svg:width="1296pt" svg:height="648pt" svg:x="0pt" svg:y="0pt">
            <loext:p draw:notify-on-update-of-ranges="AmpPhaseCalcs.A4:AmpPhaseCalcs.A55 AmpPhaseCalcs.C3:AmpPhaseCalcs.C3 AmpPhaseCalcs.C4:AmpPhaseCalcs.C55 AmpPhaseCalcs.A4:AmpPhaseCalcs.A55 AmpPhaseCalcs.D3:AmpPhaseCalcs.D3 AmpPhaseCalcs.D4:AmpPhaseCalcs.D5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GroupDelay" table:style-name="ta1">
        <table:shapes>
          <draw:frame draw:z-index="0" draw:style-name="gr1" draw:text-style-name="P1" svg:width="1296pt" svg:height="626.4pt" svg:x="0.03pt" svg:y="0.03pt">
            <loext:p draw:notify-on-update-of-ranges="AmpPhaseCalcs.A4:AmpPhaseCalcs.A200 AmpPhaseCalcs.F3:AmpPhaseCalcs.F3 AmpPhaseCalcs.F4:AmpPhaseCalcs.F2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4">00/00/0000</text:date>, <text:time style:data-style-name="N2" text:time-value="14:27:06.5481281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07:34:37.659403591</meta:creation-date>
    <dc:date>2020-10-14T14:29:03.453480258</dc:date>
    <meta:editing-duration>P6DT6H19M18S</meta:editing-duration>
    <meta:editing-cycles>9</meta:editing-cycles>
    <meta:generator>LibreOffice/5.1.6.2$Linux_X86_64 LibreOffice_project/10m0$Build-2</meta:generator>
    <meta:document-statistic meta:table-count="3" meta:cell-count="12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tick-marks-minor-inner="false" chart:tick-marks-minor-outer="true" chart:logarithmic="false" chart:origin="0" chart:interval-major="5" chart:interval-minor-divisor="1" chart:reverse-direction="false" text:line-break="false" loext:try-staggering-first="false" chart:link-data-style-to-source="true" chart:axis-position="0"/>
      <style:graphic-properties svg:stroke-width="0.051cm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width="0.051cm" svg:stroke-color="#b3b3b3"/>
    </style:style>
    <style:style style:name="ch9" style:family="chart">
      <style:graphic-properties svg:stroke-color="#9900ff"/>
    </style:style>
    <style:style style:name="ch10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>
      <style:graphic-properties svg:stroke-color="#b3b3b3"/>
    </style:style>
    <style:style style:name="ch1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5.721cm" svg:height="22.861cm" xlink:href=".." xlink:type="simple" chart:class="chart:scatter" chart:style-name="ch1">
        <chart:title svg:x="17.406cm" svg:y="0.593cm" chart:style-name="ch2">
          <text:p> Amplitude |vo/vi| and Phase Response of RC lowpass</text:p>
        </chart:title>
        <chart:subtitle svg:x="19.602cm" svg:y="1.829cm" chart:style-name="ch3">
          <text:p>Graphed on LINEAR scale, 50Hz fco</text:p>
        </chart:subtitle>
        <chart:legend chart:legend-position="end" svg:x="41.837cm" svg:y="10.882cm" style:legend-expansion="high" chart:style-name="ch4"/>
        <chart:plot-area chart:style-name="ch5" table:cell-range-address="AmpPhaseCalcs.A4:AmpPhaseCalcs.A55 AmpPhaseCalcs.C3:AmpPhaseCalcs.D55" chart:data-source-has-labels="row" svg:x="1.925cm" svg:y="2.969cm" svg:width="37.523cm" svg:height="18.454cm">
          <chartooo:coordinate-region svg:x="2.652cm" svg:y="3.168cm" svg:width="36.068cm" svg:height="17.608cm"/>
          <chart:axis chart:dimension="x" chart:name="primary-x" chart:style-name="ch6">
            <chart:title svg:x="20.073cm" svg:y="21.88cm" chart:style-name="ch7">
              <text:p>freq, Hz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13.484cm" chart:style-name="ch11">
              <text:p>Amplitude (Vo/Vi)</text:p>
            </chart:title>
            <chart:grid chart:style-name="ch12" chart:class="major"/>
          </chart:axis>
          <chart:axis chart:dimension="y" chart:name="secondary-y" chart:style-name="ch13">
            <chart:title svg:x="40.362cm" svg:y="13.1cm" chart:style-name="ch11">
              <text:p>Phase, Deg</text:p>
            </chart:title>
          </chart:axis>
          <chart:series chart:attached-axis="primary-y" chart:style-name="ch14" chart:values-cell-range-address="AmpPhaseCalcs.C4:AmpPhaseCalcs.C55" chart:label-cell-address="AmpPhaseCalcs.C3:AmpPhaseCalcs.C3" chart:class="chart:scatter">
            <chart:domain table:cell-range-address="AmpPhaseCalcs.A4:AmpPhaseCalcs.A55"/>
            <chart:data-point chart:repeated="52"/>
          </chart:series>
          <chart:series chart:attached-axis="secondary-y" chart:style-name="ch15" chart:values-cell-range-address="AmpPhaseCalcs.D4:AmpPhaseCalcs.D55" chart:label-cell-address="AmpPhaseCalcs.D3:AmpPhaseCalcs.D3" chart:class="chart:scatter">
            <chart:data-point chart:repeated="5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mplitude |vo/vi|</text:p>
                <draw:g>
                  <svg:desc>AmpPhaseCalcs.C3:AmpPhaseCalcs.C3</svg:desc>
                </draw:g>
              </table:table-cell>
              <table:table-cell office:value-type="string">
                <text:p>phase fc=10</text:p>
                <draw:g>
                  <svg:desc>AmpPhaseCalcs.D3:AmpPhaseCalcs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mpPhaseCalcs.A4:AmpPhaseCalcs.A55</svg:desc>
                </draw:g>
              </table:table-cell>
              <table:table-cell office:value-type="float" office:value="0.999850755650897">
                <text:p>0.999850755650897</text:p>
                <draw:g>
                  <svg:desc>AmpPhaseCalcs.C4:AmpPhaseCalcs.C55</svg:desc>
                </draw:g>
              </table:table-cell>
              <table:table-cell office:value-type="float" office:value="-0.989901494319114">
                <text:p>-0.989901494319114</text:p>
                <draw:g>
                  <svg:desc>AmpPhaseCalcs.D4:AmpPhaseCalcs.D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99403423214491">
                <text:p>0.999403423214491</text:p>
              </table:table-cell>
              <table:table-cell office:value-type="float" office:value="-1.97921237767316">
                <text:p>-1.979212377673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98659201540573">
                <text:p>0.998659201540573</text:p>
              </table:table-cell>
              <table:table-cell office:value-type="float" office:value="-2.96734415064673">
                <text:p>-2.967344150646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97620078812523">
                <text:p>0.997620078812523</text:p>
              </table:table-cell>
              <table:table-cell office:value-type="float" office:value="-3.95371251808625">
                <text:p>-3.95371251808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96288817848908">
                <text:p>0.996288817848908</text:p>
              </table:table-cell>
              <table:table-cell office:value-type="float" office:value="-4.93773944445017">
                <text:p>-4.93773944445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94668935824056">
                <text:p>0.994668935824056</text:p>
              </table:table-cell>
              <table:table-cell office:value-type="float" office:value="-5.91885515389008">
                <text:p>-5.91885515389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92764678697358">
                <text:p>0.992764678697358</text:p>
              </table:table-cell>
              <table:table-cell office:value-type="float" office:value="-6.89650005806153">
                <text:p>-6.896500058061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90580990712023">
                <text:p>0.990580990712023</text:p>
              </table:table-cell>
              <table:table-cell office:value-type="float" office:value="-7.87012659583365">
                <text:p>-7.870126595833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8812347938659">
                <text:p>0.98812347938659</text:p>
              </table:table-cell>
              <table:table-cell office:value-type="float" office:value="-8.83920097047123">
                <text:p>-8.839200970471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85398376475581">
                <text:p>0.985398376475581</text:p>
              </table:table-cell>
              <table:table-cell office:value-type="float" office:value="-9.80320477146677">
                <text:p>-9.803204771466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82412495418201">
                <text:p>0.982412495418201</text:p>
              </table:table-cell>
              <table:table-cell office:value-type="float" office:value="-10.7616364699625">
                <text:p>-10.7616364699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7917318582551">
                <text:p>0.97917318582551</text:p>
              </table:table-cell>
              <table:table-cell office:value-type="float" office:value="-11.7140127785826">
                <text:p>-11.71401277858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75688285576625">
                <text:p>0.975688285576625</text:p>
              </table:table-cell>
              <table:table-cell office:value-type="float" office:value="-12.6598698684495">
                <text:p>-12.65986986844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7196607110346">
                <text:p>0.97196607110346</text:p>
              </table:table-cell>
              <table:table-cell office:value-type="float" office:value="-13.598764438142">
                <text:p>-13.5987644381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68015206441558">
                <text:p>0.968015206441558</text:p>
              </table:table-cell>
              <table:table-cell office:value-type="float" office:value="-14.530274631326">
                <text:p>-14.5302746313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63844691612527">
                <text:p>0.963844691612527</text:p>
              </table:table-cell>
              <table:table-cell office:value-type="float" office:value="-15.4540008017125">
                <text:p>-15.4540008017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594638108822">
                <text:p>0.9594638108822</text:p>
              </table:table-cell>
              <table:table-cell office:value-type="float" office:value="-16.369566125833">
                <text:p>-16.3695661258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54882081409152">
                <text:p>0.954882081409152</text:p>
              </table:table-cell>
              <table:table-cell office:value-type="float" office:value="-17.2766170658466">
                <text:p>-17.27661706584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5010920276176">
                <text:p>0.95010920276176</text:p>
              </table:table-cell>
              <table:table-cell office:value-type="float" office:value="-18.1748236861704">
                <text:p>-18.17482368617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45155007739915">
                <text:p>0.945155007739915</text:p>
              </table:table-cell>
              <table:table-cell office:value-type="float" office:value="-19.0638798291453">
                <text:p>-19.06387982914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40029414891198">
                <text:p>0.940029414891198</text:p>
              </table:table-cell>
              <table:table-cell office:value-type="float" office:value="-19.9435031561879">
                <text:p>-19.94350315618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34742383062056">
                <text:p>0.934742383062056</text:p>
              </table:table-cell>
              <table:table-cell office:value-type="float" office:value="-20.8134350619369">
                <text:p>-20.81343506193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929303868273676">
                <text:p>0.929303868273676</text:p>
              </table:table-cell>
              <table:table-cell office:value-type="float" office:value="-21.6734404697666">
                <text:p>-21.67344046976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2372378316091">
                <text:p>0.92372378316091</text:p>
              </table:table-cell>
              <table:table-cell office:value-type="float" office:value="-22.5233075177165">
                <text:p>-22.52330751771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18011959162">
                <text:p>0.918011959162</text:p>
              </table:table-cell>
              <table:table-cell office:value-type="float" office:value="-23.3628471443775">
                <text:p>-23.36284714437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12178111597803">
                <text:p>0.912178111597803</text:p>
              </table:table-cell>
              <table:table-cell office:value-type="float" office:value="-24.1918925845915">
                <text:p>-24.19189258459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0623180773263">
                <text:p>0.90623180773263</text:p>
              </table:table-cell>
              <table:table-cell office:value-type="float" office:value="-25.0102987849731">
                <text:p>-25.01029878497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00182437865298">
                <text:p>0.900182437865298</text:p>
              </table:table-cell>
              <table:table-cell office:value-type="float" office:value="-25.8179417492614">
                <text:p>-25.81794174926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94039189459091">
                <text:p>0.894039189459091</text:p>
              </table:table-cell>
              <table:table-cell office:value-type="float" office:value="-26.6147178233804">
                <text:p>-26.61471782338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87811024283355">
                <text:p>0.887811024283355</text:p>
              </table:table-cell>
              <table:table-cell office:value-type="float" office:value="-27.4005429298298">
                <text:p>-27.40054292982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81506658507655">
                <text:p>0.881506658507655</text:p>
              </table:table-cell>
              <table:table-cell office:value-type="float" office:value="-28.1753517606798">
                <text:p>-28.17535176067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75134545661953">
                <text:p>0.875134545661953</text:p>
              </table:table-cell>
              <table:table-cell office:value-type="float" office:value="-28.9390969380044">
                <text:p>-28.93909693800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68702862352989">
                <text:p>0.868702862352989</text:p>
              </table:table-cell>
              <table:table-cell office:value-type="float" office:value="-29.6917481500858">
                <text:p>-29.69174815008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62219496607973">
                <text:p>0.862219496607973</text:p>
              </table:table-cell>
              <table:table-cell office:value-type="float" office:value="-30.4332912711652">
                <text:p>-30.43329127116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55692038701619">
                <text:p>0.855692038701619</text:p>
              </table:table-cell>
              <table:table-cell office:value-type="float" office:value="-31.1637274719279">
                <text:p>-31.16372747192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49127774311171">
                <text:p>0.849127774311171</text:p>
              </table:table-cell>
              <table:table-cell office:value-type="float" office:value="-31.8830723272936">
                <text:p>-31.88307232729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4253367983615">
                <text:p>0.84253367983615</text:p>
              </table:table-cell>
              <table:table-cell office:value-type="float" office:value="-32.5913549274601">
                <text:p>-32.59135492746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835916419714823">
                <text:p>0.835916419714823</text:p>
              </table:table-cell>
              <table:table-cell office:value-type="float" office:value="-33.2886169975246">
                <text:p>-33.28861699752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829282345567331">
                <text:p>0.829282345567331</text:p>
              </table:table-cell>
              <table:table-cell office:value-type="float" office:value="-33.9749120303918">
                <text:p>-33.97491203039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2263749699596">
                <text:p>0.82263749699596</text:p>
              </table:table-cell>
              <table:table-cell office:value-type="float" office:value="-34.6503044370828">
                <text:p>-34.65030443708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815987603875557">
                <text:p>0.815987603875557</text:p>
              </table:table-cell>
              <table:table-cell office:value-type="float" office:value="-35.3148687179817">
                <text:p>-35.31486871798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809338089971462">
                <text:p>0.809338089971462</text:p>
              </table:table-cell>
              <table:table-cell office:value-type="float" office:value="-35.9686886580181">
                <text:p>-35.96868865801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802694077728152">
                <text:p>0.802694077728152</text:p>
              </table:table-cell>
              <table:table-cell office:value-type="float" office:value="-36.6118565482648">
                <text:p>-36.61185654826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796060394078726">
                <text:p>0.796060394078726</text:p>
              </table:table-cell>
              <table:table-cell office:value-type="float" office:value="-37.244472435959">
                <text:p>-37.2444724359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789441577133298">
                <text:p>0.789441577133298</text:p>
              </table:table-cell>
              <table:table-cell office:value-type="float" office:value="-37.8666434045122">
                <text:p>-37.86664340451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782841883612808">
                <text:p>0.782841883612808</text:p>
              </table:table-cell>
              <table:table-cell office:value-type="float" office:value="-38.4784828846721">
                <text:p>-38.47848288467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776265296903769">
                <text:p>0.776265296903769</text:p>
              </table:table-cell>
              <table:table-cell office:value-type="float" office:value="-39.0801099976361">
                <text:p>-39.08010999763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769715535618647">
                <text:p>0.769715535618647</text:p>
              </table:table-cell>
              <table:table-cell office:value-type="float" office:value="-39.6716489305894">
                <text:p>-39.67164893058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763196062555801">
                <text:p>0.763196062555801</text:p>
              </table:table-cell>
              <table:table-cell office:value-type="float" office:value="-40.2532283448462">
                <text:p>-40.25322834484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756710093962166">
                <text:p>0.756710093962166</text:p>
              </table:table-cell>
              <table:table-cell office:value-type="float" office:value="-40.8249808165221">
                <text:p>-40.82498081652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750260609010834">
                <text:p>0.750260609010834</text:p>
              </table:table-cell>
              <table:table-cell office:value-type="float" office:value="-41.3870423094369">
                <text:p>-41.38704230943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74385035941446">
                <text:p>0.74385035941446</text:p>
              </table:table-cell>
              <table:table-cell office:value-type="float" office:value="-41.9395516797583">
                <text:p>-41.93955167975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5.721cm" svg:height="22.099cm" xlink:href=".." xlink:type="simple" chart:class="chart:scatter" chart:style-name="ch1">
        <chart:legend chart:legend-position="end" svg:x="42.472cm" svg:y="10.75cm" style:legend-expansion="high" chart:style-name="ch2"/>
        <chart:plot-area chart:style-name="ch3" table:cell-range-address="AmpPhaseCalcs.A4:AmpPhaseCalcs.A200 AmpPhaseCalcs.F3:AmpPhaseCalcs.F200" chart:data-source-has-labels="row" svg:x="1.925cm" svg:y="0.441cm" svg:width="39.633cm" svg:height="20.236cm">
          <chartooo:coordinate-region svg:x="3.208cm" svg:y="0.64cm" svg:width="38.07cm" svg:height="19.39cm"/>
          <chart:axis chart:dimension="x" chart:name="primary-x" chart:style-name="ch4">
            <chart:title svg:x="20.652cm" svg:y="21.118cm" chart:style-name="ch5">
              <text:p>Frequency, Hz</text:p>
            </chart:title>
          </chart:axis>
          <chart:axis chart:dimension="x" chart:name="secondary-x" chart:style-name="ch6"/>
          <chart:axis chart:dimension="y" chart:name="primary-y" chart:style-name="ch4">
            <chart:title svg:x="0.451cm" svg:y="11.675cm" chart:style-name="ch7">
              <text:p>Group Delay, s</text:p>
            </chart:title>
            <chart:grid chart:style-name="ch8" chart:class="major"/>
          </chart:axis>
          <chart:series chart:style-name="ch9" chart:values-cell-range-address="AmpPhaseCalcs.F4:AmpPhaseCalcs.F200" chart:label-cell-address="AmpPhaseCalcs.F3:AmpPhaseCalcs.F3" chart:class="chart:scatter">
            <chart:domain table:cell-range-address="AmpPhaseCalcs.A4:AmpPhaseCalcs.A200"/>
            <chart:data-point chart:repeated="19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roup Delay</text:p>
                <draw:g>
                  <svg:desc>AmpPhaseCalcs.F3:AmpPhaseCalcs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mpPhaseCalcs.A4:AmpPhaseCalcs.A200</svg:desc>
                </draw:g>
              </table:table-cell>
              <table:table-cell office:value-type="float" office:value="0.00274972637310865">
                <text:p>0.00274972637310865</text:p>
                <draw:g>
                  <svg:desc>AmpPhaseCalcs.F4:AmpPhaseCalcs.F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274890608010161">
                <text:p>0.00274890608010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274754088022845">
                <text:p>0.002747540880228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274563369311545">
                <text:p>0.00274563369311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274318858025009">
                <text:p>0.002743188580250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274021071939355">
                <text:p>0.002740210719393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273670637224664">
                <text:p>0.002736706372246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273268284577557">
                <text:p>0.002732682845775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272814844767631">
                <text:p>0.002728148447676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272311243651855">
                <text:p>0.002723112436518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271758496716224">
                <text:p>0.002717584967162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27115770320793">
                <text:p>0.00271157703207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270510039924135">
                <text:p>0.002705100399241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269816754725039">
                <text:p>0.002698167547250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269079159839371">
                <text:p>0.002690791598393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268298625029731">
                <text:p>0.002682986250297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267476570683546">
                <text:p>0.002674765706835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266614460892694">
                <text:p>0.002666144608926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265713796581438">
                <text:p>0.002657137965814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264776108738129">
                <text:p>0.002647761087381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263802951801427">
                <text:p>0.002638029518014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262795897246678">
                <text:p>0.002627958972466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26175652741264">
                <text:p>0.00261756527412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2606864296032">
                <text:p>0.0026068642960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259587190493083">
                <text:p>0.002595871904930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258460390861021">
                <text:p>0.002584603908610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257307600668447">
                <text:p>0.002573076006684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256130374496641">
                <text:p>0.002561303744966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0254930247350387">
                <text:p>0.002549302473503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253708730831758">
                <text:p>0.002537087308317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025246730968351">
                <text:p>0.00252467309683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0251207438697955">
                <text:p>0.002512074386979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0249930539983887">
                <text:p>0.002499305399838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0248638000581415">
                <text:p>0.002486380005814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0247331170412126">
                <text:p>0.002473311704121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0246011360550105">
                <text:p>0.002460113605501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0244679841797749">
                <text:p>0.002446798417977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0243337843549156">
                <text:p>0.002433378435491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0241986552923019">
                <text:p>0.002419865529230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240627114146408">
                <text:p>0.002406271141464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239260628170608">
                <text:p>0.002392606281706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023788815250012">
                <text:p>0.00237888152500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0236510701216181">
                <text:p>0.002365107012161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0235129245176509">
                <text:p>0.002351292451765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0233744712373532">
                <text:p>0.002337447123735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023235798843401">
                <text:p>0.00232357988434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0230969917243712">
                <text:p>0.002309699172437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0229581301681651">
                <text:p>0.002295813016816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0228192904449241">
                <text:p>0.002281929044492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226805448980678">
                <text:p>0.002268054489806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022541962042177">
                <text:p>0.00225419620421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0224036066665376">
                <text:p>0.002240360666653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0222655399432563">
                <text:p>0.002226553994325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0221278195389475">
                <text:p>0.002212781953894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0219904997290826">
                <text:p>0.002199049972908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021853631514175">
                <text:p>0.00218536315141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0217172627370601">
                <text:p>0.002171726273706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0215814382006026">
                <text:p>0.002158143820060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02144619978524">
                <text:p>0.0021446199785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0213115865658385">
                <text:p>0.002131158656583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0211776349274029">
                <text:p>0.002117763492740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0210443786792389">
                <text:p>0.002104437867923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0209118491672257">
                <text:p>0.002091184916722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0207800753839022">
                <text:p>0.002078007538390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0206490840761217">
                <text:p>0.002064908407612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0205188998500678">
                <text:p>0.002051889985006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020389545273465">
                <text:p>0.00203895452734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0202610409748511">
                <text:p>0.002026104097485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020133405739811">
                <text:p>0.00201334057398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0200066566040959">
                <text:p>0.002000665660409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0198808089435815">
                <text:p>0.001988080894358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0197558765610358">
                <text:p>0.001975587656103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0196318717696903">
                <text:p>0.001963187176969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0195088054736228">
                <text:p>0.001950880547362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0193866872449755">
                <text:p>0.001938668724497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0192655253980449">
                <text:p>0.001926552539804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019145327060291">
                <text:p>0.00191453270602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0190260982403217">
                <text:p>0.001902609824032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0189078438929161">
                <text:p>0.001890784389291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0187905679811577">
                <text:p>0.001879056798115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0186742735357527">
                <text:p>0.001867427353575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185589627116124">
                <text:p>0.001855896271161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0184446368417834">
                <text:p>0.001844463684178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0183312964888086">
                <text:p>0.001833129648880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0182189414936072">
                <text:p>0.001821894149360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0181075710219595">
                <text:p>0.001810757102195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0179971836086849">
                <text:p>0.001799718360868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0178877771995989">
                <text:p>0.001788777719959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0177793491913376">
                <text:p>0.001777934919133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0176718964691336">
                <text:p>0.001767189646913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0175654154426279">
                <text:p>0.001756541544262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0174599020798017">
                <text:p>0.001745990207980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0173553519391068">
                <text:p>0.001735535193910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0172517601998755">
                <text:p>0.001725176019987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0171491216910857">
                <text:p>0.001714912169108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0170474309185562">
                <text:p>0.001704743091855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0169466820906445">
                <text:p>0.001694668209064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0168468691425167">
                <text:p>0.001684686914251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0167479857590581">
                <text:p>0.001674798575905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166500253964878">
                <text:p>0.001665002539648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00165529813027426">
                <text:p>0.001655298130274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00164568465366883">
                <text:p>0.001645684653668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00163616139862174">
                <text:p>0.001636161398621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0016267276385289">
                <text:p>0.00162672763852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00161738263299641">
                <text:p>0.001617382632996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00160812562934868">
                <text:p>0.001608125629348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00159895586404612">
                <text:p>0.001598955864046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00158987256401703">
                <text:p>0.001589872564017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00158087494790813">
                <text:p>0.001580874947908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00157196222725804">
                <text:p>0.001571962227258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00156313360759773">
                <text:p>0.001563133607597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00155438828948188">
                <text:p>0.001554388289481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00154572546945475">
                <text:p>0.001545725469454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00153714434095418">
                <text:p>0.001537144340954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00152864409515694">
                <text:p>0.001528644095156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00152022392176879">
                <text:p>0.001520223921768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00151188300976211">
                <text:p>0.001511883009762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00150362054806402">
                <text:p>0.001503620548064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00149543572619784">
                <text:p>0.001495435726197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014873277348803">
                <text:p>0.00148732773488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0014792957665771">
                <text:p>0.00147929576657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00147133901601913">
                <text:p>0.001471339016019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00146345668068151">
                <text:p>0.001463456680681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00145564796122767">
                <text:p>0.001455647961227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0014479120619203">
                <text:p>0.00144791206192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00144024819100125">
                <text:p>0.00144024819100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00143265556104201">
                <text:p>0.001432655561042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0014251333892666">
                <text:p>0.00142513338926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00141768089784833">
                <text:p>0.001417680897848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0014102973141821">
                <text:p>0.00141029731418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0014029818711336">
                <text:p>0.00140298187113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00139573380726679">
                <text:p>0.001395733807266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00138855236705096">
                <text:p>0.001388552367050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00138143680104854">
                <text:p>0.001381436801048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00137438636608492">
                <text:p>0.001374386366084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00136740032540126">
                <text:p>0.001367400325401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00136047794879142">
                <text:p>0.001360477948791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00135361851272386">
                <text:p>0.001353618512723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00134682130044961">
                <text:p>0.001346821300449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00134008560209703">
                <text:p>0.001340085602097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00133341071475419">
                <text:p>0.001333410714754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00132679594253982">
                <text:p>0.001326795942539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0013202405966633">
                <text:p>0.00132024059666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00131374399547462">
                <text:p>0.001313743995474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00130730546450487">
                <text:p>0.001307305464504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00130092433649777">
                <text:p>0.0013009243364977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00129459995143308">
                <text:p>0.001294599951433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00128833165654218">
                <text:p>0.001288331656542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00128211880631654">
                <text:p>0.001282118806316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00127596076250936">
                <text:p>0.001275960762509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00126985689413111">
                <text:p>0.001269856894131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00126380657743917">
                <text:p>0.001263806577439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00125780919592208">
                <text:p>0.001257809195922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00125186414027882">
                <text:p>0.0012518641402788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0012459708083934">
                <text:p>0.00124597080839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00124012860530516">
                <text:p>0.001240128605305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00123433694317513">
                <text:p>0.001234336943175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00122859524124866">
                <text:p>0.001228595241248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0012229029258147">
                <text:p>0.001222902925814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00121725943016195">
                <text:p>0.001217259430161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00121166419453218">
                <text:p>0.001211664194532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00120611666607087">
                <text:p>0.001206116666070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00120061629877553">
                <text:p>0.001200616298775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00119516255344176">
                <text:p>0.001195162553441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118975489760737">
                <text:p>0.001189754897607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00118439280549472">
                <text:p>0.001184392805494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00117907575795136">
                <text:p>0.001179075757951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00117380324238929">
                <text:p>0.001173803242389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0011685747527229">
                <text:p>0.00116857475272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0011633897893057">
                <text:p>0.00116338978930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00115824785886609">
                <text:p>0.001158247858866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00115314847444221">
                <text:p>0.001153148474442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00114809115531601">
                <text:p>0.001148091155316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00114307542694668">
                <text:p>0.001143075426946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00113810082090347">
                <text:p>0.001138100820903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00113316687479813">
                <text:p>0.001133166874798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00112827313221687">
                <text:p>0.001128273132216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00112341914265218">
                <text:p>0.001123419142652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00111860446143431">
                <text:p>0.0011186044614343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0011138286496627">
                <text:p>0.00111382864966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0011090912741373">
                <text:p>0.00110909127413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00110439190728998">
                <text:p>0.001104391907289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00109973012711591">
                <text:p>0.001099730127115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0010951055171051">
                <text:p>0.00109510551710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00109051766617411">
                <text:p>0.001090517666174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00108596616859801">
                <text:p>0.001085966168598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00108145062394256">
                <text:p>0.001081450623942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00107697063699672">
                <text:p>0.001076970636996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00107252581770551">
                <text:p>0.001072525817705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00106811578110324">
                <text:p>0.001068115781103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00106374014724714">
                <text:p>0.001063740147247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00105939854115148">
                <text:p>0.001059398541151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0010550905927221">
                <text:p>0.00105509059272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0010508159366915">
                <text:p>0.00105081593669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00104657421255437">
                <text:p>0.001046574212554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00104236506450374">
                <text:p>0.001042365064503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0010381881413676">
                <text:p>0.00103818814136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